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Apple Color Emoji" svg:font-family="Apple Color Emoji"/>
    <style:font-face style:name="Heiti TC Light" svg:font-family="Heiti TC Light"/>
    <style:font-face style:name="LiHei Pro" svg:font-family="LiHei Pro"/>
  </office:font-face-decls>
  <office:automatic-styles>
    <style:style style:name="P1" style:family="paragraph" style:parent-style-name="Standard">
      <style:text-properties style:font-name="Heiti TC Light" fo:font-size="12.0pt" fo:background-color="#868686"/>
    </style:style>
    <style:style style:name="P2" style:family="paragraph" style:parent-style-name="Standard">
      <style:paragraph-properties fo:margin-bottom="0.1667in"/>
      <style:text-properties style:font-name="Heiti TC Light" fo:font-size="12.0pt" fo:background-color="#e0e0e0"/>
    </style:style>
    <style:style style:name="P3" style:family="paragraph" style:parent-style-name="Standard">
      <style:paragraph-properties fo:margin-bottom="0.1667in"/>
      <style:text-properties style:font-name="Heiti TC Light" fo:font-size="12.0pt" fo:background-color="#ececec"/>
    </style:style>
    <style:style style:name="P4" style:family="paragraph" style:parent-style-name="Standard">
      <style:paragraph-properties>
        <style:tab-stops>
          <style:tab-stop style:position="0.3937in"/>
          <style:tab-stop style:position="0.7874in"/>
          <style:tab-stop style:position="1.1811in"/>
          <style:tab-stop style:position="1.5748in"/>
          <style:tab-stop style:position="1.9685in"/>
          <style:tab-stop style:position="2.3622in"/>
          <style:tab-stop style:position="2.7559in"/>
          <style:tab-stop style:position="3.1496in"/>
          <style:tab-stop style:position="3.5433in"/>
          <style:tab-stop style:position="3.9370in"/>
          <style:tab-stop style:position="4.3307in"/>
          <style:tab-stop style:position="4.7244in"/>
        </style:tab-stops>
      </style:paragraph-properties>
      <style:text-properties style:font-name="LiHei Pro" fo:font-size="12.0pt"/>
    </style:style>
    <style:style style:name="T1" style:family="text">
      <style:text-properties fo:color="#052726"/>
    </style:style>
    <style:style style:name="T2" style:family="text">
      <style:text-properties style:font-name="Apple Color Emoji"/>
    </style:style>
    <style:style style:name="TableColumn1" style:family="table-column">
      <style:table-column-properties style:column-width="3.4625in" style:rel-column-width="32767*"/>
    </style:style>
  </office:automatic-styles>
  <office:body>
    <office:text>
      <text:p text:style-name="P1">陳真   |  2018.11.30 03:20   |   <text:a xlink:type="simple" xlink:href="http://palinfo.habago.org/Entry?Command=Information_PrintForum&amp;iPage=44#FORUM37106"><text:span text:style-name="T1">#</text:span></text:a></text:p>
      <text:p text:style-name="P2">(續 2018.11.28) <text:line-break/><text:line-break/>我看台灣人對於這次台北市公然作票的骯髒選舉之冷漠反應，甚至反過來攻擊、嘲諷與羞辱丁守中，感覺很心寒。這個島，每天民主法治喊個不停，實際上卻只是一種內涵空洞的口號，藉以催眠，藉以自我陶醉。 <text:line-break/><text:line-break/>作票並不一定是把票憑空做出來。作票指的是，動用各種非法或不公平手段，操弄雙方得票數。比方說廢票的認定標準不一，比方說刻意在投票所的地點選擇上或內部空間設計與動線上動手腳，藉以逃避監督開票或代領代投，或藉以污染對手選票以作廢，或是用各種方法降低對手的投票率等等等。 <text:line-break/><text:line-break/>比方說，今年很多老人或軍公教因為年金及退休金被砍，對柯文哲及人渣黨很不滿，於是，想方設法減少老人及軍公教的投票率，就能有效打擊對手。你想，幾個老人能夠在大太陽底下排隊排個至少一、兩小時等投票？有多少選務人員因為選務繁忙而放棄投票？ <text:line-break/><text:line-break/>這類手段，行之有年，有的明顯非法，有的隱晦而難以認定 (除非全面清查指紋或調閱往往不存在的錄影帶等等)。至於像今年這樣的骯髒程度，則是台灣選舉史上前所未見，居然下午四點理應結束投票之後，卻還能一邊開票一邊投票長達將近四小時，並任由柯文哲一方動員棄保，緊急 "搶救" 柯文哲。還有比這更骯髒更荒唐更非法的選舉嗎？<text:line-break/><text:line-break/>大約一兩個月前吧，我就曾提到過，想贏人渣黨，除非贏很多才有可能贏；若只是贏個三萬、五萬票，人渣黨只要在投票過程中用各種方法操弄一下或動點手腳，你馬上就會輸掉選舉，一如丁守中。他百分之百是贏了，但光贏個兩、三萬票或三、五萬票是絕對不夠的。 <text:line-break/><text:line-break/>類似言論在黨外時期很常聽到，亦即你想贏就得贏很多很多，多到讓對方不管怎麼作票都作不掉才行，否則是根本贏不了的。 <text:line-break/><text:line-break/>我看到市面上一些混蛋嘲笑丁守中說，如果他要捍衛民主，那就應該驗票之後就算翻盤，也該放棄勝利，要求重選才對。這類低能的酸言酸語，充斥整個台灣社會，非常不可思議。台灣人很熱衷於選舉及其結果，但卻對於選舉過程中應有的正當性與公平性卻絲毫不重視，甚且刻意踐踏之。 <text:line-break/><text:line-break/>你若參加賽跑，有人作弊，搶了你的冠軍。你透過申訴獲得平反，贏回應有的獎牌。這時候，倘若有人羞辱你說你很自私耶，你只是愛自己的獎牌，怎麼不要求重新再跑一次？或是怎麼不要求把所有的舞弊行為一一全部抓出來才罷休？你聽了這種低能的批評，做何感想？你覺得批評者有可能真的這麼蠢嗎？當然不是。他不是蠢，而是心眼邪門。抓出所有舞弊是司法機關的義務，不是受害者的責任。 <text:line-break/><text:line-break/>很多人可能不知道底下報導的這件事。就在今年五、六月，人渣黨舉行全國黨代表選舉。就以高雄選區來看，竟然出現投票率96％的奇蹟。甚至還有高達99%的投票率。作票作得無法無天。 <text:line-break/><text:line-break/>後來，落選者不服，決定重選，投票率頓時下降了兩成五。而且，更不可思議的是：重新投票的結果竟然完全翻盤！原先當選的 12人，統統落選，而原先落選的 12人，則全部當選。這麼離譜的選舉，有人因為舞弊而被司法偵辦嗎？沒有。呂秀蓮對此感嘆「民進黨失去黨德和黨魂」。 <text:line-break/><text:line-break/>呂秀蓮講得很好聽，講得好像這樣的醜事很特別，很令人意外，講得好像人渣黨只是 "最近" 才 "失去黨德和黨魂"。但我跟各位說，呂秀蓮存心就是在胡扯。這樣的事哪能算是 "新" 聞。民進黨建黨有幾年，類似的事就有幾年。 <text:line-break/><text:line-break/>你應該問的是：到底人渣黨的黨德和黨魂曾經存在嗎？或是曾經存在幾年？我若用最低最寬鬆的道德標準來看待，人渣黨的 "黨德和黨魂"，只曾存在頂多大約4年，亦即從1986-1990，這個黨其實就已壽終正寢，讓舊國民黨給借屍還了魂，並逐年加速腐敗，直至臭不可聞。 <text:line-break/><text:line-break/>關於人渣黨的貪婪與腐敗，有些事，我可是有證據的，親身經歷百分之百肯定的，但我常常很猶豫該不該講，每次話到嘴邊就縮回去，因為不想惹禍，但我也許可以用一些經過修改的方法來陳述，避免猜出當事人是誰；因為 "是誰" 並不重要；在一片扯爛污之中，重點並非究竟 "是誰"，而是究竟還有 "誰不是"。 <text:line-break/><text:line-break/>故事簡單可以這麼說：我年少時 (當時民進黨內唯一一個學生)，曾經很單純或說很愚蠢，以為醜事只是民進黨建黨初期的少數害群之馬之所為，經常很痛心地當面質問領導們為何不處理黨內各種扯爛污 (包括買票包工程拿回扣收紅包甚至包娼包賭炒地皮等等等)？領導總是很慈祥很睿智地勸我說："做大事者不拘小節"。 <text:line-break/><text:line-break/>幾年後，我很驚訝地發現：原來那些醜事真的全是 "小節"，根本就是 "蠅頭小利"，而真正的龐大齷齪行徑與貪贓枉法，竟然就是我原本敬重的領導班子這一群人之所為。 <text:line-break/><text:line-break/>但我當時依舊對這個黨仍不死心，我總以為它好歹勝過國民黨吧？！直到1994年，我真的絕望了，它根本就是舊國民黨的化身，甚且是變本加厲的偽君子，好話說盡，壞事做絕，而且一堆舊國民黨的人渣全湧進黨裏來，於是我就退了黨。 <text:line-break/><text:line-break/>1998年，人渣黨開始炒作仇中反華 (所謂 "愛台灣")，挑撥族群仇恨，並且充當美日走狗努力傷害台灣的長遠未來，乃至違反人性破壞各種普世價值，藉以奪取權力與私人暴利，這就完全不是我所能忍受，於是我就開始同它誓不兩立。 <text:line-break/><text:line-break/>陳真 2018. 11. 30. <text:line-break/><text:line-break/>====================== <text:line-break/>太誇張 民進黨黨代表重選 落選當選人對調 <text:line-break/><text:line-break/>2018年06月05日 <text:line-break/><text:line-break/>中國時報 李義、崔慈悌／綜合報導 <text:line-break/><text:line-break/>太誇張！民進黨全國黨代表高雄選舉出現投票率近96％怪現象，3日舉行重選後，投票率降至73％，結果卻完全翻盤，原先當選的12人全落選，落選的12人則全當選；無怪乎，前副總統呂秀蓮感嘆「民進黨失去黨德和黨魂」。 <text:line-break/><text:line-break/>調查發現，南區信義國小投開所是報票員口誤，例如2號8票直接報出28，計票員也未發現錯誤就直接記錄。但大旗美區投票所，投票的人不多，投票率卻增高，堪稱創黨以來首見怪現象，甚至出現黨員領票時，票已被領走，監票人員竟拿別人的選票給他投，還牽著他的手蓋在別人的領表處。 <text:line-break/><text:line-break/>3日重新選舉，黨中央派黨工南下主持選務，選舉結果更啟人疑竇，12名日前當選的黨代表全數落選，新當選者皆是當天的落選者，等同坐實選務確實出現大問題。 <text:line-break/><text:line-break/>司法界人士指出，黨代表屬內部事務雖然冒領選票涉及偽造文書罪嫌，但檢方仍可主動偵辦；如果是縣市長、立委及議員等公職初選發生這種情形，就涉及《選罷法》。</text:p>
      <text:p text:style-name="P1">王修亮   |  2018.11.29 15:11   |   <text:a xlink:type="simple" xlink:href="http://palinfo.habago.org/Entry?Command=Information_PrintForum&amp;iPage=44#FORUM37105"><text:span text:style-name="T1">#</text:span></text:a></text:p>
      <text:p text:style-name="P3">黑暗(三) <text:line-break/><text:line-break/>踩著黑夜閒談於新店溪畔，是母女最愛的日常之一。 <text:line-break/>在思辯的語言中，時間彷彿隨者兩人的相詰相和，停滯在不知不覺的虛擬世界。 <text:line-break/>無感於分秒的流逝，偶而掠過風草影動、魚躍輕聲，一驚而醒，方知人間如舊，萬物仍悄然運轉。 <text:line-break/><text:line-break/>爭論時或喜或悲，或帶著點兒嗔怒，歸途總是寂靜安然，夜氣充盈。 <text:line-break/>是啊！難免有時帶點兒嗔怒，獨立的兩個人，獨立的價值與方法，天然的親密使一言一動無可避免的真誠而出，情真則意切，難怪聖人也易子而教。 <text:line-break/>但無妨，真誠使得這一切都無妨。 <text:line-break/><text:line-break/>因為甚麼呢？ <text:line-break/>是這近月的選舉吧！夜氣惡質起來，熊姐久已不曾的殺戮噩夢又開始頻仍，連我都夢見了血腥滿地的場景。 <text:line-break/>「戰」的氣息彌天漫地而來，我與熊姐單純的心智被撕拉扯碎，完全不參與，只是路過的旁觀，仍然傷殘得見骨見血。 <text:line-break/>無可奈何，兩腳終歸還是得踩在眾人同處的土地上，無法逃避，無法消失。 <text:line-break/><text:line-break/>河畔的閒步，因此在近月增添了許多焦躁，兩人相互提醒，勉強維持著清明，小心翼翼處理著彼此的不安與黑暗。 <text:line-break/>夜氣裡潛藏著無影的陰沉。 <text:line-break/><text:line-break/>「媽，我不在乎人，一點都不在乎。這個世界從來沒有因為人而更美好，只有更壞。人傷害了所有的生命與自然環境，我希望人類儘快滅絕吧！」 <text:line-break/>熊姐會這麼說，需要的是親情的認同，不是辯論。 <text:line-break/>「是啊！即使人類所創造的藝術如此美好，也無法弭補這些破壞。甚至許多所謂的藝術，本身就破壞一切。」 <text:line-break/><text:line-break/>「最近公投這些議題，我一點都不在乎，人怎麼搞都是死光了好！可是我不能忍受小孩子受到傷害。小孩子和動物一樣，都是天然的、未受污染的自然生命，但經過人工教育、完成人性學習，就變成越來越汙穢的東西，我就無法喜歡他們，成人是很可怕的。」 <text:line-break/>因為如此，他才一直保有自己的單純，無法跨入社會嗎？ <text:line-break/>那又如何？ <text:line-break/>「單純自然也可以培育出不一樣的人性啊！也是要看受到怎樣的教育吧！孩子和動物的美好，是因為能夠真誠的面對自然本能，即使發揮的是自私的生存本能，也不會因此貪婪，只取自足，不造成浪費與獨攬。這個自私就不能稱為人性的自私，只是美好的本能。成人受到社會影響，有了選擇權，選擇了不同於本能的面向，放棄本能的提升，搞不清楚甚麼叫做多餘，多餘的也不願意提供給他人，自足的美好無法提升為分享，就貪婪浪費起來了。文化是非常龐大而完備的，你可以自覺的選擇，成為常保赤子的成人。」 <text:line-break/><text:line-break/>「有時候好煩鬱，好孤獨，你死了我怕再也沒人可以談心了。」 <text:line-break/>「我們都很難找到同類，甚至常常還被他人利用我們的特質去牟利，傷害我們。就像去年來找你的那位心理學教授，透過我的臉書知道你有自閉症，又擁有繪畫專長，竟然藉他的心理學知識運作溫情手段，利用你為他免費畫繪本。確實，我們很難找到同類，但是『很難』不表示『沒有』，我們的心靈會在大氣裡瀰漫，會彼此慢慢的碰觸到，你專心用畫來傳達，有一天會找到的。即使找不到，你仍然可以用你的畫，來說出你的心，繪畫使你不會那麼孤獨。」 <text:line-break/><text:line-break/>人需要朋友嗎？ <text:line-break/>某些人，是不是注定孤獨？即使有了朋友，最深沉的孤獨仍然難以言說紓解？ <text:line-break/>那也無可奈何，我只能盡己之力，在死前讓女兒更成熟更睿智，讓他擁有足以面對孤獨與黑暗的能力與耐力。 <text:line-break/>我只能盡力。</text:p>
      <text:p text:style-name="P1">陳真   |  2018.11.28 20:28   |   <text:a xlink:type="simple" xlink:href="http://palinfo.habago.org/Entry?Command=Information_PrintForum&amp;iPage=44#FORUM37104"><text:span text:style-name="T1">#</text:span></text:a></text:p>
      <text:p text:style-name="P2">【Yahoo論壇／唐湘龍】難道沒有比「挺阿伯」更高的價值嗎？ <text:line-break/><text:line-break/>節錄。全文見：https://goo.gl/SJ7dGr <text:line-break/><text:line-break/>政事觀察站 <text:line-break/><text:line-break/>2018年11月28日 <text:line-break/><text:line-break/>丁守中實在太虛偽了。面對一場非常辛苦、被小偷偷走的勝利，捍衛自己的權益，自費驗票，準備選舉訴訟，竟然還需要找冠冕堂皇的理由。 <text:line-break/><text:line-break/>必須要面對柯粉全面毫無是非的護航，全面地帶風向，抹黑受害的丁守中。就算是中性的選民，也不斷地要求，丁守中必須「提籃假燒金」，包裝一套捍衛民主、法治、人民權益的理由，才能夠冠冕堂皇尋求這場骯髒選舉的司法平反。 <text:line-break/><text:line-break/>這種鄉愿的國度，談起民主、法治、人權、自由，不過是往自己臉上貼金的口號。有哪一點經得起政治立場的檢驗？ <text:line-break/><text:line-break/>柯文哲市長應該心知肚明，他根本輸掉了這場選舉。此刻，更不應該拿台灣的民主陪葬。不論你支持的對象是誰，起碼，我們應該有一個共同的認知：在台北，絕對有比支持xxx更重要的事。 <text:line-break/><text:line-break/>什麼是民主？就是公平的選舉。什麼是法治？就是法律保障每一個人合法的權利。異常骯髒的選舉的唯一的獲利者，竟然還可以對受害者指指點點，真是天下奇觀。 <text:line-break/><text:line-break/>作為一個「民主小偷」，在一場極端糟糕、骯髒、違法的選舉中，小贏了3000票，口口聲聲宣稱自己是一個標準程序「S O P控」的柯文哲市長，請問:這一場選舉有哪一個地方符合S O P ？你怎麼好意思宣稱當選？宣稱勝利？ <text:line-break/><text:line-break/>我了解，偷來的勝利，特別需要「洗風向」轉移焦點、扭曲事實，攻擊受害者。這不只是霸凌，今天趕在這個違法基礎上面發言的，近乎不要臉。所有發言的基礎，無非就是「我寧可柯文哲骯髒贏，也不想看到丁守中乾淨輸」。 <text:line-break/><text:line-break/>有些事，可以當證據，但不一定能說服法官。因為法官的心証有多寬？沒有人知道。比如說，一邊開票、一邊投票，這種連第三世界國家都不會發生的事，這還叫做「秘密投票」嗎？ <text:line-break/><text:line-break/>四點鐘之後，還不斷地有人在網路上「落人」去投票「挺阿伯」，許多開票所的監視器拍到四點鐘之後，仍然有人插隊、加入排隊，幾乎沒有任何限制，這也叫做公平選舉嗎？ <text:line-break/><text:line-break/>民調顯示，丁守中的支持者年齡較高，投票過程冗長，已經對丁守中非常不公平，投票日的上午，不分朝野，都已經向中央選委會、台北市選委會反映， 但是，由台北市副市長林欽榮兼任的選委會主任委員卻毫無作為。 <text:line-break/><text:line-break/>台北市今年有非常多選務人員，因為投票所太忙，無法離開，放棄了自己的投票權。這也可以容忍嗎？ <text:line-break/><text:line-break/>相對於投票人口比台北市多出50%的新北市，臨時調動5000個票櫃，仍能順利地投開票，台北市政府沒有責任嗎？<text:line-break/><text:line-break/>當四點鐘之後，還有六成以上的投票所沒有完成投票，開始進入史上最荒謬邊投票並開票，七點鐘，還有許多投票所尚未完成投票，但是，已經有三個縣市宣布當選，而台北市已經有候選人準備宣布敗選。請問，你有看過投票截止之後才開始發作的「棄保效應」嗎？ <text:line-break/><text:line-break/>這種不只違反選罷法，更違反了基本民主信念的投票亂象，法官哪裡還有心証的空間？一個稍微有水平的法官，就應該像是夠水準的裁判一樣，直接宣布「沒收比賽」。法官應該直接「沒收選舉」，宣布選舉無效。這才是彰顯、推進台灣民主水平唯一該做的判決。 <text:line-break/><text:line-break/>這場選舉，丁守中沒有玩弄藍綠、沒有訴求統獨、沒有操弄棄保、沒有放任家人亂咬對手、沒有在任何公開場合哽咽落淚、沒有發出任何求救訊號，通通都沒有。為什麼？因為丁守中根本不屑，丁守中只想談政策、推政策。 <text:line-break/><text:line-break/>另外一位市長候選人吳蕚洋說的很對，這是「毒果樹理論」，當程序已經違法，哪裡還有必要討論選舉的結果？應該對所有的選票提出假扣押，並提出假處分，暫緩公告當選，暫緩發出當選證書。台灣大學已經一年了沒有校長，台北沒有市長，有這麼嚴重嗎？ <text:line-break/><text:line-break/>任何人都不應該偷走台灣、台北的民主價值。不能因為最後的選票表面上對自己有利，對整個過程的骯髒、離譜，都視若無睹，把偷來的珠寶，講成是撿來的珠寶，逼著受害者吞忍。 <text:line-break/><text:line-break/>請所有的柯粉們放心，不用擔心如果重選，丁守中會輸更多。如果是這樣，那不是兩全其美？讓柯文哲面子、裡子都賺到。 <text:line-break/><text:line-break/>丁守中絕對可以乾淨輸，絕對不會讓柯文哲骯髒贏。「民主的小偷」就是全民公敵。#</text:p>
      <text:p text:style-name="P1">陳真   |  2018.11.28 20:14   |   <text:a xlink:type="simple" xlink:href="http://palinfo.habago.org/Entry?Command=Information_PrintForum&amp;iPage=44#FORUM37103"><text:span text:style-name="T1">#</text:span></text:a></text:p>
      <text:p text:style-name="P3">偶而看到一些媒體文字，對丁守中之驗票與提告多所嘲諷，讓我感到很不可思議，非常反感。其中有些太過於低能的批評，例如罵丁守中什麼 "貪心" 啦，"輸不起" 啦等等，這類低能回應也就沒有什麼好說的了。 <text:line-break/><text:line-break/>也有人嘲笑說他如果覺得四點以後一邊開票一邊投票而且還一邊發動棄保之舉不對，為何不當場喊停？為何要等到開完票才抗議？意思是說，丁守中心存僥倖。這類貌似清高的道德批評更令人厭惡。 <text:line-break/><text:line-break/>這就好像說，你參加賽跑，跑到一半，發現有人作弊，請問你是當場喊停要求大家重新跑過？還是等跑完再來處理？這兩種作法當然都可以，哪來道德高下之分？哪來所謂心存僥倖？這兩種作法，道德上都沒問題，法律意義上也沒問題。就如同有人倘若在車上被人性騷擾，難道她必須在第一秒鐘就馬上喊色狼，才具有提告之道德正當性？ <text:line-break/><text:line-break/>我回應這類蠢話，感覺很無奈，難道我是在教幼兒園的小朋友嗎？我相信，講這些蠢話的人並不是真的這麼蠢，倘若受害者是他自己，我敢保證這類清高人士絕對比誰都還在乎權益之受損。 <text:line-break/><text:line-break/>人們之所以輕鬆寫意地講這些低能無聊的酸言酸語，並不是因為他 "不懂" 得是非善惡，而是因為他根本 "不在乎"，因此也不會有義憤，簡單說就是："那是你家的事啦。" 亦即把公眾事務的正當性給扭曲矮化成一種純屬他人的利益，甚至醜化成一種私利與貪婪。 <text:line-break/><text:line-break/>這樣一種狀況其實一點都不陌生，每天在醫院就能見識到無數來自醫護人員的這等嘴臉，非常痛苦。你是你，我是我，你家的事關我什麼事？如果說做為一個醫生到底有何種痛苦最為巨大？我想這就是了。為了和諧 (你總不可能每天隨時隨地發怒或仗義執言)，你經常得眼睜睜看著各種冷漠的嘴臉與傷害，加諸在那些最為弱勢的病人身上。 <text:line-break/><text:line-break/>曾經有人如此形容吾友柏楊先生，說他平常為人挺好挺溫和的，但是當他提起一些有關是非曲直的事時，如果你跟他說："哎呀，算了算了，別計較啦"，柏楊就會馬上變成一頭 "火牛"，大發雷霆。他就是無法忍受這種道德上的鄉愿。 <text:line-break/><text:line-break/>我能理解柏楊。長年以來，在某些個性的面向上，我常覺得自己跟他似乎還有那麼幾分像，只是我膽子小，個性更柔上許多，我不會變成 "火牛" (柏楊語)，而是變成夜裏的蝙蝠，怕光，怕吵，厭惡這個光鮮亮麗滿口言語的蒼白世界，因此遠離人群，儘可能躲在山洞裏，直到夜幕低垂萬籟俱靜才起飛。 <text:line-break/><text:line-break/>講點題外話。二、三十歲之前，我的口才很好，聲名遠播，一個打十個、百個都沒問題，口才好到連我自己都怕，似乎沒有什麼是我說服不了他人的事。 <text:line-break/><text:line-break/>但是，三十多歲之後，也許受了維根斯坦的影響或是大腦語言區出了什麼問題，突然就變得不會講話了，要我當眾講話或接受採訪或演講什麼的，簡直就是要我的命，即便私下與人交談，我亦大多無言；怪物感始終揮之不去，總感覺自己就像個怪物。 <text:line-break/><text:line-break/>每次被迫當著大家的面講話，事後都得花上好幾個星期的時間自我療傷止痛，因為我心知肚明，人們肯定也會覺得我方方面面就像個異類；格格不入的怪物感，非常難受。 <text:line-break/><text:line-break/>但我想，我的腦子應該沒有壞掉，語言區概念區說不定還比過去更加發達，只是面對不搭的世界，心裏怕了，尷尬了，詞窮了；我，幾乎成為我唯一的聽眾，每天對自己說話。多年來，常有這麼一幅景象浮現腦海：大海之濱的一個夜裏，浪濤洶湧，倘若有個跟我來自同一世界的怪物，我相信，我能好好說上一個個有關數字與概念、語言和生命的故事。</text:p>
      <text:p text:style-name="P1">王修亮   |  2018.11.28 20:10   |   <text:a xlink:type="simple" xlink:href="http://palinfo.habago.org/Entry?Command=Information_PrintForum&amp;iPage=44#FORUM37102"><text:span text:style-name="T1">#</text:span></text:a></text:p>
      <text:p text:style-name="P2">有關黑暗的母女對話(一) <text:line-break/><text:line-break/>我是思考能力極慢的人，無法從單一事件即時進行某種評論，非得累積到某個時間長度與是件厚度的浸染，逐漸感受其間的關聯、互動，再讓那思惟自由盤桓於心臆之間許久，才能逐漸醞釀出一點感悟。 <text:line-break/>只是階段性感悟，沒有答案，許多的感悟，也會在十年、二十年、三四十年之中幾度重新醞釀，再次化為種子，再次生根結果，脫胎換骨為新的領悟而已，一直沒有答案。 <text:line-break/>人生是永恆的學習旅途，至少，死亡絕不是終點。 <text:line-break/><text:line-break/>這是隔了許久的一些領悟了，但是自我的內思，和社會流行何須交集。 <text:line-break/>另一個悲傷之念興起：台灣少見持續的省思，事過境遷，隨風消逝，人群，在洪流中繼續混沌。 <text:line-break/><text:line-break/>早先某友在華山的案子發生時，於臉書上寫過一些疑惑，那也是我長年的疑惑。 <text:line-break/>但是，似乎是這個社會被切割撕裂得太久了，某友文下所有的回應在我看來，幾乎都是兩極之語，某友思考的是疑惑，回應者們卻沒什麼探討，幾乎都是各自端點的道德與正義論斷。 <text:line-break/>如果極端的道德與正義可以解決黑暗，那還需要思考嗎？ <text:line-break/>但是，彷彿只要談到思考，談到反省，你這人就一定是支持廢死或死刑，不懂體恤被害人或不人道，就是你家人被殺再來說這種話或無良知。 <text:line-break/>理想與實務，正如身與心是兩個極端，但是一個人必然同時擁有身心兩者，理想與實務怎麼可能偏廢！ <text:line-break/><text:line-break/>「媽，新聞又在炒死刑和廢死，真令人厭惡。」 <text:line-break/>「從鄭捷到華山，輿論一直都只見這兩種極端論戰，任何說法，也都被歸類到這兩種極端。彷彿除了死刑與廢死，除了憐憫兇手與報復兇手，不再有第三種思維。可是，我們從小就學習過思維是有層次的，有深度與廣度的。」 <text:line-break/>「殺人者死，傷及盜抵罪。這是亂世裡最簡單的原則。如果傷及盜應該抵罪，那殺人者為甚麼不該死？」 <text:line-break/>「如果傷盜及殺人出於不得已，又該如何抵罪？如果為了救人呢？傷、盜、殺人者，從殘虐→惡意→私心→無知→誤解→不得已→助人，層次並不井然，有許多重疊模糊之處，如何判斷？如何處刑？ <text:line-break/>昨天另一位家長也傳了訊息給我，是華山事件的某個討論串。我看著那些評論，大多是兇手的同學與好友，也都很迷惑，他們與殺人者都是相當親密的人，一起觀察大自然、登山、愛護動物，甚至有談論心事的密友。無法理解這個『好人』為甚麼會有這一個面向？其中還有一位提到，常常在別的事件裡，會聽到家人說：『他很乖啊！不可能做這種事。』現在終於理解這句話不是推託與偏心，華山事件殺人者真的是好人，為甚麼會做出這種事？」 <text:line-break/><text:line-break/>「我還是不明白，每個人應該在某些生活細節裡，會不自覺地顯露出自我的多重黑暗，例如：虐待小動物或某種奇怪的行為，例如：看到死亡時的一霎那微笑或眼睛裡注視的神情，通常這些行為都會引起旁人的疑惑或厭惡。是不是他的朋友同學刻意忽略呢？」 <text:line-break/>「也許他活著就是很壓抑，只是不想說，控制著不表現，怕別人不喜歡他。也許他從流行的雞湯這一類的書籍裡，學習到表象的隱藏技巧，自己偶而顯透出黑暗時，立刻將心情投入很光明的角度去思考善，開始覺得飽滿，黑暗還來不及自知，就在自己的內心以『心情低落』『偶而沮喪』的姿態被掩蓋過去了。」 <text:line-break/><text:line-break/>「心情低落和沮喪的原因非常多，未必是黑暗，也未必需要深究，但是自己要知道是哪一種啊。」 <text:line-break/>「是啊！因果糾結有些是極淺顯的，有些深藏，有些來自外，有些來自內。在一層層如洋蔥的思維層次之內，我們都有個無可取代的價值核心，這是從學習發展出來的價值核心，塑造了我們的人格與行為。 <text:line-break/>從法家韓非的論點來說，人性一如動物，是無情的，即使親子手足，互動的基礎仍然是利益，因此人格不足以為群體標準，所以需要明確的法律作為人類行為的規範。 <text:line-break/>孔孟當然不這麼認為，墨翟更以兼相愛為人之本性。 <text:line-break/>哪一種是真實的人性與人格？是善或是惡？ <text:line-break/>我年輕的時候，認為天下皆孔孟，天性遼闊而相近，學習過後的價值核心必然相類，只是某些人缺乏學習機會或是各人學習方向不同，因此在成長過程中無法成熟。現在則理解萬家分歧，即使透徹了孔孟的心法深意，我自己願意選擇的，才是人性！ <text:line-break/>人性是人工教育養成的，因為人自我的取捨和天性有很大的差異，從殘虐→惡意→私心→無知→誤解→不得已→助人，人的殘虐或無良，只要經歷過基礎教育，都不是真正的無知，而是自我的選擇。」 <text:line-break/><text:line-break/>「沒有經歷基礎教育的呢？或者，這個國家的基礎教育就是廢棄扭曲了呢？」 <text:line-break/>「那當然就無解了！因為人性並非本能，而是經由人群的相互琢磨，逐漸發展出來的法則，於歷史文化裡凝聚了厚度，成為家庭與社會的傳承。鑄造為洋蔥的價值核心，包含了肉慾到心靈。 <text:line-break/>經由生活歷練，層層長出，層層相包，每一層之間或許相融，或許相斥，運作成隱藏的黑暗到光明。但若不深觀細思，是不自知的，只能看見自己最外面那層皮膜。 <text:line-break/>表層有看得到的光明或黑暗，樂觀或悲觀，通常是我們所熟知的自我，但是隱藏在內層深處的，我們把它歸類為偶而的瘋狂或沮喪，甚至只是抱怨，就是剛才所謂的『心情低落或沮喪』，大眾認為只要有愛，這些立刻都會煙消霧散。」 <text:line-break/><text:line-break/>「自以為善沒有溝通的愛，只有語言沒有行動的愛，不研磨適當方法技巧只瘋狂叫囂的愛，偉大到足以深入隱藏核心嗎？我從來不相信這種抱一抱鬧一鬧說幾句奮起向上的方式叫做愛。」 <text:line-break/>「是啊！表象的愛不足以深探和化解，如果環境順心暢意，或是堪可忍受，我們都還足以封存內在，不使它蠢動。但當時運乖違，情緒無可掌控，累積到一定的程度時，引起的瞬間炸裂就非常強烈而可怕。」 <text:line-break/><text:line-break/>「也不是那麼截然，一個所謂喪心病狂的人，內在隱藏著黑暗的人，若存在著某一層光明的皮層，有可能在適當的時間情境，也做出美好的行為。即使他很可能在之後又親手毀壞這個美好。也有的人，他的黑暗只是某一個特殊的皮層，只有在碰到那個皮層時才會爆裂，除此之外，他都很光明健康。」 <text:line-break/>「關鍵就在於是否自知自覺。人性其實是非常複雜的，每個人的狀況都不同，所以黑暗的形式和表達是有萬億種的。所有外人的推論都不是當事人的真實，只有他自己才有辦法找出真實。而且我完全不認識他，也無從推論任何可能。他會殺人的原因，終究只有他自己才能找得到。」 <text:line-break/><text:line-break/>「會想到分屍，就是有思考。」 <text:line-break/>「新聞說這可能是他人幫出的主意。」 <text:line-break/>「有沒有旁人協助是另一種情況，不能混在一起談，情境條件不同，人做事的原因就不同。」 <text:line-break/>「當局者迷，或是旁觀者迷，都是同時發生的，在情境之中，人們像一串洋蔥，串在一起卻又各自獨立，那一串洋蔥裡，彼此各有迷亂之處。不只是他們無法理解兇手，我們也無法以自己的黑暗去推論兇手的情況。」 <text:line-break/>「這個世代的教育，本來就極力避免讓人學習思考黑暗，否則我不會黑這麼久、這麼深。」 <text:line-break/>對外境的探討，開始回歸到母女自身。 <text:line-break/>如果所有的外境批判無法回歸到自身反省，生命永遠只活了半截。 <text:line-break/><text:line-break/>(二)妹妹與我的黑暗 <text:line-break/><text:line-break/>「妹妹，我想到曾經用你成長的黑暗，對學生舉過例子，是在教學內部和學生練習思考琢磨，如何剖析自我，通常學習的方向是向上的、光明的，探索黑暗的存在意義。你回憶起來，我那樣使用你的人生經驗，曾經造成過傷害嗎？」 <text:line-break/>「可能吧！因為當時我仍處在黑暗的掌控之中，不過你使用得很有技巧很有分寸，事前和我討論得十分深入，我反而獲得一些驕傲與成就感。現在我已經自知自覺，過往只是成長的經驗，即使你公開拿我當例子，我不覺得有甚麼影響，人不是互相協助的嗎？」 <text:line-break/>「可能以前我們都需要述說吧！當年我以心懷感激的方式述說你的成長，對我們兩人來說都是修補與治療吧。但是此刻我們都成熟穩重了，不再需要這樣的驕傲與成就了。」 <text:line-break/>「你把我教育的很好，浸飽了你對我的愛，但是黑暗不是那麼容易消融的，他是我成長的骨與肉，已經成為我的一體，所以我努力學習的不是切割他，而是接受他，讓黑暗和光明不是在身心中對抗，而是貼在一起低語歌唱。我不知道要耗費多少人生才能做到，但至少你把我教出信心與方法來了，我相信自己能做到。 <text:line-break/>光與暗是一體兩面的，如同我現在仍然會用刀割自己的手臂、小腿，以前我不想讓你看見，所以割在你不可能發現的地方，但是，我內心還是有一個聲音是希望你發現的，所以在這個猶豫之間，我會顯露出一些奇怪的表情與動作，希望你能察覺。那是自我知覺的，那是一起低語歌唱的契機，因為你愛我，所以終究你會發現，會努力想辦法找到我兩真誠的溝通方法，幫著我對待黑暗。」 <text:line-break/><text:line-break/>「你覺得自己是如何痊癒的？」 <text:line-break/>「我是怎麼能痊癒的呢？沒有，我沒有痊癒，現在我仍然在焦慮時很想傷害自己，但是我自知自覺，透徹看見自己的黑暗，所以我不會讓他不知不覺的操控我，相對的，我就能控制他。即使我要花非常多時間，但我是有控制的，逐漸緩解的，讓他學會與光明共存。我因此有了許多灰色，但這是好的方向。」 <text:line-break/><text:line-break/>「你認為自己已經開始擁有光明嗎？」 <text:line-break/>「應該是有，似乎對光明反而沒有刻意察覺，但是我若沒有光明，就不足以維繫均衡。不過這個社會所謂的光明，幾乎都是刻意忽視了黑暗的光明，反而彷彿美麗的謊言，和我所擁有的不一樣，這個社會的光明是孤獨的、徬徨的、虛假而沒有愛的。」 <text:line-break/><text:line-break/>「我童年時是活在父親的陰影之下的，幼年時我很愛他，但四歲之後，他開始要求我背九九乘法表，要求我的成績分數，並且以他唯一懂得的暴力方式懲罰我，我開始充滿了恐懼。我會不想回家，很希望自己死亡，每天做惡夢，一直到師專離家，恐懼慢慢凝聚成恨意，我恨了父親很多年，直到他過世前，才在他的病床邊回憶著一切，清理一切。然而我終究無法愛他，只能理解他很愛我，只是他自己的生命也充滿了痛苦，很不完整，所以用了不好的方式愛我。 <text:line-break/>五十歲以前，我每次想到母親就流淚，充滿著溫暖光明的淚，想到父親一樣流淚，痛苦而黑暗的淚。 <text:line-break/>但是現在，想到父親和母親，都是一種軟如雲絮的溫柔。沒有黑暗，也沒有光明，只是曾經的存在，使我得以成長成熟的存在，使我得以徹曉生命本質的存在。 <text:line-break/>我的人格本質當然是一個洋蔥，最多的主體皮層信仰著孔孟文化，光明、積極，奮戰不懈，不求人世的回報，但祈求家庭與親友的平安。幾層極薄的屬於父親，膽怯、內向，但也容易狂暴，可以在黑暗炸裂時，拿起鋒利的刀刺向任何傷害我的人，也可以刺向自己。許多層屬於母親，溫柔、優雅，可以傾盡所有幫助別人，但也飽含悲傷，期待著死亡降臨，好讓我結束一切人間的痛苦與疲憊。 <text:line-break/>我當然也擁有社會化的人格洋蔥層，有一層是驕傲，有一層是勢利，有一層是貪婪等等，偶而發作，又很快被自己察覺、化解。但總難免會再起，我也只能隨時警戒。 <text:line-break/>一切都在於自知自覺，是我一直透過思考與反省所知覺的。」 <text:line-break/><text:line-break/>「媽，我認為這些知覺的學習是有期限的，得在記憶所及的時候去思考，如果略過了那個時期，遺忘了那些事件，或許那黑暗就成為一層隱藏的皮層，連自己都不再能想起，不一定在甚麼時候化身為甚麼情緒。但生活的表象上，他就永遠是個某種與內在不同取向的孩子，跟著大家一起成長，成熟，進入美麗謊言的社會。 <text:line-break/>所以，我一直覺得你做的事情很重要，國小教育絕對比大學教育重要，可以保有真誠的知覺，藉以避免未來心靈的謊言。可惜現在的國小教育不在乎這個，放棄甚至排斥這個。 <text:line-break/>缺乏這種真誠的教育，當某個人在某種情境某個原因炸裂，痛苦的、聲嘶力竭地喊叫著黑暗時，這個謊言的社會為了維繫大家的安全美好，就只能阻止他們、忽略他們，甚至歧視他們，然後就規格化了這種步驟，粉飾了表象光明的報復或良知。 <text:line-break/>至於為了某些外在目的，不進行知覺的探討，無知的喊著黑暗與廢死，那我不予置評。」 <text:line-break/><text:line-break/>正如教育的目的是選擇與均衡，要求的是從明德到止於至善，然而，明德相伴的暗惡呢？至善之下的不善呢？這些不是一體的兩個漸層面像嗎？ <text:line-break/>是一體漸層，不是二分切割。 <text:line-break/>教育和社會如果都以二分法去切割、棄絕，學習不到漸層的起源與發展，選擇與均衡就是架空的虛幻。 <text:line-break/>看不到真實的、無惡無善的黑暗。 <text:line-break/>廢死與死刑也就只是虛幻的口號，都是自欺欺人而已。</text:p>
      <text:p text:style-name="P1">陳真   |  2018.11.28 17:35   |   <text:a xlink:type="simple" xlink:href="http://palinfo.habago.org/Entry?Command=Information_PrintForum&amp;iPage=44#FORUM37101"><text:span text:style-name="T1">#</text:span></text:a></text:p>
      <text:p text:style-name="P3">底下是投給聯合報被退稿的文章。 <text:line-break/><text:line-break/>============================ <text:line-break/><text:line-break/>我們還應該相信選舉嗎？ <text:line-break/><text:line-break/>陳真 2018. 11. 26. <text:line-break/><text:line-break/>選舉勝負，只具現實意義，卻無理念價值。選舉，做為一種確保社會發展與運作的遊戲規則，重要的不是內容，而是形式；重要的不是結果，而是過程。韓國瑜說得對，「寧可乾淨的輸，不要骯髒的贏。」輸贏很重要，但輸贏之上，還有更重要的是非黑白。 <text:line-break/><text:line-break/>做為一個人，基於做為一個人所應具有的基本誠信與正直，理應都無法接受這一次台北市長選舉赤裸裸的無恥舞弊行為。這比直接作票還下流。投票與開票居然重疊三個多小時。試想，當成千上萬的選民在排隊等待投票之前，就已知道開票情況，甚至知道原先所要支持的對象都已經準備要發表敗選感言了，不會產生棄保效應嗎？還會把票投給他嗎？ <text:line-break/><text:line-break/>而且，倘若投票前十天內依法禁止發表民調，倘若選舉活動結束後就不得再從事任何宣傳，以免影響投票意向，那麼，憑什麼在一邊投票一邊開票之際，在那長達三個多小時的荒唐時刻裏，身為地方選務單位負責人的柯姓候選人陣營，卻能藉機非法操作棄保？ <text:line-break/><text:line-break/>做為一個老黨外，幾十年來，我看過、聽過、經歷過無數選舉奧步與作票風波，從未見過像這次台北市長選舉之無恥齷齪程度。如果我們能接受這樣一種完全沒有一絲正當性的選舉，請問選舉究竟有何意義？法律又有何價值？這不是誰輸誰贏的低階問題，這是關於我們到底還要不要相信所謂選舉與法律？還要不要相信誠信與正直之基本價值？抑或是只要心腸夠黑，臉皮夠厚，敢耍陰出老千，一切便可為所欲為？</text:p>
      <text:p text:style-name="P1">李念淨   |  2018.11.28 17:08   |   <text:a xlink:type="simple" xlink:href="http://palinfo.habago.org/Entry?Command=Information_PrintForum&amp;iPage=44#FORUM37100"><text:span text:style-name="T1">#</text:span></text:a></text:p>
      <text:p text:style-name="P2">最近台北市選舉又發現了幾個疑點 <text:line-break/><text:line-break/>1.市長的選票比市議員多三萬票，2.4的比例是其他縣市的1.0的兩倍多 <text:line-break/><text:line-break/>即使有這種特殊情況：例如有台北市民在七月間把自己戶籍調到其他區的人數也不可能這麼多 <text:line-break/><text:line-break/>而且台灣人也不是美國人之類搞分裂投票，一般人都是市長市議員里長全領了一起投，真要說，公投票比選舉票少個三萬以上都還比較合理，因為動線安排不同很多人可能不耐久侯未領票 <text:line-break/><text:line-break/>2.中選會至今仍未公佈台北市長選舉廢票及未領票的數字 <text:line-break/>原本我也只是單純認為是行政怠惰，但聽到這點覺得更是可疑 <text:line-break/><text:line-break/>照理說，以台灣在投票開票快得驚人，選務效率速度比其他國家還快的選舉計票來講（比方美國亞利桑那州參院選舉，光計票就花了一周）全國那麼多縣市比方說新北，比方說選情激烈的高雄，開票速度都贏過台北市甚多，何以唯獨台北市就開到半夜？ <text:line-break/><text:line-break/>而國民黨選前內部預測丁守中在民調贏柯文哲約百分之一，相信白（綠）方內部情資也得到一樣的結果，由於其他縣市都沒有這種三（兩）方混戰的情況，所以有足夠的動機相信白（綠）方敢只在台北這樣做（因為其他縣市只有兩方對決，心意已定的選民根本無需也不必要這樣影響，而只在台北操作可以單純用行政理由搪塞） <text:line-break/><text:line-break/>這次選舉我開玩笑跟我爸爸說，假如民進黨選前沒開記者會沒用奧步，那麼奧步一定會出現在計票或是選後 <text:line-break/><text:line-break/>當所有人都在關注南台灣的時候，結果萬萬沒想用奧步的卻是在沒人想到的台北市長上，隨便預言就隨便中，實在令人驚訝 </text:p>
      <text:p text:style-name="P1">陳真   |  2018.11.28 01:50   |   <text:a xlink:type="simple" xlink:href="http://palinfo.habago.org/Entry?Command=Information_PrintForum&amp;iPage=44#FORUM37099"><text:span text:style-name="T1">#</text:span></text:a></text:p>
      <text:p text:style-name="P3">唐玉好， <text:line-break/><text:line-break/>你講的，基本上都對，台灣往往在同樣的問題上打轉；比方說選舉都選了幾十年了，但是奧步 (台語骯髒手段之意) 卻不斷推陳出新，日新月異。特別是過去這二十幾年來，綠營興起，奧步往往決定了無數選舉的勝負與內涵，但大部份民眾卻不以為忤，僅以顏色和表面結果論英雄。 <text:line-break/><text:line-break/>比方說，柯文哲上一次選市長，聯手民進黨，無恥奧步之多，絕對是史上第一，自導自演，栽贓抹黑，謀殺人格，造謠生事，無所不用其極，毫無一絲廉恥可言，但人民依舊無所謂；柯只要繼續裝模作態裝可愛假單純，明的一套，暗的又一套，支持者便如癡如醉。 <text:line-break/><text:line-break/>手段的正當性，從來都不是台灣人民所關切；特別是綠營的支持者，基本屬性更是如此，對於是非善惡漠然，顏色至上；甚至越卑鄙齷齪，越受歡迎，因其基本心態是這樣：非我族類，其心可誅，因此，只要能殺敵，任何手段都是對的。 <text:line-break/><text:line-break/>讓我很驚訝的是：沒想到柯文哲這回的奧步比上一次還卑鄙，居然監守自盜，在自己負責的選務與選舉程序上直接動手腳。難道你還能想出比這更骯髒的選舉奧步？ <text:line-break/><text:line-break/>議論政治也許可以分成圈內圈外兩種。圈內看門道，圈外看熱鬧。即便是看熱鬧，是非黑白理應還是清清楚楚，但人們卻仍然故意裝蒜，要不就是根本不當一回事。 <text:line-break/><text:line-break/>不妨想想，假設今天是綠營面臨二綠一藍三搶一的棄保局面，他有可能讓這種一邊投票一邊開票長達四小時的情況發生嗎？好讓對方有四小時的時間從容且公然地操作棄保。有可能嗎？甚至當其中一位候選人都已經準備要發表敗選感言了，尚未投票者還會投給他嗎？綠營或柯文哲有可能讓這樣一種不公平的骯髒事發生在自己身上嗎？可能性是零！絕無可能。 <text:line-break/><text:line-break/>這意味著，這一切所謂選務上的違法亂紀，絕對不是出於什麼行政疏失或無能，而是蓄意為之。一來，可藉以在藍營鐵票區操弄使之降低投票率。二來，無限拉長投票開票之重疊時間，藉以公然非法地操作棄保。 <text:line-break/><text:line-break/>這一切，都是圈外人肉眼可見的非法勾當。至於圈內人的看法，就不僅僅是這樣而已。不是這樣，究竟是哪樣？容我簡單帶過或略過不表。因為，清純的圈外人一定會以為這是一種陰謀論。所謂陰謀論，意味著它缺乏所謂證據。 <text:line-break/><text:line-break/>如果我們要如此故做清純狀地談事情，那麼，我們將有許多事情根本無法理解了。比方說，誰有證據能證明美麗島事件是國民黨自導自演嫁禍黨外？誰有證據能證明林義雄滅門血案是國民黨之情治單位所為？誰有證據能證明台獨是美日走狗？誰有證據能證明政客無日無之的種種貪污？ <text:line-break/><text:line-break/>當我們處於某個圈子內，或是長期關注某個圈子時，你自然就比較能對它形成較為成熟的圈內人看法。就比方說我知道醫界如何扯濫污，如何賺骯髒錢，拿紅包，收回扣，卻以犧牲病人健康為代價。你若要我拿出第一手證據，我當然拿不出來 (就算拿得出來，我也不敢拿，除非我不想活了)，但沒有所謂證據，並不表示我一無所知。 <text:line-break/><text:line-break/>就連民調也分兩種，就跟帳簿一樣，一種是給外人看的，真真假假，藉以操弄之；一種是給自己人看的，可信度非常高，但卻是機密。就如我選前所說，吳敦義一定是看見了韓國瑜將壓倒性獲勝的內部民調，所以趕緊扯後腿，把他的票數壓低，以防其坐大；萬一讓韓贏個30萬或50萬票，那吳敦義還能做總統夢嗎？你若問我說 "證據呢？"，我當然沒有證據，但我相信我這看法相當 "專業"。 <text:line-break/><text:line-break/>再比方說，國民黨這兩天自己也承認了，丁守中在投票前夕的民調，勝過柯文哲約 1%，也就是大約一萬五千票。難道柯文哲及民進黨會不知道？難道他們會有與此民調大相逕庭的調查結果？當然不太可能。因為內部民調就像內帳 一樣，是要給自己看的，當然要盡力求真。 <text:line-break/><text:line-break/>在差異如此微小的情況下，只要能夠操弄一下投票率及棄保，勝負立即就能翻轉。難道你以為這些素行不良滿身奧步的政治人渣當他大權在握時，會乖乖坐以待斃而不動手腳？有可能嗎？可能性是零。 <text:line-break/><text:line-break/>我對台灣選舉種種黑暗狀況之理解，不是一朝一夕，也不是三年、五年，而是累積三十幾年的深厚經驗。開票那一天，我盯著台北市看，不出一兩個小時，我就跟學姐斷定說台北市今晚開票一定有鬼。 <text:line-break/><text:line-break/>果然，接下來的開票過程更加詭異，不斷開開停停，而且雙方票數很神奇地居然一直在數十票至千百票之間拉鋸，然後就開不出來了，整個停頓了很久，直到半夜兩點半才開完。中選會及台北市選委會說，開票這麼慢，是因為慎重起見。你信嗎？最後長達三、四個小時的時間，居然只開出六、七萬張票。 <text:line-break/><text:line-break/>我不知內情如何，我只能說我不相信它是乾淨的。當然，我沒有第一手證據能證明什麼。但是，撇開這些一時無法驗證的合理懷疑不談，光是一邊投票一邊開票長達四小時的棄保這一點，柯文哲就根本沒有任何一絲正當性宣布獲勝，而是應該連同無所不用其極的中選會之東廠太監們一起繩之以法接受調查才對。但我知道這在台灣是不可能的。 <text:line-break/><text:line-break/>林義雄三十幾年前在 "虎落平陽" 及 "古坑夜談" 中所面對的選舉之汙穢，以及對於司法之絕望，其實三十年幾來一點也沒變，反倒還變本加厲。唯一改變的是：人民變得很冷漠，變得更犬儒，對於是非善惡幾乎已經沒有一丁點熱情，甚至還會反過來羞辱嘲諷對於基本是非之重要價值仍未死心者。</text:p>
      <text:p text:style-name="P1">唐玉   |  2018.11.27 21:55   |   <text:a xlink:type="simple" xlink:href="http://palinfo.habago.org/Entry?Command=Information_PrintForum&amp;iPage=44#FORUM37098"><text:span text:style-name="T1">#</text:span></text:a></text:p>
      <text:p text:style-name="P2">陈真先生 <text:line-break/>您好，我是大陆人，关注台湾有3-4年了，这次地方选举也一直在关注。关于这次台北的选举出现一边开票一边投票的问题，觉得真是荒唐，不可思议。 <text:line-break/><text:line-break/>但令我感到不可理解的倒不是这次乱象的出现（选举的组织管理失败是可以理解的），而是事后人们的态度。我常常看两个政论节目，一个是偏蓝的《新闻深喉咙》，一个是相对中立的《少康战情室》，这几天的节目里，包括主持人和嘉宾，基本都是骂一骂选举委员会，然后呢？然后就没有了。。。昨天《少康战情室》里的台北市议员高嘉瑜说，出了这种事，确实有瑕疵，但也没办法啦，国民党就认了吧，要是打官司，旷日费时，而且花的都是民脂民膏。 <text:line-break/>这种态度让我非常震惊，试想如果这次倒霉的是民进党，那必然是不依不饶，发动抗议游行，静坐绝食等等。嘉宾和民众此时表现出的“温良恭俭让”给我的感觉就是绝望，台湾完了。大陆相比台湾，在社会发展程度上多有不及，各种问题很多，但在面上，只要有问题暴露在大庭广众面前，基本都是能得到处理的。 <text:line-break/><text:line-break/>以前听说台湾民众的特点是：理盲、滥情，这次见识了。另外，据我的观察，台湾人常用一个词：瑕疵。在大陆这个词一般是说很微小的错误，不完美，但不影响大局，我们常用的词是问题、错误，再进一步就是违法、犯罪了。但台湾人在政治和社会领域用这个词真是奥妙无穷，可大可小，可松可紧，真是个什么都可以装进去的筐，很多事情在这个词下就慢慢大事化小，小事化无，最终不了了之。 <text:line-break/><text:line-break/>一点个人意见，请大家批评指正。</text:p>
      <text:p text:style-name="P1">陳真   |  2018.11.27 20:47   |   <text:a xlink:type="simple" xlink:href="http://palinfo.habago.org/Entry?Command=Information_PrintForum&amp;iPage=44#FORUM37097"><text:span text:style-name="T1">#</text:span></text:a></text:p>
      <text:p text:style-name="P3">這次選舉，特別是台北市的部份，是我生平見過、聽過乃至親身經歷過的選舉之中最為骯髒齷齪的一次。 <text:line-break/><text:line-break/>台灣選舉已經三、四十年，奧步卻永不絕跡。而且，隨著綠營勢力的壯大，奧步等級不斷推陳出新，青出於藍，越來越匪夷所思。 <text:line-break/><text:line-break/>七零年代的中壢事件或宜蘭郭雨新與雲林黃蔴落選事件發生時，我還在念小學，自然無從經歷，只能日後從書本及相關人士口中得知。我第一次親身經歷奧步，應該就是大約1985年 (？) 阿扁代表黨外 (那時候還沒有民進黨) 參選台南縣長。 <text:line-break/><text:line-break/>說來慚愧，我那時候是個扁迷。其實，阿扁在當時並不紅，但我當時以為自己慧眼識英雄，以為他是個像林義雄那樣剛烈正直的人。 <text:line-break/><text:line-break/>不過，我當時的看法其實並不突兀。比方說，隔年(1986年)民進黨成立，黨中央有位 "民進報" 編輯 (我忘了他的名字)，曾出版一本小書，整本書就是在比較林義雄和阿扁兩人性格上的高度相似性。用現在的眼光看，那就好像比較猶大和耶穌的性格相似性一樣荒唐，但在當年，這樣一種認知卻十分合情合理。 <text:line-break/><text:line-break/>因為，在當年，黨外有一連串所謂路線之爭，比方說雞兔同籠之爭與批康運動等等，就是由後來的新潮流 (當時叫做黨外編輯作家聯誼會，簡稱編聯會，以邱義仁為首，我亦曾受戴振耀之邀加入，但我後來決定拒絕) 所發動，而阿扁就是當時的批康運動與雞派主要代表人之一。 <text:line-break/><text:line-break/>康就是康寧祥，雞仔們批判康寧祥等公職人員 "公職掛帥"，根本就是個乖巧的兔寶寶，忘記理想，忘記群眾，忘記戰鬥云云。兔主要就是指後來的美麗島系，同樣也是熱衷選舉，熱衷個人權位；雞則是指新潮流或編聯會自己，意即永不妥協、不求權位、一心為人民為理想奮鬥的憤怒公雞；甚至新潮流系還誓言絕不參選，阿扁則曾對天發誓絕不在國民黨的政權底下擔任任何公職云云。 <text:line-break/><text:line-break/>簡言之，阿扁就是當年雞兔之爭與批康運動的重要代表人之一，象徵著正直、理想、犧牲與不妥協。 <text:line-break/><text:line-break/>當時，李敖曾寫文章，痛批新潮流是黨外毒瘤，我聽了都還覺得莫名其妙，新潮流不是最有理想嗎？怎麼會是毒瘤？後來慢慢才明白，李敖才是對的。 <text:line-break/><text:line-break/>這類時代背景相當複雜，略過不表。我只是要說，八零年代，我一直是個扁迷，套用現代話語就是扁粉，一路跟著他南征北討。1985 年，阿扁宣佈代表黨外參選台南縣長。我亦緊緊跟隨，擔任志工，幫各種忙。 <text:line-break/><text:line-break/>記得選戰來到後期，就在投票前幾天，有個公辦政見會，阿扁突然 "搭" 救護車前來會場，躺在擔架上，氣如游絲地痛批國民黨對他"下毒"，在他喝的水裏頭偷偷加了瀉藥，企圖讓他無法順利從事競選活動。 <text:line-break/><text:line-break/>消息傳出，一時之間，群情激憤。我雖當時心裏納悶，因為國民黨的候選人李雅樵似乎穩穩會當選，何必對一個不太可能當選的人下毒？但是，納悶歸納悶，我並不懷疑阿扁，只是心裏頭以為可能是他自己吃壞肚子，而非被下毒。 <text:line-break/><text:line-break/>即便我當時親眼看到阿扁離開政見會場後，隨即跳下擔架，健步如飛地離去，我仍然不會懷疑這全部只是一場戲，因為那完全超乎我對人性之善的信任。 <text:line-break/><text:line-break/>投票前一晚的造勢大會，記得是在台南縣某個國小舉行。那一天，有好幾萬支持群眾來到現場，瘋狂支持阿扁。我是工作人員，當時就站在講台入口處，從講台放眼望去，一片黑壓壓人潮，氣勢非常驚人，大家都是來為阿扁加油及討個公道的，但是阿扁卻遲遲沒出現，群眾情緒也隨之更加高亢憤慨，痛恨國民黨竟然用這種下毒的奧步。 <text:line-break/><text:line-break/>隨著人潮越來越多，救護車喔依喔依的聲音遠遠傳來，號稱"打死不退" 的勇敢阿扁終於來了！這回竟然還是躺在擔架上被抬著進場，同樣氣如游絲，彷彿即將不久於人世。當下很多人都哭了！群眾憤怒的吶喊，衝上雲霄。那場面之震撼，我一生難忘。 <text:line-break/><text:line-break/>幾年之後，我才恍然大悟，原來這一切全是演戲，全是自導自演的奧步，而國民黨才是奧步的唯一受害者。 <text:line-break/><text:line-break/>讓我恍然大悟的原因之一是這樣： <text:line-break/><text:line-break/>阿扁落選後，發動謝票之旅，就在謝票過程中，吳淑珍發生車禍，緊急開刀救回一命，但終身癱瘓。阿扁及黨外還有後來的民進黨，一致指控這是政治謀殺！並且放出許多謠言說，"兇手" 的帳戶一夕間進帳幾百萬，或說兇手身份複雜，連手指都塗滿指甲云云，拼命抹黑"兇手"，並捏造許多有關車禍當下種種細節的謊言。 <text:line-break/><text:line-break/>我當時不知道那些全是謊言，因此後來還幫阿扁在高雄發起 "一人一元，輪椅行軍" 的抗議活動，走遍高雄大街小巷，並且從南到北一路充當志工，幫忙阿扁的入監全島惜別會 (阿扁因蓬萊島雜誌案於1986 年入獄)。阿扁入獄後，我還在黨外雜誌上寫了一篇文章，以孫觀漢和柏楊的動人情誼自許，表明我願意為阿扁坐黑牢。 <text:line-break/><text:line-break/>一直到大約兩年後的有一天，我偶然跟當年親臨車禍現場處理的張俊雄(民進黨的前行政院長) 聊起這件事，我這才很驚訝地知道：原來那些所謂政治謀殺的指控大多空穴來風，甚至子虛烏有，純屬瞎掰。 <text:line-break/><text:line-break/>不可思議的是，這樣一個虛假的政治謀殺指控，居然一直指控了二十年，並經常在每次選舉上演鐵漢柔情、愛妻護子的感人戲碼，並順利當上總統。 <text:line-break/><text:line-break/>昨天早上，出門吃早餐，街頭轉角處遇到阿扁，他也在等紅燈。旁邊一些路過群眾向他恭喜，恭喜他的混蛋兒子陳致中當選議員。阿扁滿面春風。他不可能認得我了，卻對我燦然一笑，我尷尬地趕緊轉移視線，假裝沒看見。 <text:line-break/><text:line-break/>我似乎也只能這樣，畢竟當面使人難堪非我所願，要不然，難道我應該給他一個溫暖的微笑？或展開一番敘舊？回到台灣已11年，有些時候，不經意遇到一些黨外舊識，總覺得難堪。例如兩三個月前靜站完，竟然在台北車站門口差點撞到陳菊，我很輕巧地趕緊閃開，避免尷尬。政治讓我們曾經併肩齊步，是非價值的判斷，卻讓我們彼此對立。 <text:line-break/><text:line-break/>講阿扁的這一堆陳年往事，其實只是想講一件事：這回台北市長的選舉之齷齪，遠遠勝過阿扁過去種種奧步之卑劣。 <text:line-break/><text:line-break/>選後，心裏很沉重，因為人們似乎根本不在乎是非善惡。好多年沒有在媒體上寫稿了，昨天投了一篇短短五百字的文章給聯合報，估計應該是不會刊登。我在那文章裏頭只想問大家一個問題： <text:line-break/><text:line-break/>到底我們還應不應該相信所謂選舉這套遊戲規則？ <text:line-break/><text:line-break/>倘若連這樣一種毫無一絲公平性與正當性的齷齪選舉我們都能接受，那麼，選舉與法律究竟還有多少意義？誠信與正直還有多少價值？去除了這樣一種信任與依靠，這會是一個什麼樣的社會？</text:p>
      <text:p text:style-name="P4"/>
      <text:p text:style-name="P1">邹子恒   |  2018.11.27 13:50   |   <text:a xlink:type="simple" xlink:href="http://palinfo.habago.org/Entry?Command=Information_PrintForum&amp;iPage=45#FORUM37096"><text:span text:style-name="T1">#</text:span></text:a></text:p>
      <text:p text:style-name="P3">一直以为关于人类基因编辑和AI的伦理讨论还是空中楼阁，没想到昨天整个人类历史上的重要一步——制造基因编辑婴儿，由贺姓狂人在没有和学界与所属学校通气的情况下培育并出生了，该实验违反了一堆伦理限制和法规。真是令人错愕。</text:p>
      <text:p text:style-name="P1">周淮安   |  2018.11.27 12:25   |   <text:a xlink:type="simple" xlink:href="http://palinfo.habago.org/Entry?Command=Information_PrintForum&amp;iPage=45#FORUM37095"><text:span text:style-name="T1">#</text:span></text:a></text:p>
      <text:p text:style-name="P2">左岸發燒友旁觀者清，以下連結文許多分析一語中的、暢快淋漓，謹去除毛語錄部分，譯為正體中文轉載 <text:line-break/><text:line-break/>https://goo.gl/h3PMnr <text:line-break/><text:line-break/>民進黨在縣市長選舉中遭遇空前慘敗，蔡英文也被迫辭去黨主席，完全印證了我們一貫以來的預測。大戰略的問題，過去已經剖析得很清楚了，民進黨和蔡英文的慘敗是必然的。今天，我們只是從執行的角度，回顧蔡英文為什麼會輸得特別慘？ <text:line-break/><text:line-break/>首先，我們有必要了解，雖然國民黨和民進黨都出息有限，難成大器，但這兩個政黨在基因上是完全不同的。國民黨的特點在於內鬥內行，外鬥外行，輸得都已經脫褲子了，關起門來還是要排資論輩。在國民黨內，戰將都是沒有什麼好結果的。你勢頭旺的時候，所有人都會撲上來逢迎拍馬，想要跟你套近乎，蹭熱度。可一旦你遭遇挫折了，所有人都會敬而遠之，與你劃清界限，甚至落井下石，踩著你的頭顱而以清高自詡，可謂集官僚文化糟粕之大成。民進黨則不然，他們在處困境時戰力十足，只要能夠殺出血路，他們可以無所不用其極，也可以放下恩怨一致對外。可一旦打下了江山，就會不顧廉恥地搶占地盤，吃相極其難看，可謂集土匪文化糟粕之大成2016年獲得全面執政權後，民進黨人就開始肆無忌憚地爭權奪位，先是最頂層的當權者把最好的權位攬到自己兜里，接著又去拼命搜尋那些次一等的，再次一等的肥差，用來安排自己的小弟。在這個安排小弟的過程中，民進黨看上了台北農產運銷公司（簡稱“北農”）總經理的位置，並且如願以償地拿了下來。可以說，這是民進黨執政以來幹得最蠢的一件事，因為原來的北農總經理正是當時已經淡出政壇十六年，現在正如日中天的高雄新當選市長韓國瑜。若不是被民進黨搞到失業，韓國瑜現在應該還在北農賣菜。民進黨為了一個芝麻綠豆大的小官，丟掉了整片江山，這應該是最令他們追悔莫及的。可話又說回來，斯人也，有斯疾也，有這種缺乏出息的政黨，就會有這種缺乏出息的蠢事。不過在當時，還沒有人想到這件小事會引發山崩海嘯般的後續效應。 <text:line-break/><text:line-break/>民進黨全面執政後，對國民黨發動了抄家滅族式的圍剿，凍結了國民黨的黨產，以致於他們連黨工的薪水都發不出來，更不用說選舉時的大規模資金投入了。在民進黨看來，他們最大的敵人就只有國民黨。只要能把國民黨徹底整垮整死，那麼他們再怎麼胡作非為都行，因為他們已不再有競爭對手，民眾也不再有第二選擇。然而，民進黨這一刀砍下去，不但沒有將國民黨一刀斃命，卻反而割掉了國民黨身上的爛瘡，這可以說是民進黨執政以來幹的第二件大蠢事。我們方才說過，國民黨原本是個腐朽僵化的老機器，要想憑藉自身的能力改革，原本是完全沒有可能的，這從國民黨失去政權後的表現得一如既往的差可以得到證明，即便民進黨執政後的民調一路下滑，作為對照組的國民黨卻也遲遲未能出現相應出現反彈。在國民黨腐朽僵化的機制下，韓國瑜樣的人原本是永無出頭之日的，他當初不就是因為無法適應這種機制而退出政壇的嗎？現在好了，民進黨的全面圍剿，使得國民黨中央喪失了過去可以調配的龐大資源，那些被馬屁精包圍的所謂黨內大佬們也隨之門前冷落，為日後韓國瑜的橫空出世創造了有利環境，這就如同歷代國家危亡時，總會從底層湧現出許多英雄名將一樣。民進黨人如果有智慧，他們就應該懂得，一個腐朽僵化的國民黨才是他們得以長期執政的票房保證。可惜的是，民進黨人就像土匪進城一樣，看到金錢美女便利令智昏，自己撕毀自己的票房。不過，這在當時依然沒有引起人們足夠的重視，畢竟這兩個黨都是一樣的目光短淺，出息有限。 <text:line-break/><text:line-break/>2017年1月12日，不久前因北農總經理工作被民進黨搶走而失業的韓國瑜宣布參選國民黨主席，在5月20日的投票中只獲得5.84％的選票，在候選人中排名第四，可見此時的他在黨內毫無影響力。9月7日，韓國瑜被下放到高雄擔任黨部主委。2018年4月9日，韓國瑜將戶口遷到高雄，宣布參選高雄市長，5月21日正式獲得國民黨提名。當時輿論普遍認為，這是一場不可能打贏的選戰，這跟韓國瑜是否有能力無關，因為輿論認為民進黨不可能失去高雄，民進黨在高雄的勢力強大到什麼程度呢？現在的高雄市是由原來的高雄市和高雄縣合併而來，民進黨在原高雄市已經持續執政了20年，在原高雄縣持續執政了33年，在合併後的2014年高雄市長選舉中，民進黨提名的陳菊獲得了99萬多票，楊秋興獲得了45萬多票，差距高達近54萬票。因此，輿論普遍認為，韓國瑜若能在此次高雄市長選舉時將差距縮小到二十萬以內，那就已經可以算作勝利了。若能將差距縮小到十萬以內，那就絕對是大勝了。至於當選，那是絕對不可能的。 <text:line-break/><text:line-break/>2018年3月7日，陳其邁在民進黨內初選中勝出，獲得黨內提名參選高雄市長，同時也被認為將毫無懸念地在年底的高雄市長選舉中勝出。4月21日，原高雄市長陳菊北上出任蔡英文辦公室的秘書長，同時還帶了一幫在市府的親信隨她北上，瘋狂地搶占各個要職肥缺。這是民進黨執政以來幹的第三件大蠢事，它不僅引起了極差的社會觀感，更導致日後高雄選戰告急時，民進黨在高雄根本沒有人才可用。與第一，第二件大蠢事一樣，幹出這第三件大蠢事同樣也是由於他們的土匪文化所決定的，一旦老大搶下權位，就得趕緊給小弟分地分錢。 <text:line-break/><text:line-break/>其實，此時韓國瑜的聲勢已有漸起之勢，這主要是因為他在北農的繼任者吳音寧表現實在太爛，飽受社會各界撻伐。吳音寧憑藉裙帶關係出任北農總經理後，坐領250萬新台幣（合56萬人民幣）的年薪，卻在經營管理上表現得極其幼稚無能，遂成為國民黨和親藍媒體猛烈攻擊的對象，民進黨和親綠媒體為偏袒自己人，則拼命為吳音寧護航。於是，雙方火力的焦點就集中到那個原本小得不能再小的賣蔬菜水果的公司身上，而交火的方式就是拿前任總經理韓國瑜和現任總經理吳音寧作對比，結果為韓國瑜博取到了求都求不來的媒體版面。陳其邁原本的策略是將選戰作冷處理，因為綠營在高雄基本盤遠大於藍營，只要不出太大的變動，自然就能在年底的選戰中順利當選，這原本也是無可厚非的，所有大幅領先者都會採取這種策略。韓國瑜因基本盤大幅落後故而必須要主動出擊，博取媒體版面，引發社會熱議，才能有迎來轉機的可能。出乎人們意料的是，高雄的陳其邁不願意搭理韓國瑜，台北的吳音寧事件卻使得韓國瑜成為了媒體熱議的焦點經過比對，人們逐漸認識到韓國瑜的四大優點： <text:line-break/><text:line-break/>第一是能幹，就任四年來，使得一家業績常年處在盈虧線邊緣的公司實現盈利大幅成長，創造了北農成立四十年來前所未有的優秀業績。 <text:line-break/><text:line-break/>第二是親民，就任期間，韓國瑜常年與員工打成一片，公司賺得利潤後，便拿出很大一部分來作為獎金分給員工，即便民進黨議員強力反對也仍然堅持己見，所以韓國瑜離開北農時，上上下下都哭成一片，不捨得他走。同時，韓國瑜對於南部的果農，菜農也非常照顧，讓他們的農產品能夠賣出個好價錢，這也是日後韓國瑜能夠在高雄勝選的主要原因，因為南台灣的各縣市都是以農業為主，而農民長期以來都是最挺民進黨的。這兩年來，由於台灣的蔬菜水果價格崩盤，農民日子非常煎熬，他們自然懷念過好日子時的韓國瑜，痛恨讓他們過苦日子的民進黨，蔡英文和吳音寧。 <text:line-break/><text:line-break/>第三是清廉。民進黨為了鬥倒韓國瑜，派出大量的司法檢調人員去北農查賬，希望能夠找到韓國瑜貪贓枉法的證據。結果出乎所有人意料的是，被派去查賬的會計師居然成為了韓國瑜的鐵粉，他逢人就說：“如果韓國瑜將來參選，一定要投他，我就是查他帳的人，查了這麼多年的帳，還從來沒見過像。韓國瑜這麼乾淨的賬本“清廉，是每個從業者的基本要求，卻又很難向別人證明。好聽話誰都會說，關鍵是要別人願意相信。試想，僅憑韓國瑜的一己之力，是很難讓高雄市民相信他絕對清廉的。於是，民進黨幫韓國瑜做到了。 <text:line-break/><text:line-break/>第四是口才。民進黨和親綠媒體全面攻擊韓國瑜，韓國瑜也相應做出各種澄清和反擊，遂在媒體和網絡上留下了大量的視頻畫面，人們這才發現原來韓國瑜的口才是那麼的好，反應是那麼的快，迅速吸引了大量粉絲的追捧。尤其是年輕人，特別喜歡看韓國瑜反擊民進黨的各種金句妙語，他們在網絡上瘋狂轉發與韓國瑜相關的視頻，使得他在遠離政壇十六年後居然一躍而成為全台最受關注的政治明星。 <text:line-break/><text:line-break/>誠然，韓國瑜的能幹，親民，清廉和口才都是他固有的優點，但如果高雄的選戰真如陳其邁最初設想的那樣冷處理，那麼韓國瑜的這些優點是不會有多少人知道的倘若民。進黨當初能夠簡潔明快地處理吳音寧，讓她早日離開北農，那麼國民黨的攻擊就會失去著力點，韓國瑜的聲勢也沒有那麼快起來。可惜的是，民進黨上上下下都在全力袒護吳音寧，到後來甚至發展到連蔡英文都親自下令民進黨要為吳音寧積極辯護。正是由於吳音寧事件的持續延燒，使得韓國瑜得以成為媒體關注的焦點，讓人們得以認識到他有這麼多的優點。我們在前文中提到，當初將韓國瑜從北農的位置上擠下來是民進黨執政後幹出的第一件大蠢事，而之後全力袒護韓國瑜的繼任者吳音寧，則是其執政後幹出的第四件大蠢事。民進黨人居然能夠在一家小小的果菜公司上來回栽兩個跟頭，其智商也實在是令人嘆為觀止。追本溯源，這仍是由其土匪文化的基因決定的。 <text:line-break/><text:line-break/>吳音寧之所以會在全台引起如此大的反感，是因為她的存在讓年輕人，甚至中壯年都普遍產生了“相對剝奪感”。相對剝奪感的意思是指當人們將自己的處境與某種標準或某種參照物相比較後而發現自己處於劣勢時所產生的受剝奪感，這種感覺會產生消極情緒，可以表現為憤怒，怨恨或不滿。簡而言之，相對剝奪感就是我覺得我和他沒有什麼不同，可是他不用努力就能獲得各種資源，而我拼盡全力卻永遠無法獲得。當初，民進黨正是操弄相對剝奪感而贏得政權的，那一次他們攻擊的對象是連勝文，這個從小含著金湯匙出生的權貴子弟，一路攀升直至被保送為國民黨提名的台北市長候選人，而在藍營基本盤遠大於綠營的台北市，連勝文幾乎已經篤定能當選為台北市。於是，在民進黨的操弄下，這被渲染成全台年輕人普遍沸騰的相對剝奪感，最終民眾連勝文在台北市長選舉中大敗，進而連累了國民黨在其它縣市的選舉同樣是大敗。不過，在2014年擊敗連勝文的卻不是民進黨人。由於黨內缺乏好的候選人，民進黨與無黨籍的台大醫學院教授柯文哲合作。民進黨協助柯文哲在台北市擊敗了國民黨，柯文哲則協助民進黨在其它縣市大獲全勝。在2014年的縣市長選舉中，民進黨贏得了全台22個縣市中的13席，而國民黨輸到只剩下6席。在佔全台人口的70％的所謂“六都”中，國民黨只以2萬票的極微弱優勢守住了新北市，在台北市以24萬多票的差距輸給了無黨籍的柯文哲，另外桃園，台中，台南和高雄四都則皆為民進黨所有。若將自己全力支持的台北市柯文哲算上，民進黨等於是贏得了六都中的五都，這為蔡英文在2016年的大勝奠定了基礎。可是到了2018年，如何處理與柯文哲的關係，卻成為民進黨最困難的抉擇 <text:line-break/><text:line-break/>在台北市的選民格局中，藍盤原本是大於綠盤的，可是在2014年的縣市長選舉中，由於馬英九的昏庸無能，使得大量的藍營選民不願意出來投票。由於連勝文引發的相對剝奪感，使得中間選民青睞柯文哲。為了擊垮國民黨，綠營選民更是一面倒地全力支持柯文哲。可是當柯文哲就任台北市長後，本著“識時務者為俊傑”的務實態度，積極響應大陸提出的“兩岸一家親”，引發深綠的強烈不滿，卻獲得了中間選民和淺藍的好感。在2014年，連勝文只能拿到藍營中深藍的票，淺藍是不願意投票的;柯文哲則能拿到深綠，淺綠和中間的票可是到了2018年，柯文哲的票源結構發生了位移，除了原來的淺綠，中間外，還能瓜分到淺藍，不過也因此失去了深綠。國民黨提名的台北市長候選人丁守中的票源結構是深藍和淺藍，淺藍的票以前都是投給國民黨的，但在2 014年那次因不滿連勝文而拒絕投票，2018年則因柯文哲的漂移而被瓜分。至於深綠，因不滿柯文哲響應“兩岸一家親”，強烈要求民進黨自提候選人，使得蔡英文陷入空前的困境。 <text:line-break/><text:line-break/>按照蔡英文此時的如意算盤，是繼續與柯文哲合作，協助其連任台北市長，然後守住已有四都，再敦請老將蘇貞昌出馬拿下新北市，那麼2020年就是囊中之物了。可一旦自提候選人，弊端是顯而易見的。首先，民進黨自提的候選人在台北絕無勝選的可能，而且毫無疑問會是第三名，這簡直就是自取其辱。其次，一旦民進黨提名自己的候選人，就會分割到柯文哲淺綠的票源，造成國民黨漁翁得利，贏回台北市的局面，這是民進黨最不願意看到的。再次，如果民進黨自提候選人造成柯文哲落選，那麼柯文哲必定會參選2020年，而他在淺綠的票源上是與蔡英文重疊的，淺綠票源分散的結果，同樣會使得國民黨在2020年漁翁得利。如果民進黨自提候選人都無法將柯文哲拉下馬，也就是說柯文哲能夠在兩大黨的夾擊下連任成功，同樣會提升他的氣勢，這當然也不是進黨願意看到的。最後，柯文哲不僅在台北市有許多支持者，在其它各縣市的支持者更多，且是以年輕人為主。如果民進黨與柯文哲決裂，那麼在其它縣市的柯粉雖然無法在台北市用選票支持柯文哲，但他們卻能夠在其它縣市用選票修理民進黨。因此，就理性分析而言，蔡英文無論如何都不能在台北市自提候選人，可她終究還是在5月30日被迫提名姚文智為民進黨的台北市長候選人，做出了其執政以來的第五件大蠢事。與之前的四件大蠢事不同，這次的大蠢事不是由其土匪文化基因決定的，而是由“李自成窘境”決定的。由於在兩岸問題上的頑固不化，台灣的經濟快速下滑，進而導致蔡英文的民意支持度快速下滑，於是她就只能向深綠基本盤靠攏，聽從他們的意見自提候選人。 <text:line-break/><text:line-break/>民進黨自提候選人，與柯文哲決裂後，引起了全台柯粉的強烈不滿，他們除了在台北市攻擊民進黨外，也在其它各縣市尋找可以攻擊民進黨的著力點，而柯粉效應外溢受惠最明顯的就是韓國瑜，因為韓國瑜和柯文哲有非常好的交情。由於韓國瑜在北農的出色績效，柯文哲對其非常欣賞。在韓國瑜被民進黨逼著離開北農後，柯文哲有意將韓國瑜延攬至市府團隊，為此還特別攜妻子到韓國瑜在雲林的家中與韓國瑜夫婦吃飯，而韓國瑜也已經點頭答應進入柯文哲團隊，是後來民進黨的台北市議員強力反對才不得不作罷，否則韓國瑜今年當不會出來選高雄市長，而應該是留在台北市政府幫柯文哲打選戰。正是由於這段淵源，讓韓國瑜非常感動，他在接受採訪時說柯文哲對他有知遇之恩。因為雖然他一直都是國民黨員，但在淡出政壇的16年間，國民黨根本沒麼人理他，只有柯文哲還把他當個角色，經常交流對於市政的看法。就這樣，正當吳音寧事件的熱潮逐漸淡去時，柯綠分手的效應又再次續上，使得韓國瑜依舊處於媒體關注的焦點。人們逐漸發現，韓國瑜的魅力較柯文哲有過之而無不及，遂使得韓粉的數量激增，甚至迅速超過了柯文哲。 <text:line-break/><text:line-break/>5月，韓國瑜直指高雄市當前的兩大要害是“又老又窮”。對此，陳其邁非常氣憤，正式開記者會反駁韓國瑜，要他這個“外地人”不要唱衰高雄，親綠媒體更是全面撻伐。當初決定主打“又老又窮”這個議題時，韓陣營內部也是存在高度分歧的，許多幕僚認為這樣可能會刺傷高雄人的心，不利於選情，但韓國瑜堅持要主打這個議題，並且拿出去數據證明：高雄在2010至2016的七年間，25到34歲的年輕人口減少8萬多，六十歲以上老年人口卻增加了11萬，這是又老;高雄的青年失業率高居六都之冠，平均月薪卻是六都之末，只達到新竹市的六成除此之外，高雄市還背負了高達近3000億新台幣的債務，這是又窮;“又老又窮“的說法一點也不誇張。與此相對應的，韓國瑜提出的競選口號是”東西賣得出去，人進得來，高雄發大財“。 <text:line-break/><text:line-break/>隨著“又老又窮”的議題持續發酵，韓國瑜的民調開始逐漸攀升，從最初落後陳其邁的二十多個百分點，到八月份時就只落後5％左右，逼得陳其邁再也不敢繼續採取冷處理的選戰策略，而必須與韓國瑜正面開火。在台北的柯綠分手議題逐漸冷卻之後，整個台灣的選戰焦點都開始全部聚集在高雄。 <text:line-break/><text:line-break/>8月23日，整個南台灣天降暴雨，高雄市一片澤國，重創民進黨的選情，其主要表現在四個方面：第一，陳菊長期吹噓自己的治水政績，結果被一場暴雨打回原形。第二，水褪去後的高雄道路上出現了五千多個觸目驚心的大坑洞，顯示當初在修建工程時必然存在大量偷工減料和營私舞弊。第三，陳菊執政期間造了許多漂亮建築，把高雄打造成休閒的宜居城市，所以很多人不願意接受韓國瑜所說的“又老又窮”，可現在滿地坑坑洼窪的路面沉重打擊了高雄人的自信心，使他們不得不直面現實，反思過去。第四，陳菊留下了這麼個大窟窿後，自己卻跑到台北去做大官，不但自己走，還把市府團隊中的大量親信帶走，讓民眾感到極為惱火。陳其邁最初的競選策略是陳菊最好的“接棒人”，要在高雄“一棒接一棒”，現在陳菊的形象既已崩塌，作為他的接棒，陳其邁的選情艱難可想而知。 <text:line-break/><text:line-break/>9月11日，民進黨被爆出“張天欽事件”，又稱“東廠事件”。蔡英文執政後，為修理國民黨而成立“促進轉型正義委員會”（簡稱“促轉會”），其副主委張天欽在一次內部會議上提出要好好利用促轉會來修理國民黨，並且洋洋自得地宣稱“我們本來是南廠，現在變西廠，後來升格變東廠”。雖然明眼人都知道成立促轉會的目的為何，可它的招牌畢竟掛的是“轉型正義”，現在其副主委竟然公然以選戰打手為使命，甚至以充當東廠為榮，就連內部人都聽不下去，於是有內部人主動錄音後向媒體爆料，遂引發軒然大波。雖然張天欽隔日就請辭下台，主管領導多次道歉，但這依然無法平息民眾的怒火。於是，民間開始流傳一個口號，叫“1124滅東廠“（11月24日即投票日）。不久之後，民間又開始流傳一個段子，說現在台灣最大的黨既不是國民黨，也不民進黨，而是“討厭民進黨”。也就是說，民眾雖然對國民黨還是好感有限，但是都強烈憎惡民進黨。 <text:line-break/><text:line-break/>與此同時，韓國瑜延續“又老又窮”的議題而強打“北漂”議題，說的是以前高雄很繁華，大家都到高雄找工作，可現在高雄窮困了，高雄子弟只能漂到台北來謀生活。於是，韓國瑜拍攝了許多宣傳廣告，主題無非是兩個，一個是在高雄的父母盼望在北台灣的孩子能夠返回家鄉，一個是在北台灣打拼的年輕人想要回到父母身邊。這些廣告在網絡上廣為流傳，並在9月24日的中秋節前後掀起一波波高潮。從這個時候起，我覺得韓國瑜就已經反超陳其邁了，而且只要韓國瑜不犯重大錯誤，這個差距會越拉越大，雖然我自己是覺得“北漂”這個說法實在有點扯。台灣是個非常小的島，我剛在地圖上量了下，從高雄到台北的直線距離是290多公里，從上海到南京的直線距離是270多公里，兩者差不多，那麼請問有哪個上海人會說到南京去是北漂的嗎？這不就一腳的事嗎？ <text:line-break/><text:line-break/>為了應對韓國瑜強打的“北漂議題”，陳其邁也拍攝了“相信高雄”的廣告廣告內容是這樣的：一群在台北打拼的高雄人坐在一塊，談論高雄的好，談論高雄的溫暖，談論自己對高雄的感情，談論高雄是自己的驕傲一個離開高雄超過15年的女孩說：“我是因為工作環境的關係離開高雄，到了一定的年齡後就一直想回家，非常非常想回家，我的戶口還在高雄，死都不會遷“一個離開高雄七八年的男孩說”在台北，是生存，在南部，那是生活“又一個女孩說：”。把自己提升到更好，就是為了要回去“緊接著之前那個離開15年的女孩說：”能夠回去發展，還是我最大最大的願望“然後大家七嘴八舌地說：”會覺得是高雄人講出來很驕傲哎“”我會覺得我講我是高雄人就蠻自豪的。“最後畫面緩緩淡入儒雅地靜坐傾聽的陳其邁，字幕打上”高雄的好，我們知道“，”相信高雄“。 <text:line-break/><text:line-break/>實事求是地說，這個廣告做得確實是挺感人，但我一看到這個廣告就知道，陳其邁這場選戰必輸無疑，因為他已經是黔驢技窮了，根本找不到任何應對的策略和方向。首先，你跟著別人的議題打，這就已經是處於下風了，更何況你打得根本就不在點子上。我們看廣告裡的這幾句對白，你說“因為工作環境的離開，非常非常想回家“，那麼問題來了，為什麼高雄不能給你好的工作環境呢你說：”在台北，是生存，在南部，那是生活“那麼問題來了，為什麼不能在高雄既生活，又生存呢你說：“把自己提升到更好，就是為了要回去。”那麼問題來了，為什麼要把自己提升到更好才能回高雄，而現在不能回去呢你說：“能夠回去發展，還是我最大最大的願望。“那麼問題來了，為什麼現在還不能回去發展呢？這些問題的答案只有一個，那就是因高雄的經濟凋敝，沒法提供相對高薪的工作機會，所以只能在台北討生活，這不正印證了韓國瑜所說的“又窮”嗎？年輕人無法在高雄工作，就只能漂移到台北，這不正印證了韓國瑜所說的“又老”嗎？所以陳其邁一方面憤怒地批判韓國瑜所說的“又老又窮”，可自己搞了半天卻在拍廣告印證韓國瑜所說的“又老又窮“，這種打法又怎麼能不輸呢？後來，陳其邁又將其競選口號從”正義溫暖“轉變成”經濟市長“，說是自己比韓國瑜更有能力提振高雄的經濟，可是人們又不禁要問，既然你這麼有辦法，那麼以前都是你民進黨在執政，為什麼你不做呢？ <text:line-break/><text:line-break/>10月4日，在王金平的運作下，高雄市農會的理事長蕭漢俊出面表態支持韓國瑜。在此之前，雖然韓國瑜在網絡上的聲勢非常高，但民進黨不屑地說那些都是空氣票，又不是高雄在地人，不能在高雄投票。又說韓國瑜只有空軍，沒有陸軍，將來還是必輸無疑。隨著蕭漢俊的表態支持，韓國瑜算是有了第一支成建制的陸軍。不過民進黨又辯稱說蕭漢俊原本就是親國民黨系統的，出來表態支持韓國瑜這也沒什麼。結果沒過多久，又有許多原本深綠的民進黨鐵桿支持者倒戈支持韓國瑜於是。 ，民進黨一方面對這些進行人格抹黑，一方面說這些人都沒什麼分量。不管遇到多麼不利的局面，民進黨都要用硬凹的方式死不認錯，可他們始終沒明白，在全民“討厭民進黨”的大趨勢下，你要懂得反省，民眾或許還不生氣，你越是死不認錯，民眾就越是要同仇敵愾地穿你的藉口。 <text:line-break/><text:line-break/>10月14日，陳其邁在鳳山舉行大造勢，宣稱有三萬人參加，場面火爆。隨後，王金平，蕭漢俊為韓國瑜舉辦三場大造勢，分別是10月26日在鳳山，11月8日在旗山，11月14日在岡山，號稱“三山大造勢”。就在鳳山那場，韓國瑜陣營的場面更加火爆，現場號稱有五萬人，而且很多人還是因為沒法擠過來而提前離開的。鳳山造勢拆穿了民進黨所謂沒有陸軍，只有空氣票的說法，使得整個藍營士氣大振。相形之下，綠營則大為驚恐，將所有的選戰資源全部投入到高雄。於是之後的每場造勢活動都變成人數比拼，都不願意自己在人數上輸給對方。這或許是民進黨不得不然的殊死搏鬥，因為民進黨絕對不能輸掉高雄，一旦高雄失守，不僅會動搖這個執政了二三十年的大票倉，更關鍵的，也是民進黨人不敢說出口的，那就是長期執政之下必定存有不少違法舞弊之事將來如果韓國瑜徹查，不知該有多少人要被關進監獄。可是從更理性的角度而言，民進黨是不能救高雄的，因為高雄已經救不起來了，民進黨的孤注一擲不僅於事無補，反而會引起三個更加嚴重的反效果： <text:line-break/><text:line-break/>第一，韓國瑜的支持者全部都是自動自發來支持，而陳其邁的支持者全部要靠黨機器來動員。韓國瑜挾帶著自己的超高人氣，經常前往其它縣市幫忙助選，陳其邁則經常需要各路資源幫他助選，於是民間就傳出了個段子叫“韓國瑜是一人救全黨，陳其邁是全黨救一人。”因此陳其邁原本能力不差的，卻硬生生地被塑造成了一個無能的“媽寶”形象。 <text:line-break/><text:line-break/>第二，在“討厭民進黨”的大趨勢下，民進黨任何努力都是徒勞無功的，甚至民進黨越是垂死掙扎，就越是激發民眾的反感。許多中間選民真的是不喜歡國民黨，但他們就是看著民進黨的那副死不認錯的樣子心裡不爽。他們之所以票投國民黨，真的不是希望國民黨贏，只是害怕民進黨不輸。 <text:line-break/><text:line-break/>第三，按蔡英文最初的規劃，是台北市與柯文哲合作，由蘇貞昌出征攻取新北市，這樣民進黨的勢力就能從原來的四都變成五都，國民黨則六都全部掛零，那麼2020將徹底無法與蔡英文抗衡。但是隨著5月底被迫自提候選人，柯綠分手的結果使得蘇貞昌在新北市勝選已無可能，於是蔡英文又將防線後撤至台中，宣稱要“決戰中台灣”。因為台灣的選民結構是越往北越藍，越往南越綠，只要守住了台中，桃園，台南和高雄也肯定不會有問題，這樣就能維持住2014年的四都，民進黨此戰也不算輸。可萬萬沒想到的是，本來應該作為大後方的高雄居然變成了交戰的前線。民進黨全力搶救高雄的結果，是原本勢均力敵甚至小幅領先的各縣市全線防守空虛。正是由於民進黨全線撤守高雄，使得國民黨在許多原本希望渺茫的縣市也實現了翻轉，這就是蔡英文在此次市長選舉中全線慘敗的根本原因。 <text:line-break/><text:line-break/>2018年的縣市長選舉結束後，民進黨最頂層的政治人物中蔡英文和陳菊被徹底殲滅，賴清德至少被滅了一半。現在檯面上還能接班的，或許就只剩下桃園市長鄭文燦和台南市長黃偉哲，尤以鄭文燦可能性最高，但若要參選2020，卻也沒有任何獲勝的可能性。台北市的柯文哲這次只是以極微弱的優勢擊敗國民黨的丁守中，台北市尚且選得如此艱困，應該也不敢動參選2020的念頭。國民黨這次大勝的功臣無疑是韓國瑜，但他既然剛攻下深綠的大票倉高雄，許諾要全力帶領高雄人民拼經濟，應該不至於明年就去為參選2020作準備。所以，國民黨推出的2020候選人的應該還是朱立倫或者吳敦義，他們也確實極有可能勝選，但誰都知道，這次的江山是韓國瑜打下來的。無論是否能夠在形式上問鼎大位，他都將是國民黨內最有權威的人，因而也將是決定台灣未來走向的人。</text:p>
      <text:p text:style-name="P1">陳真   |  2018.11.26 10:03   |   <text:a xlink:type="simple" xlink:href="http://palinfo.habago.org/Entry?Command=Information_PrintForum&amp;iPage=45#FORUM37094"><text:span text:style-name="T1">#</text:span></text:a></text:p>
      <text:p text:style-name="P3">1. 投票與開票同時進行，而且重疊時間竟然高達三、四個小時，當其中雙方票數極其接近時，棄保效應當然就會發生，人渣黨的支持者當然就會在這幾小時內從容地改投姓柯的。這不叫做行政暇疵，這叫做重大舞弊。三、四小時的時間，幾乎都可以把既有的票箱全部開完了。如果這樣的舞弊可以被容許，那麼，下次如果換國民黨中央執政，是不是也可以在類似三搶一選區如法炮製？如果這樣的奧步可以被容許，那麼，以後樂透開獎，是不是也可以一邊開出獎號，一邊讓人簽號下注？ <text:line-break/><text:line-break/>這不叫行政暇疵，而是遠比319槍擊案更加齷齪卑鄙。今天如果棄保效應是屬於藍的這一方，你覺得人渣黨有可能容許這樣的舞弊發生嗎？ <text:line-break/><text:line-break/>2. 過去中壢事件及郭雨新、黃蔴及黃信介等等之落選事件，都曾引起群眾走上街頭，乃至包圍警局，燒毀警車等等等，這不叫民粹，這就是不折不扣的所謂民主運動。人們厭惡多行不義為所欲為的當權者，因此不惜冒著喪失生命與自由及各種身體傷害的危險，爭取那最基本的是非，這怎麼會是什麼民粹？它不但不是民粹，而且是民粹的極端反面，是勇於對抗潮流、勇於反抗當權者的一種精神。就如我之前所提及，林義雄當年參選總統時所提到的那樣一種如今早已消失的精神。人民變得就跟政客一樣腐敗，一樣擅於權謀盤算，對於基本是非卻缺乏一丁點義憤，反倒羞辱嘲弄那些勇於為公義挺身而出的人。 <text:line-break/><text:line-break/>林義雄在參選總統的小冊子上引用了古羅馬哲學家西塞羅的一段話："善良的人民，是主要的法律。" 因此，是非善惡才是一個社會藉以立足與發展的根基，至於選舉勝負本身以及派系結盟與諸多盤算等等等，相較之下，無甚意義，無關久遠，不值得關注。</text:p>
      <text:p text:style-name="P1">天龍國小市民   |  2018.11.26 03:06   |   <text:a xlink:type="simple" xlink:href="http://palinfo.habago.org/Entry?Command=Information_PrintForum&amp;iPage=45#FORUM37093"><text:span text:style-name="T1">#</text:span></text:a></text:p>
      <text:p text:style-name="P2">ㄧ國之首都卻鬧到這樣的笑話，居然沒有人在意，假白粉故意製造對立，到處留言挑釁言語， <text:line-break/>難道整個選舉過程沒有行政瑕疵嗎？當事人無法為自己發聲嗎？ <text:line-break/>一場乾乾淨淨的選舉，最終敗在首都留下污點及疑雲， <text:line-break/>套句韓總的話，輸也要乾乾淨淨的輸，街頭示威的民粹不為人民所喜， <text:line-break/>尋求正常管道可能也會無疾而終，但總是努力過也不枉遺憾， <text:line-break/>可惜的是到現在還有人會相信曾經力證扁生病保外就醫， <text:line-break/>最近還自爆綠不同意北農、市府人事，才有了韓流， <text:line-break/>的這個人是白色力量，如果不是韓流搶了風采，想想這位假白可能還覺得自己應該躺著選就贏了， <text:line-break/>把政治人物當明星，只要喜歡，做什麼都不討厭，只要不喜歡，做什麼都不討喜， <text:line-break/>這樣的民主最終也只是淪為政客的手段而已⋯⋯ <text:line-break/><text:line-break/>身為天龍國市民，原本義憤填膺⋯ <text:line-break/>但想想最該擔心的是當初為了要搶天龍國資源，親手將假白捧上天的政客們⋯⋯ <text:line-break/>請神容易送神難⋯被反噬了也是剛剛好而已⋯⋯</text:p>
      <text:p text:style-name="P1">陳真   |  2018.11.26 00:34   |   <text:a xlink:type="simple" xlink:href="http://palinfo.habago.org/Entry?Command=Information_PrintForum&amp;iPage=45#FORUM37092"><text:span text:style-name="T1">#</text:span></text:a></text:p>
      <text:p text:style-name="P3">(再續) <text:line-break/><text:line-break/>歷史上，面臨作票或買票或阿扁的兩顆子彈或綠營及其尾巴黨時代力量藉以操弄之周子瑜事件或偽造緋聞錄音帶 (謝長廷) 或自導自演兼栽贓對手之竊聽案 (柯文哲) 與走路工案 (陳菊與陳其邁) 等等等無數奧步，曾經翻盤選舉結果的只有1977年的中壢事件和1992年的元帥東征。元帥就是黃信介，親自東征花蓮參選立委。 <text:line-break/><text:line-break/>這兩次選舉之所以能翻盤，不是透過司法，而是選後透過群眾包圍與抗爭，"冒著喪失生命與自由的危險" (林義雄語) 逼使當權者屈服。 <text:line-break/><text:line-break/>1978年 12月5日，更發生所謂中山堂事件。用現在的眼光看，根本不是什麼事件，不過只是張俊宏、林義雄及康寧祥等幾個黨外人士在台北中山堂召開記者會，成立一個黨外候選人的助選團。這樣的舉動，在那個年代是犯大忌的。更加引起軒然大波的是：林義雄當天公開揚言，如果國民黨膽敢再作票，"不反對再來一次中壢事件"。 <text:line-break/><text:line-break/>台灣選舉史上，除了上述這兩次群眾流血抗爭事件平反了選舉結果之外，在我的印象中，面對種種奧步，從來不曾因為透過司法訴訟而能獲得平反，永遠都是當權、使壞的那一方佔盡便宜。 <text:line-break/><text:line-break/>我的黨外經歷僅有短短大約10多年，卻是最年輕的一段歲月，距離現在也已20年。前後30幾年的對比，常有這樣一種感受：在所謂恐怖威權時代，人們似乎反而普遍比較具有道德感，比較有熱情與義憤；而現代的人卻相對冷漠與犬儒。 <text:line-break/><text:line-break/>龍應台的 "野火集"，曾在八零年代j中期 (亦即1984年左右)，成為某種具有進步象徵的暢銷書，她當時有句名言叫做："中國人，你為何不生氣？" 藉以批評當時的人們 (特別是年輕一代) 面對不公不義時的冷漠。 <text:line-break/><text:line-break/>我讀了她的書之後卻很生氣，於是寫了一篇當時亦流傳甚廣的數千字長文，登在黨外雜誌上，題目叫做 "野火不大，火氣很大"，反駁龍應台的基本想法。這文章後來被她剽竊，收錄於 "野火集外集"。面對我的抗議，三十幾年來至今她始終不理不睬。該書的出版社當時甚至還說，我只是個 "小小的大學生"，他們收錄我的文章到偉大的龍應台書裏，是對我的抬舉，我應該要反過來感謝他們才對。 <text:line-break/><text:line-break/>這事是題外話。我想說的是，龍應台那句名言 "中國人，你為什麼不生氣？" 基本上還是對的，華人真的很溫吞，很順從，甚至很窩囊，對於公眾事務的道德感很低，總是能找到無數的理由告訴自己 "這一切都不干我的事，我幹嘛生氣？"，要不就說 "生氣也沒用"，或是 "一切黨說了算"。 <text:line-break/><text:line-break/>而我當時反駁龍應台主要是因為，我發現她生氣的對象很奇怪，小事情 (比方說看到有人隨地吐痰) 叫人要生氣，但是關於大是大非的事 (例如當年國民黨的種種敗行劣跡與血腥殘暴)，她卻連提都不提。當然，我只能說她真的很聰明，因為她要是提了，或是 "生氣了"，身家安全肯定不妙，更不用說在黨報 (中國時報)上連載野火集，進而出版這本暢銷書了。 <text:line-break/><text:line-break/>但是，倘若不以人廢言，那麼，質問中國人為何不生氣，確實點出一個有關民族性與文化的基本問題。我也常覺得，它媽的怎麼大家的修養都那麼好？好像不管公眾事務如何荒唐卑鄙都不會生氣，缺乏義憤，特別是時下的人們，更是如此。 <text:line-break/><text:line-break/>原本是要寫有關於台北市長選舉的事。有人說，如果台北選舉無效，那麼為何其它城市就有效？這樣的言論很腦殘，其它城市的候選人當然也可以提起訴訟。另一方面，其它城市並無棄保問題，影響所及自然不能與台北市相提並論，況且丁柯兩人票數相差僅千分之二點多，一旦棄保，勝負立即翻轉。 <text:line-break/><text:line-break/>如果依照 1977年中壢事件的是非標準，這時候的台北市街頭理應已經被憤怒的群眾佔領，烽火漫天才對，但事實上卻一片冷清，無所無謂，連一點基本的熱議都沒有。(今天如果輸的一方是綠營或其盟友柯文哲，很多行政機關現在恐怕已經都被綠營給動員群眾佔領了。) <text:line-break/><text:line-break/>至於國民黨方面，絕不會有什麼義憤，因為政客們要不要 "生氣" 總是要先打打算盤，算一算利害得失，算一算自己能有什麼好處壞處，算一算2020年的所謂總統選舉要怎麼處理跟柯文哲的關係才能獲得最大個人利益等等。 <text:line-break/><text:line-break/>政客如此，一般人其實也一樣。就如吳乃德所說，一般人其實和政客一樣，都很容易妥協，不在乎對錯善惡。我不是說你應該馬上揭竿起義，而是說，為什麼大家好像都不會生氣？</text:p>
      <text:p text:style-name="P1">黃明華   |  2018.11.25 18:14   |   <text:a xlink:type="simple" xlink:href="http://palinfo.habago.org/Entry?Command=Information_PrintForum&amp;iPage=45#FORUM37091"><text:span text:style-name="T1">#</text:span></text:a></text:p>
      <text:p text:style-name="P2">根據中選會公佈資料,國民黨加新黨議員總有效票數是641281,但丁守中有效票數只有577566,有效票數差了63715,就算減掉吳蕚洋5,617加李錫錕6,172也還差了51926,將近5.2萬票,有可能這5.2萬票都轉投柯文哲或姚文智嗎?算起來怪怪的,看來驗票時有效票跟無效票都要好好驗一驗</text:p>
      <text:p text:style-name="P1">李念淨   |  2018.11.25 16:51   |   <text:a xlink:type="simple" xlink:href="http://palinfo.habago.org/Entry?Command=Information_PrintForum&amp;iPage=45#FORUM37090"><text:span text:style-name="T1">#</text:span></text:a></text:p>
      <text:p text:style-name="P3">這次縣市長選舉除了計票問題以外也有讓人擔憂的地方 <text:line-break/><text:line-break/>首先就是柯文哲的事情，讓我們看到可以人為製造「世代衝突」的階級鬥爭 <text:line-break/><text:line-break/>在網路上看所謂的「柯粉」大放厥詞真的非常痛苦 <text:line-break/>這些支持民進黨、時代力量以及柯文哲的六七八年級（708090出生）的年輕人 <text:line-break/>痛罵選舉台北的「智力測驗」沒過 <text:line-break/>詬罵台北的藍營支持者都是「貪圖1500輔助金」的老人 <text:line-break/>甚至在選戰期間也人身攻擊姚文智的支持者 <text:line-break/><text:line-break/>選舉期間也有人聲稱說以話術拐騙自己的父母改變決定投柯文哲 <text:line-break/>更有甚者還把父母的身分證藏起來讓他們無法投票 <text:line-break/>我24歲，但我覺得他們的做法非常讓人不舒服 <text:line-break/><text:line-break/>都是用非常難堪的人身字眼攻擊怒罵，好像只有他們超越藍綠的柯文哲是聖人 <text:line-break/>這種高漲到好像要選總統的聲勢實在令人憂心 <text:line-break/><text:line-break/>其實這些老人某種程度上比年輕人還有彈性 <text:line-break/>中南部成千上百的綠營支持者消極的不去表態也是很稀有的現象，導致國民黨大勝 <text:line-break/>反而是年輕人仇中反華的情緒還是一直都很高漲 <text:line-break/><text:line-break/>還有就是公民投票案的問題 <text:line-break/>一些民進黨側翼把左派的策略跟自己綁在一起，結果導致有利同性婚姻的立法直接被台灣社會大多數的保守派否定掉了 <text:line-break/>這些支持左派政策的年輕人有必要想想是不是要一直把自己跟綠營綁在一起，還有就是不要用非我族類的態度去排斥其他人 <text:line-break/><text:line-break/>最後就是國民黨在中南部大勝，坦白說除了有不少國民黨候選人例如韓國瑜品德才能讓人耳目一新，但是吳敦義之類的國民黨傳統勢力可能因為這次大勝又把國民黨帶回過去的道路 <text:line-break/>當然民進黨我覺得他們的品質始終也就那樣，無數次的口頭敷衍道歉就是讓人完全無法信任，之前行政院發言人就說政府還是堅持非核的計畫，跟國外綠能財團綁在一起</text:p>
      <text:p text:style-name="P1">陳真   |  2018.11.25 16:26   |   <text:a xlink:type="simple" xlink:href="http://palinfo.habago.org/Entry?Command=Information_PrintForum&amp;iPage=45#FORUM37089"><text:span text:style-name="T1">#</text:span></text:a></text:p>
      <text:p text:style-name="P2">(續前) <text:line-break/><text:line-break/>做票是很難查證的事，但是，行政程序上的弊端與操弄卻顯而易見。比方說，台北市一邊投票一邊開票，重疊時間竟然高達將近四個小時，倘若選前十天依法禁止公佈民調以免藉此操弄投票行為，那麼，開了四個小時的票之後，居然還有人才剛要投票，當下的投票行為當然就會受到強烈影響。比方說，我如果知道某個人穩贏或穩輸或雙方票數拉鋸時，我就有可能臨時改變支持對象，以免浪費手中選票的利用價值。但是，東廠中選會的所謂主委卻說一邊投票一邊開票並不違法。 <text:line-break/><text:line-break/>而且，據報載，傳統偏綠的士林區是最後一個完成投票的行政區。 <text:line-break/><text:line-break/>同樣令人不解的是：台北市選舉總數也不過一百多萬票，與其它城市沒有多大差別，為何需要開票長達十小時以上？而且，更詭異的是，為何晚上十一點之後，整個開票作業幾乎停頓？一直到半夜兩點半之後才開完？ <text:line-break/><text:line-break/>如我之前所說，林義雄和姚嘉文曾於1975年代表郭雨新打了一場選舉無效官司，控告國民黨候選人林榮三賄選 (即自由時報創辦人，綠營勢力崛起後，竟也跟著變得綠油油)，雖然證據確鑿，無數的賄選證據與人證就在眼前，但官司依然落敗，法官硬是睜眼說瞎話說 "查無實據"。1977年，林義雄和姚嘉文於是把這段選舉經歷與司法過程如實寫下，書名叫做 "虎落平陽"。"虎" 指的就是郭雨新，他曾任省議員，屬於黨外 "五虎將" 之一。 <text:line-break/><text:line-break/>就在1977那一年，林義雄和姚嘉文兩人又接受了雲林縣長黨外候選人黃蔴的委託，再度打一場選舉無效官司。上回是買票，這回是作票。台灣司法向來聽命於當權者，官司結局不言可喻。林、姚兩人在隔年(1978年)於是又把這段經歷寫成一本書，叫做 "古坑夜談--雨傘下的選舉"，描述當年選舉作業之不公與舞弊。 <text:line-break/><text:line-break/>這書裏頭有幾段話，我抄下來給大家看，給大家做個借鏡與比較。林、姚兩人訪問了雲林古坑當地的民眾，如此說道： <text:line-break/><text:line-break/>開票 "那天晚上，風又大，天又黑，等開票的人越來越多。...大家等了很久，統計數字還不知道。...很多人等得很不耐煩了。" 俗語說："有水鬼的所在，常常淹死人，我們古坑每年都是最慢才報告，古坑的選票(向來)是雲林選舉的殺手鐗，怎麼可以早報？...所以，海口人總是說古坑選票會吃人。...開票開了半天，還不知道多少票...公所內的一大片玻璃被打破了。...有人說，看不到什麼歪哥事啊，不可鬧。...可是，誰人不知，古坑公所出山虎，每次選舉會吃人。" <text:line-break/><text:line-break/>面對群眾的種種質疑，當時的選務單位如此回應道： <text:line-break/><text:line-break/>所謂 "故意拖延至下午七時才開票，絕無其事。若有稍延者，諒為選民下午四時以前到達投票所，依法排隊俟其投畢後方能開票"。 <text:line-break/><text:line-break/>至於為何大家都開完票了，縣長部份的選票卻遲遲無法開出？選務單位回答：那是 "為了工作之方便，並未違法。至於三屆前 (黨外候選人) 黃蔴省議員落選並非遲報所致，並無違法情節"。 <text:line-break/><text:line-break/>選舉無效官司後來被法院駁回。林義雄和姚嘉文在書末一章 (標題為 "民主椪柑，民主假象")，記下當時他們在法庭上對審判長講的一段話。他們說： <text:line-break/><text:line-break/>"審判長，我們當然知道，我們活在一個民主法治國家...但這個社會所謂 '民主'，只不過是一個假象而已。...但由於我們還有法院，所以當人民受到行政機關的錯誤措施而發生損害的時候，他們會忍下來，他們認為法院可以給他們一個公道。...不過，非常不幸，我們唯一的民主假象--選舉，在三十年來，有許多不公平的現象...我們的法院，幾十年來也一再的使人有一種感覺，就是在處理選舉訴訟時，只不過是虛應故事而已。 <text:line-break/><text:line-break/>由於人民選舉對法治一再的失去信心，所以到了去年五項選舉的時候，發生了很多使我們痛心的事情...全省到處都可以看到候選人、選民用自己的力量，想要保護選舉的公正性，到處都可以看到或大或小的糾紛。在這當中，不幸的中壢事件發生了。...最根本的原因是，人民對法院、對政府辦理選舉已經完全失去了信心。...他們就只好用自己的力量，用拳頭，冒著生命、自由的危險，想要維護選舉的公平。...我們好像不是活在一個文明的法治社會裏，好像是回到幾百年前的拓荒時代。" <text:line-break/><text:line-break/>林義雄和姚嘉文苦口婆心的勸說，對法院來說猶如對牛彈琴。反倒是同一年的桃園縣長選舉，因為懷疑作票，黨外群眾包圍警察局，燒毀警車，並導致警方開槍鎮壓，一人死亡。後來，桃園縣所有投票所全部重新開票，在群眾的監視下，乖乖一票一票地亮票，許信良反敗為勝，竟以22萬票對13萬票的懸殊票數，當選桃園縣長。 <text:line-break/><text:line-break/>事實上，大規模買票、作票或明顯行政舞弊的事情在過去幾年已較少聽聞，特別是重要職位之選舉，更是如此。但是，這些原本屬於國民黨的選舉花招，後來卻由人渣黨給繼承並發揚光大。每次只要人渣黨一當權，就會開始在各種行政上無所不用其極地從事違法舞弊等行為，完全不把法律當一回事 (台大校長卡管事件即是一例)，更不用說什麼基本的公平與正直；反倒以身為東廠為榮，囂張跋扈，為所欲為，無法無天到極點。 <text:line-break/><text:line-break/>陳真 2018. 11. 25. <text:line-break/><text:line-break/>============ <text:line-break/>提選舉無效之訴 丁守中：爭選舉制度的公平性 <text:line-break/><text:line-break/>Yahoo奇摩（即時新聞） <text:line-break/><text:line-break/>2018年11月25日 <text:line-break/><text:line-break/>（中央社） <text:line-break/><text:line-break/>台北市長選舉開票從昨天下午4時到今天凌晨2時半左右，丁守中以3254票差距落敗。丁守中今天表示，台北市昨天一邊開票、一邊投票3個多小時，且全台灣只有台北有操作棄保的現象，讓他變成唯一的受害者，不希望未來還有其他候選人遭遇類似不公，決定提出選舉無效訴訟，「我們要爭的是選舉制度的公平性」。 <text:line-break/><text:line-break/>台北市三合一選舉，原訂下午4時投票截止，但直到昨晚6時30分，台北市才陸續有選區完成投票，全市各區晚上7時46分才投票完成，士林為最後完成投票的行政區。市長選舉開票則首度跨夜，結果在今天凌晨2時36分出爐。 <text:line-break/><text:line-break/>台北市長選情陷膠著，開票超過10小時，台北市長柯文哲以58萬820票驚險連任，丁守中則以57萬7566票居次落選，兩人差距僅3254票。 <text:line-break/><text:line-break/>丁守中昨天質疑台北市一邊開票、一邊投票，過程中存在重大違法和太多疑點，決定提選舉無效訴訟並提出驗票要求。他今天下午2時親自出面舉行記者會表示，選罷法規定投票前十天不得以任何方式發布候選人或選舉民調，中選會卻容許出現「一邊開票、一邊投票」的情況，選民可以從長達3個多小時的這段時間從手機得知開票資訊，明顯造成棄保空間出現，這是全世界都沒有的現象，也完全違法。 <text:line-break/><text:line-break/>他也表示，對手陣營在「一邊開票、一邊投票」的3個多小時內不斷操作棄保，全台灣只有台北有這樣的現象，讓他變成受害者。 <text:line-break/><text:line-break/>丁守中說，民主的核心是法治，不能再有下一個因制度缺陷受害的候選人，因此決定提出提選舉無效訴訟。至於法院裁定他一天內繳納保證金428萬2929元，因今天周日籌不到現金，明天上午10時前將到法院繳交。 <text:line-break/><text:line-break/>============== <text:line-break/>丁守中指台北選務違法 提無效訴訟自立晚報 <text:line-break/><text:line-break/>自立晚報 <text:line-break/><text:line-break/>2018年11月25日 <text:line-break/><text:line-break/>(記者黃秀麗台北報導)國民黨台北市長參選人丁守中於三千餘票落選後指出，這是台灣民主的醜聞，這場的選舉從投票到開票，充滿著不可思議的重大違法。在這樣充滿違法的選務工作上，不可能產生擁有合法性、正當性以及受人尊重的台北市長。這不只是丁守中的問題，這更是台灣民主政治所遭到的空前危機。丁守中認知，這是一個一邊開票一邊投票的違法選舉。不禁讓我們強烈懷疑中央選委會和台北市選委會是不是有刻意放水操作棄保的選舉？ <text:line-break/><text:line-break/>我們會提起選舉無效訴訟。這一場全世界聞所未聞，邊開票邊投票的選舉，發生在唯一綠白合作的台北市，已經注定讓丁守中以及57萬丁守中的支持者，成為最大的受害者。</text:p>
      <text:p text:style-name="P1">陳真   |  2018.11.25 02:42   |   <text:a xlink:type="simple" xlink:href="http://palinfo.habago.org/Entry?Command=Information_PrintForum&amp;iPage=45#FORUM37088"><text:span text:style-name="T1">#</text:span></text:a></text:p>
      <text:p text:style-name="P3">1. 開票並不是一個投票所開完然後 "再" 開第二個，而是 "一起同時" 開票，各自把票數往計票中心傳送，因此，不可能開那麼慢。開到現在都半夜兩點45分了，有可能嗎？ <text:line-break/><text:line-break/>2. 一邊投票，一邊開票 (報載有的投票所甚至投到快八點了才投完)，天底下有這種選舉嗎？這不會影響投票行為嗎？有人玩牌是這樣先偷看對手的牌再來出牌的嗎？這很明顯是在操作棄保。 <text:line-break/><text:line-break/>3. 這次投票非常混亂且費時(前所未見)，很多人因此放棄投票。我不相信這純粹是出於一種行政上的無能。我當然不可能有證據，但我認為是蓄意為之，因為這類混亂，很容易在特定選區(例如偏藍營的選區)進行操弄，比方說藉以降低投票率。 <text:line-break/><text:line-break/>中選會那位陳什麼鈐的東廠太監，毫無公信力可言，因為他從頭到尾的各種作為之荒腔走板(從阻擋以核養綠到違法公告等等等)，只能以違法亂紀、恬不知恥來形容，真的是毫無一絲羞恥心可言，完全不擇手段，自甘淪為人渣黨的走狗。我不相信這樣的人會公平、正直地執行政務。 <text:line-break/><text:line-break/>4. 我觀察整個投票過程之極度混亂與荒唐，能夠上下其手的機會非常多。 <text:line-break/><text:line-break/>5. 我的結論就是：這就是奧步，這就是做票。這個人渣黨及其同夥柯文哲，真的是不可能不出奧步，永遠都會讓你有根本意想不到的卑鄙手段出現。</text:p>
      <text:p text:style-name="P1">陳真   |  2018.11.24 00:18   |   <text:a xlink:type="simple" xlink:href="http://palinfo.habago.org/Entry?Command=Information_PrintForum&amp;iPage=45#FORUM37087"><text:span text:style-name="T1">#</text:span></text:a></text:p>
      <text:p text:style-name="P2">1995年，林義雄曾競選總統，但在黨內初選第一輪便已落敗，輸給彭明敏和許信良，沒法贏得提名。雖然我始終十分反對他選總統，但至今仍然還保留著幾本他當時的競選小冊子；裏頭沒有什麼 "具體政見"，但列出了台灣面臨的 "十大基本難題"。我們不會因此說林義雄是個 "草包"，事實上，我還十分認同他關於政治的一個基本觀念。 <text:line-break/><text:line-break/>在這本競選小冊子的扉頁與封底，都印上了同樣的一句話： <text:line-break/><text:line-break/>"決定一個政府存亡的，絕不是公共政策，而是政府的精神。-- 托克維爾" <text:line-break/><text:line-break/>林義雄寫道： <text:line-break/><text:line-break/>"偉大的法國社會思想家托克維爾在實際參與政治多年之後，曾經說過一句發人深省的話：'決定一個政府存亡的，絕不是公共政策，而是政府的精神。' 今天，台灣所缺乏的就是這個精神。" <text:line-break/><text:line-break/>吳乃德老師在這小冊子中寫了一篇文章，補充道： <text:line-break/><text:line-break/>"台灣並不缺少公共政策，事實上我們的公共政策已經夠多，我們缺少的是具有決心和意志加以實現的政治人物。人民也不缺少不滿和對未來的期待，只是他們和政治人物同樣地容易妥協。...或許充滿了活力，卻是一個缺乏價值理念、沒有方向、浮誇異常的民族。 <text:line-break/><text:line-break/>過去，政治是一項令人恐怖的活動；今天，政治則是一項令人輕視的行業。妥協和利益交換成為政治的常態，堅守信念、不願妥協交換的人，被視為不適合從政；可貴的品質在政治中反而成為負擔；台灣民眾也已經習於刺激和聲光；樸實在選舉中成為弱點。... <text:line-break/><text:line-break/>如果林義雄在未來的選舉中，能堅持他一貫的樸實風格，將為台灣注入另一股新的力量，這或許是他參選的最大意義。...如果台灣的選民願意培養這樣的力量，台灣政治的品質將會全然不同...台灣社會也會有完全不同的風貌。" <text:line-break/><text:line-break/>以上這些平淡卻深刻的話語，在這無盡喧囂的島嶼上，究竟能有多大意義，能引起多少共鳴？ <text:line-break/><text:line-break/>1975年，林義雄為郭雨新打選舉官司，控告國民黨候選人林榮三 (即自由時報創辦人) 大規模賄選，罪證確鑿，理應當選無效，但判決結果卻睜眼說瞎話說 "查無實據"。林義雄看到如此 "黑暗的司法" 及 "無恥政客的嘴臉"，非常反感，於是1977年決定自己出來參選省議員。當時他有一段參選心境的告白，讓年少的我非常感動。林義雄說： <text:line-break/><text:line-break/>"覺得自己就像初次上戰場的士兵，耳中聽到了遠處傳來隆隆的炮聲和尖銳槍聲，對於渺茫而無法把握的未來，感到莫名的悲愴和孤獨。" <text:line-break/><text:line-break/>我特別喜歡沈從文的 "三個男人和一個女人" 小說末尾的那段話，幾十年來不斷在我腦海迴響，究竟是帶來刺痛或安慰？我自己也說不上來；總覺得它似乎就像發自我內心的一種告白。 <text:line-break/><text:line-break/>故事中的少女死了，人事皆非。那段結尾是這麼說的： <text:line-break/><text:line-break/>"至於我，還有什麼意見沒有？……我有點憂鬱，有點不能同年青人合伴的脾氣，在軍隊中不大相容，因此來到都市裏，在都市裏又像不大合式，可不知再往哪兒跑。我老不安定，因為我常常要記起那些過去事情。一個人有一個人命運，我知道。有些過去的事情永遠咬著我的心，我說出來時，你們卻以為是個故事，沒有人能夠了解一個人生活裏被這種上百個故事壓住時，他用的是一種如何心情過日子。 " <text:line-break/><text:line-break/>為何從林義雄的 "政府精神" 及 "遠處傳來的隆隆炮聲"，一下子跳到沈從文這些唯美多情的文字來？兩者有何相關？我也不明白。心裏的事，任憑誰自己也說不清。有些事，有些話，有些聲音和影像，就像住在心裏頭揮之不去的小精靈，時不時就會出來攪動一番。 <text:line-break/><text:line-break/>昨天下午去幼兒園接小孩，沒有馬上回家，帶她在附近的公園玩溜滑梯和蹺蹺板，一會兒就天黑了，抬頭發現月亮特別大，特別圓。一時興起，我就拿起手機給月亮拍了照。小孩看了月亮的照片很開心，說她也想要和月亮合照。我跟她說這有點難，把拔的手機辦不到。一時之間，全是有關月亮的話題。於是，我就教她念蘇軾的 "水調歌頭"，一字一句講解，"明月幾時有，把酒問青天"，一邊念詞，一邊教她唱王菲的曲： <text:line-break/><text:line-break/>https://www.youtube.com/watch?v=NoGBBbI4Xo8 <text:line-break/><text:line-break/>"不應有恨，何事長向別時圓？人有悲歡離合，月有陰晴圓缺，此事古難全..." <text:line-break/><text:line-break/>當我教到這後半段，突然悲從中來，教不下去。似乎任何與我無關的東西，任何與我無關的事務，哪怕是一樁千百年前的故事，似乎只要冠上一個 "我" 字，我便彷彿成為了故事的主角，同它產生了關係，從而為它起惆悵。生命與生活，真是很艱難的一項事業，不過只是一點點的故事，卻是偌大的悲歡，一個人的心裏能裝得下多少故事？</text:p>
      <text:p text:style-name="P1">陳真   |  2018.11.23 09:52   |   <text:a xlink:type="simple" xlink:href="http://palinfo.habago.org/Entry?Command=Information_PrintForum&amp;iPage=45#FORUM37086"><text:span text:style-name="T1">#</text:span></text:a></text:p>
      <text:p text:style-name="P3">這回選舉，綠營的人，當然也包括這位隨時轉換顏色的柯啥咪，藉故哀嚎，一片哭聲，以博得同情。政治人物的眼淚，就像一種可恥的象徵，連眼淚也能操弄。 <text:line-break/><text:line-break/>再說，不過只是一個選舉，就要哭成那樣，那麼，一般人面對生活中無數的折磨困頓與屈辱乃至絕望，難道是要哭出一片汪洋？ <text:line-break/><text:line-break/>一個人，如果真的如其所宣稱的什麼 "勇於承擔責任"、"為民服務，"，那麼，選民不讓你太辛苦，不打算選你，那你應該要笑，怎麼會是哭呢？ <text:line-break/><text:line-break/>從小時候選班長，到長大在各種社運團體或專業團體或工作單位裏頭，每逢要選出班長或任命各種領導職務時，我就很緊張，很怕會被選上，因為我根本沒有意願想要 "為民服務" 或承擔什麼責任。若硬要我承擔，我甚至會不惜退出團體或離職。 <text:line-break/><text:line-break/>比方說環保聯盟總會成立後，隨即在高雄也成立分會，我不願 "承擔領導責任"，結果卻竟然依舊得了最高票，必須擔任會長。我跟大家說，如果硬要我當會長，那我就退出環保聯盟，後來大家才放我一馬，讓我僅僅擔任執委。 <text:line-break/><text:line-break/>最近高雄大街小巷到處都有一些很可怕的看板，有的以黑白呈現，甚至還灑上紅色鮮血圖案。看板上，各個候選人咬牙皺眉，痛苦哀嚎的表情，如喪考妣。若不細看，還以為是歹徒要被拖上刑場槍斃之際的悲慘畫面，其實只是在打悲情牌。看板上往往寫著："搶救！搶救！別讓台灣的一線希望落空！別讓改革者孤單！" 之類。 <text:line-break/><text:line-break/>台灣所謂民主選舉，很像源自幾百年前的一種嘉年華（carnival）概念，亦即每年選定一天，不管貴族或平民，老闆或夥計，乃至平常任人糟蹋的奴隸也一樣，就在這一天，大家都可放下工作，拋開階級與身份，不分貴賤地一起儘情玩樂。過了這一天，一切便恢復如常，欺壓人的照常欺壓，不見天日的繼續不見天日，任人踐踏的，一樣任人踐踏，貪贓枉法的，依舊大撈特撈。 <text:line-break/><text:line-break/>不過，今年的選舉有點特別，已經不是什麼政黨對決，而是一個人赤手空拳同時打藍綠兩個黨。我講的當然是指韓國瑜，而不是綠皮綠骨卻漆上一身白來騙人的政治惡棍柯文哲。時勢造英雄也好，英雄創造時代也罷，因為韓國瑜的出現，台灣三十幾年來的所謂民主選舉，只有這一回比較特別。 <text:line-break/><text:line-break/>我們一直在等奧步，等半天，猛然才發現奧步早已出籠，種種藉以謀殺人格的戲中戲便是，金馬獎也是，其中最大的奧步竟然是來自韓國瑜自己的黨主席，有關 "母豬" 的悲情義憤，傳遍大街小巷。我在林園工作，病患大多是菜販、漁民或基層勞工，不需要大數據，我從他們的口中，大概就能嗅到空氣中瀰漫著何種氣息。 <text:line-break/><text:line-break/>政治真是很陰暗複雜，不是一般正常人所能想像的種種齷齪手段。一個人，倘若看懂了台灣政治，意味著他理應也能懂得人性陰暗幽微之處。一個人，當他看多了惡，對於善就往往特別渴慕與嚮往。 <text:line-break/><text:line-break/>陳真 2018. 11. 23. <text:line-break/><text:line-break/>=============== <text:line-break/>選前最後衝刺 悲歡兩樣情 風水輪轉 柯心慌 韓堅定 <text:line-break/><text:line-break/>張潼、李義╱綜合報導 <text:line-break/>2018年11月23日 <text:line-break/><text:line-break/>中國時報【張潼、李義╱綜合報導】 <text:line-break/><text:line-break/>柯P哭了！藍綠支持者歸隊，讓尋求連任的台北市長柯文哲腹背受敵，昨天二度直呼「選情真的很告急」，3位蔡政府國策顧問挺身而出支持，讓柯哽咽說：「大家願意出席支持，讓我覺得感激涕零！」；高雄韓國瑜面對選情看漲，維持一貫歡樂舉辦選前之夜，由老中青三代歌手與市民同樂，象徵高雄市人口數的277位禿頭現身，與韓用頂上之光照亮高雄。</text:p>
      <text:p text:style-name="P4"/>
      <text:p text:style-name="P1">陳真   |  2018.11.22 12:15   |   <text:a xlink:type="simple" xlink:href="http://palinfo.habago.org/Entry?Command=Information_PrintForum&amp;iPage=46#FORUM37085"><text:span text:style-name="T1">#</text:span></text:a></text:p>
      <text:p text:style-name="P3">民間公司就算自己有一堆錢，還是會向銀行貸款，因為預期投資效益往往遠超過貸款之利息，藉著放大槓桿，獲利更大。但是，政府機構就跟卡債族一樣，借錢是因為錢不夠用，而且，往往借了就是借了，不會因此產生收益，債台於是逐漸高築，直到破產，還不起債務。 <text:line-break/><text:line-break/>像這麼簡單的一個觀念，說不定連國中生小學生都懂，這些整天在金錢世界打滾、動輒億來億去的政客會不懂嗎？當然不可能。GM先生不是不懂，而是睜眼說瞎話。政客往往有一種心態，認為選民智商很低，很容易騙，因此，即便再荒唐的鳥話，他們通常也都能輕易說出口。 <text:line-break/><text:line-break/>光憑這樣一種離譜的類比(把無錢可用甚至瀕臨破產的高雄市政府比擬為賺爆了的台積電)，就應該打零分。倘若GM先生不是蓄意說謊，那就更離譜了，那等於說他竟然蠢到連這樣一個簡單的財政道理都不懂，竟然以為債務越高越好。這樣的水平，就算擔任一般職員的能力也都完全不及格；萬一當起市長，豈不是一場大災難？ <text:line-break/><text:line-break/>至於人渣黨的種種附隨組織與媒體，當然也不可能不懂這個簡單的財政道理，但他們卻故意裝蒜，反倒還硬是瞎捧GM，並且故意在一些毫無意義的枝節上醜化韓國瑜，例如什麼高雄人均碳排放量不是世界人均的9倍，而是4-5倍。真的是有夠無聊且低能。若真要這樣計較，那也不是4到5倍，而是4.5到6.5倍。重點是，會有人這樣理解數據嗎？故意煞有介事地夾纏這些毫無意義的歪理，以便醜化對手的能力，真是有夠低級。 <text:line-break/><text:line-break/>不過，道理雖然簡單，但我其實對人們的智商也毫無信心。離譜的謊言通常還是會奏效。原本看好韓國瑜將勝出，但在各界(包括吳敦義等 "自己人")的聯手夾攻與種種造假抹黑底下，韓國瑜的形象遭到嚴重貶損扭曲，勝負我已經無法判斷了。 <text:line-break/><text:line-break/>昨晚下班回家途中，一路人潮，交通有點塞，原來是韓國瑜就在我家附近街道掃街拜票。我捧著便當，一邊吃一邊站在陽台觀看支持者施放的煙火，勝負已難料。但有個比表面勝負更重要的東西，韓國瑜顯然是贏了，那就是乾淨正直鼓舞人心的選舉方式。他說得對，"寧可乾淨的輸，不要骯髒的贏"。輸贏只是一時，正直良善卻是永恆。 <text:line-break/><text:line-break/>陳真 2018. 11. 22. <text:line-break/><text:line-break/>===================== <text:line-break/><text:line-break/>風評：陳其邁錯到離譜的「負債學」 <text:line-break/><text:line-break/>風傳媒 <text:line-break/><text:line-break/>主筆室 <text:line-break/><text:line-break/>2018年11月21日 <text:line-break/><text:line-break/>對高雄市的高負債，民進黨高雄市長候選人陳其邁在辯論中，拿台積電作比擬。坦白說，這是一個完全錯誤的比擬─如果陳其邁的說法正確無誤，苗栗縣豈不是全國最是典範的縣市？ <text:line-break/><text:line-break/>周一的高雄市長有辯論會中，國民黨候選人韓國瑜質疑高雄財政問題，因為高市總負債三千億，平均每個高雄市民負債十萬。陳其邁回應舉台積電的例子說，台積電負債六千億，但公司營業額九千億，難道說台積電是不好公司？他強調要看總體負債跟市政府經營效率等。 <text:line-break/><text:line-break/>這個比擬很快有回應，台積電先對陳其邁候選人讚許台積電是好公司「表示感謝」，隨即說「數字搞錯」了（根據財報台積電負債是3,940億元）；最後則表示：民間企業與政府單位是不一樣的機構，資產負債表不應相互比擬，財政問題恰當與否，有不同的尺度衡量。之後陳其邁陣營也承認用的資料較舊而向台積電致歉。 <text:line-break/><text:line-break/>其實，陳其邁把數字搞錯或用舊數字事小，真正可怕的是觀念的偏差與錯誤─台積電其實已非常含蓄的點出來了。 <text:line-break/><text:line-break/>企業負債可說是「天經地義」，幾乎沒有一個企業全部用自有資金投資，融資投資實屬必然─大部份是投資10元，至少有3-5元靠融資而來；至於該借不該借也非常容易決定：如果預估投資報酬率是10%，高於融資利率2-3%，這個錢當然要努力借；因為用自有資金投資可能只拿得出10億元，融資後可投資30億元以上，加大財務槓桿後獲利更多。 <text:line-break/><text:line-break/>對企業負債高低與好壞問題，大部份都先看負債比（總負債除以總總資產），低負債比的企業大致在3成左右，高者可到7-8成─台積電負債占資產比率大概是2成初頭，負債比算低。不同國家地區的企業負債比亦有差異，一般而言，英美企業負債比在5成以下較多，歐亞則在5成以上多；平均而言，4-6成左右的負債比被認為可被接受的適當水準。但一家公司好壞，負債比只是一個必要的參考數據，負債比低未必就好，高也未必差需要輔佐其它數據與趨勢看才能正確判斷企業體質。 <text:line-break/><text:line-break/>相較企業「借錢就是為了賺錢」，只要獲利高於融資成本、現金流無問題，借錢可以「多多益善」的性質，政府借貸舉債卻是全然的另一回事。政府借錢來可能用作經常門的消費支出，花掉就沒有了，只剩下永恆的債務伴隨政府。屬於經常門的消費支出其實占政府支出的大部份─政府的人事經費、行政管理成本，當然是消費支出，即使號稱「投資」的所謂的國防投資、教育投資、公共衛生投資等，也不是真正的投資，因為它無法產生收益、形成資產，全部都算消費支出─花5000億買戰機、飛彈，也許非常必要，為全國提供國防保護這項「消費需求」，但不會產生任何收益，也不會提升生產力。 <text:line-break/><text:line-break/>但政府舉債也可能用作基礎建設投資，一般對政府舉債投資採較「寬容」的態度，因為假設其有助整體生產力的提升、對經濟有幫助，因此最終會回饋到稅收的增加上。這之間的差別，就是德國財政學者普林茲所稱的「好債與壞債」；不過，即使是用作投資的支出，其中亦充斥著低效益、肉桶型的計劃，台灣的蚊子館、中國各地方政府充斥的「面子工程」、日本「沒有盡頭的道路」，都是其中顯赫的案例。 <text:line-break/><text:line-break/>因為天下烏鴉一般黑，所有政府、執政者都有花國庫錢、收買人心的傾向與誘因，每個國家沒有例外的就是消費支出持續增加且占比日高，如歐洲國家的政府支出，平均而言已是4成用來養龐大的官僚，4成用作社福，用於投資的比例大概只有5%不到。 <text:line-break/><text:line-break/>結果是支出越來越多、赤字持續高升、官僚也日益肥大但經濟卻越來越差，最後就是國家財政垮台，最著名的當然是幾年前搞到出現主權債信危機的「歐豬五國」，其中的希臘「堪為典範」，政府花錢在公務員身上毫不手軟─年滿50歲可退休領95%的薪資、公務員父母過世子女可續領其退休金、公務員熟悉外語有津貼拿，連準時上班都有獎金。 <text:line-break/><text:line-break/>就因為政府與企業有本質上的差異，花錢的動機全然不同，花錢後的效益也是企業容易評估（看獲利）而政府難以估算，也因此，最傳統的觀念上就是要求政府預算要作到「預算平衡」（就是指量入為出、收支平衡別舉債），這跟企業就是要舉債投資賺錢是在全然不同的世界。即使現實上不可能要執政者作到不舉債，但為求節制，許多國家乾脆就對政府每年舉債占預算比例、累計債務餘額與GDP比例等數字明訂限制，如加入歐元區的國家都受馬斯垂克條約對政府債務與赤字限制的規範。 <text:line-break/><text:line-break/>因此，陳其邁談民進黨執政讓高市負債增加，可以強調負債是為投資、而投資項目則有明顯效益等等，看看是否能說服市民；但拉來台積電作比擬，就是犯下錯誤類比之錯，更顯示其對政府財政與負債的理解與觀念有問題，因為兩者根本無法亦不該類比。 <text:line-break/><text:line-break/>政府舉債、負債絕對不能被合理化或甚至視為「美德」，否則，那個卸任後讓苗栗縣幾乎破產的前縣長劉政鴻，豈不成為縣市長典範了？他卸任時留下600多億元債務，縣府員工薪資幾乎發不出；他的花錢方式包括：101 年國慶日時為縣民連放 27 天煙火、燒掉 3.7 億，砸5.2 億舉辦台灣燈會時，還有免費聽到飽的三大男高音也花了 2.2 億，還有許多缺乏收益與效益的開發案。（推薦閱讀：陳其邁指台積電負債6000億 台積電說話了） <text:line-break/><text:line-break/>下次陳其邁要再談高雄負債高時，請別再拿民間企業比擬，這種想法觀念有「向苗栗看齊」的風險，並記得台積電這次含蓄的教導：民間企業與政府單位是不一樣的機構，資產負債表不應相互比擬，財政問題恰當與否，有不同的尺度衡量。至於藍委說陳其邁導致台積電股價開盤下跌，就更是鬼扯、外行到極點，完全不知道美股、蘋果發生了什麼事，不值一評。</text:p>
      <text:p text:style-name="P1">陳真   |  2018.11.22 10:23   |   <text:a xlink:type="simple" xlink:href="http://palinfo.habago.org/Entry?Command=Information_PrintForum&amp;iPage=46#FORUM37084"><text:span text:style-name="T1">#</text:span></text:a></text:p>
      <text:p text:style-name="P2">台灣一大堆名嘴人渣，長年以來，每天就是講一些鳥話，賺進億萬財富。騙子、歹徒的存在不可怕，可怕的是，究竟是什麼樣一種智能的選民，會去支持這樣一個詐騙集團？ <text:line-break/><text:line-break/>臨床上，特別是我這一科，很多病人往往不相信醫生，卻相信一些稀奇古怪的東西，如果把這類例子寫下來，把它類型化，我看大概可以出版一本厚達數千頁的詐騙手法大全。有很多病，科學上對它的理解已經來到一種分子遺傳與神經生物學的細膩層次，治療上的相關利害得失更是清清楚楚，但人們卻寧願去相信一些什麼宇宙能量水、無敵醒腦丸或是怪力亂神之類的東西。 <text:line-break/><text:line-break/>前陣子有個病人，是個一路念資優班長大的少女，很明顯罹患精神分裂症(後來改名為思覺失調)，怪異行徑不斷，連大便都能拿來抹臉，家長卻花幾百萬帶她遍訪 "仙人"，吃什麼天山雪蓮，找乩童 "淨身"，還說病因已經找到，說是唐朝一位冤死宮女的附身，必須每天服用仙人加持過的醒腦丸，把魂魄叫回來等等。 <text:line-break/><text:line-break/>就這樣搞了十多年，病情不斷惡化。經人介紹，來掛我的門診。一給她抽血，問題一堆，貧血、低鈉、腎衰竭、肝指數飆高、各種電解質異常等等等，身體狀況非常差。我告知家長真相，家長卻仍然堅持說西藥很毒，仙人指示不能吃，說只是要來開導。我說我是醫生，我只會開藥，這種病跟什麼開不開導無關。費了九牛二虎之力，終於才說服家長，女孩病情也隨著藥物治療而大幅改善。但家長最後卻認為這是因為他們花費鉅款，請仙人 "暗中" 使力，把含冤而死的唐朝宮女趕走。 <text:line-break/><text:line-break/>一個騙子，貽誤、危害了特定個人，但一個政治詐騙集團卻是傷害一整個社會的長遠發展與眾人福祉。當半票選民成為多數，事實上所謂民主便是一種災難。 <text:line-break/><text:line-break/>念大一時，忘了是哪一堂課上台報告，我故意在投影片上空白處寫了一句話，我寫說："民主不需要條件，只需要決心。"一些同學看了很生氣，說我怎麼可以批評政府。我那句話主要就是在反駁當時的國民黨政府對於戒嚴及黨禁報禁的種種說詞，簡單說就是：共匪虎視眈眈，大敵當前，我們必須時時提高警覺，以免民主被誤用云云。 <text:line-break/><text:line-break/>十多年後，我回想當時寫的這句話，我想我是錯的，民主的確需要條件，它不是一種可以任意橫向輸入隨時都能成立的東西。就連輸血都不能亂輸，何況事關大眾長遠生存的一種社會制度。它不但需要條件，而且也不是什麼普世價值，不是一種每個社會都應該追求的目標。更重要的是，它根本不是目標本身，而只是一種手段；它所能達成的目標，其它類型的社會制度同樣也有可能達成。 <text:line-break/><text:line-break/>一個簡單的觀念，卻花了我十多年才想清楚。我常回頭看自己，總覺得自己一路走來，不管做什麼，個人的，公眾的，似乎全是錯的、失敗的。有時我會想，會不會若干年後，我又會發現自己全錯了，或又是一敗塗地？ <text:line-break/><text:line-break/>因此，閱讀我寫的文字最好的方法就是看歸看，但是腦子可是你自己的，你仍然得自己想一想，從而得出屬於你自己的結論。 <text:line-break/><text:line-break/>但我想有個東西永遠錯不了，那就是人性之善。只要守住人心之善良與憐憫，我們就不會因為在思想上犯了錯而墮入地獄深淵。 <text:line-break/><text:line-break/>陳真 2018. 11. 22. <text:line-break/><text:line-break/>=============== <text:line-break/>鄭弘儀：韓國瑜當選台灣會失去自由 <text:line-break/><text:line-break/>三立新聞網 <text:line-break/><text:line-break/>2018年11月19日 <text:line-break/><text:line-break/>政治中心／綜合報導 <text:line-break/><text:line-break/>距離年底九合一大選僅剩最後一週，資深媒體人鄭弘儀昨（18）日出席民進黨新北市長候選人蘇貞昌造勢活動時表示，前總統馬英九、國民黨高雄市長候選人韓國瑜、國民黨新北市長候選人侯友宜、國民黨主席吳敦義這4個人很可怕，如果韓國瑜真的當選，台灣人將失去自由。</text:p>
      <text:p text:style-name="P1">陳真   |  2018.11.22 01:47   |   <text:a xlink:type="simple" xlink:href="http://palinfo.habago.org/Entry?Command=Information_PrintForum&amp;iPage=46#FORUM37083"><text:span text:style-name="T1">#</text:span></text:a></text:p>
      <text:p text:style-name="P3">(再續) <text:line-break/><text:line-break/>第一次被抓去警察局是因為一張照片。照片上只有兩個人，一個叫溫錦隆，一個叫羅張。我拿著這張照片，自己製作成一份傳單，在現在的高雄師範大學和平校區 (也就是高雄文化中心那附近) 影印散發。 <text:line-break/><text:line-break/>那是大約33年前，1985年左右，仍是戒嚴時期。不到兩三分鐘的時間，馬上來了兩輛警車，二話不說就把我給上銬押走了。其中有個警察，知道我是高醫學生，找了個機會拉我到一旁，偷偷輕聲跟我說，"等一下做筆錄時，你就說你只是拿錢發傳單，對傳單內容一無所知。" 他警告，我若不這麼說，前途將化為烏有。但我還不至於那麼窩囊，我依然說這事從頭到尾就只有我一個人，傳單就是我自己做的，沒有其他 "共犯"。 <text:line-break/><text:line-break/>蔣家白色恐怖時代或威權時代，有句名言，人人朗朗上口，叫做："人人心中有個小警總"，意思是說，不用等到警總 (即警備總部) 真的來抓你關你打你乃至殺你，你就已經在自己心裏頭進行自我規範、閉口噤聲不敢造次了。羅張，曾經就是警總的副總司令，人見人怕，後來當上警政署長。 <text:line-break/><text:line-break/>當時有個犯罪集團，犯下許多案子，傷人無數。後來集團首腦被抓，起出槍械，意外發現裏頭竟有一支手槍隸屬台北市警察局，是一位現任警察提供給歹徒搶劫使用。這位警察，就叫做溫錦隆。一時之間，社會譁然。 <text:line-break/><text:line-break/>溫錦隆雖隸屬台北市保安大隊，卻同時也是羅張的昔日得意部屬，於是羅張就把他帶到警政署，擔任自己的武裝貼身隨扈。 <text:line-break/><text:line-break/>如果故事僅僅到此為止，那沒什麼，羅張就自己下台一鞠躬就沒事了。但是，在溫錦隆被抓後，羅張竟然否認他認識溫錦隆。後來，黨外雜誌刊載了一張兩人的雨中合照，溫錦隆替羅張撐傘。既然是貼身隨扈，你怎麼可能不認識他呢？為何連這樣明白的事實也要撒謊？ <text:line-break/><text:line-break/>高壓肅殺的年代，媒體當然不可能有膽子刊載這樣的照片，於是我就自己把這張照片製作成傳單，影印數百張，一個人跑去高師大門口散發。在那個年代，敢拿 (或想拿) 政治傳單者，少之又少。不到兩三分鐘，我就當街被逮了。<text:line-break/><text:line-break/>溫錦隆與羅張的關係之真相，雖然當時社會大眾無從知曉。但是，羅張的仕途，事實上也僅止於此，當時擔任台北市警察局長的顏世錫並也旋即辭職。溫錦隆則是被判死刑槍決。 <text:line-break/><text:line-break/>我講這故事是想說：即便在那樣一個政治高壓、一手遮天的恐怖年代，不管是政黨或政府或人民，對於基本是非的道德感，似乎都還遠勝於當下由人渣黨當權的所謂民主法治的年代。 <text:line-break/><text:line-break/>高雄有個通緝犯叫做趙嘉寶，身上一堆貪污案，而且不是被動受賄，而是惡行昭彰地主動勒索廠商，行徑與黑幫無異。案子很多，2014年一共被判11年有期徒刑定讞。 <text:line-break/><text:line-break/>這位趙嘉寶是誰呢？就是陳菊的心腹愛將。陳菊不管是早期擔任高市社會局局長，或是後來擔任勞委會主委，以及後來當上高雄市長，都一路帶著趙嘉寶在身邊，擔任機要祕書，任其四處索賄。 <text:line-break/><text:line-break/>被判刑之後，竟然不會被抓，不用入獄。2015年發佈通緝令，卻是發假的，純粹騙人，趙祕書依舊四處吃喝玩樂，並且還把照片貼上臉書，不但跟陳菊會面，而且還見過一堆綠營的黨政要員 (其中還包括後來擔任法務部長的邱太三) 或民代與其助理等等等，繼續到處吃喝玩樂。 <text:line-break/><text:line-break/>四年來，不但逍遙法外，而且還頻頻公開四處招搖。法務部卻說抓不到人，請問你信嗎？一個如此高調跋扈的通緝犯，不過只是個機要祕書，神通便如此廣大，連法律都得怕他三分，更何況綠營那些位高權重者，難道你真的會相信這些人滿口民主法治的騙術與謊言？ <text:line-break/><text:line-break/>就我個人而言，我依舊不認為陳菊會貪污，但毫無一絲疑問的是，二十幾年來，陳菊總是重用一堆品性非常糟糕、貪婪無度、目無法紀的人。連我這樣一個遠離政治圈子將近30年的人都知道誰誰誰的各種底細與不良品性及骯髒勾當 (那其實就只是一種圈內人的 "常識")，陳菊當然不可能不知道。我不能明白的是，為何她似乎認為貪贓枉法無所謂？惟有黨的勝選與利益最重要？ <text:line-break/><text:line-break/>我想說的是，半票選民才會在一些什麼熟不熟悉市政之類的無謂細節上做文章。高雄，乃至整個台灣，又豈是面臨這樣一種如此低層次的政治抉擇。難道你真的認為一個政治詐騙集團熟悉所謂市政很重要、很了不起？ <text:line-break/><text:line-break/>去年(2017年)11月底，因為某位黨外知己好友的過世，我破例走出山洞，和幾位至今仍在政壇的舊識碰面，茶餘飯後，聽聞他們說起一些親身經歷，非常黑暗醜陋乃至暴力血腥、你搶我奪的政治運作 "常態"。我雖一點都不驚訝，但心裏非常難過，難道這就是我們這些不求聞達於世、拒絕一切功名利祿、並且付出種種個人慘痛代價與血淚而得來的所謂 "民主進步" 成果？</text:p>
      <text:p text:style-name="P1">陳真   |  2018.11.21 20:29   |   <text:a xlink:type="simple" xlink:href="http://palinfo.habago.org/Entry?Command=Information_PrintForum&amp;iPage=46#FORUM37082"><text:span text:style-name="T1">#</text:span></text:a></text:p>
      <text:p text:style-name="P2">(續) <text:line-break/><text:line-break/>先有問題，再有解方。當百業蕭條，民不聊生，難道你都不用先想一想、說一說到底問題出在哪？怎麼會只是在一些無關緊要的細節上爭長論短？拿什麼漁港啦、路燈啦的細節來驕人損人，不會太離譜嗎？更不是莫名其妙講一大堆冠冕堂皇的什麼大計劃，大建設。高雄舉債都快破表了不是嗎？錢從哪來呢？更何況人渣黨都已經盤據高雄三十年，難道還不夠久？ <text:line-break/><text:line-break/>當你去看醫生，倘若醫生連你是什麼症狀什麼問題也不知道，沒興趣，但他卻開出一大堆所謂名貴藥材給你，或是在你的頭髮黑不黑牙齒白不白屁股翹不翹上頭大作文章，這不是很奇怪嗎？ <text:line-break/><text:line-break/>韓國瑜能否讓高雄經濟起死回生我不敢打包票，但他至少抓住了問題，給個70分應該沒問題，但其邁先生卻其其邁邁地不知所云，只能打零分，因為他連最根本的問題意識都無法掌握，更不用說提出解決之道。 <text:line-break/><text:line-break/>以上，以及之前我講的相關種種，其實都只是皮毛，算是政治幼稚園大班的認知水平。真正的說法應該是這樣說： <text:line-break/><text:line-break/>這一切都不是什麼能力問題，而是在根本上，本質上，人渣黨就是一個政治詐騙犯罪集團；高雄不但被這個人渣黨給搞得面黃肌瘦都快進棺材了，而且超高比率的貪汙舞弊！而且個個逍遙法外！甚至竟然連通緝都是通假的；所謂罪犯或嫌犯，只要是綠的，照樣聲色犬馬，大搖大擺，要不就是落跑偷渡出國，一如慶富案。(長期以來，陳菊周圍圍繞著一堆貪污人渣充當部屬，很多已經外放去當各種大官與肥缺，大撈油水。) <text:line-break/><text:line-break/>人渣黨大概真的認定大家全是白痴，竟然至今還在講什麼 "守護台灣守護高雄"、"守護民主"，真是無恥透了頂，彷彿只要不是人渣黨的人當選，就意味著 "民主淪喪"、"民主被摧毀"；甚至人渣黨還一直講說什麼韓國瑜是 "中國人渣"，是 "中共指定的接班人"，說這是 "民進黨對共產黨" 的一場選戰等等，幾十年來就是不斷操弄這些仇中反華挑撥族群的手段。我常納悶，究竟是什麼樣的人民會支持這樣一個政治詐騙犯罪集團。 <text:line-break/><text:line-break/>此外，台灣現在常有這麼一種論調，叫做不分藍綠，或是超越藍綠；對於藍的不要罵罵哦，對於綠的也要 "包容" 倫家喔。最後乃至變成什麼無色覺醒。無色不就透明嗎？這有可能嗎？ <text:line-break/><text:line-break/>"去政治" 是不對的，不可能有一種經濟主張是可以去掉政治的，就算山頂洞人的洪荒年代也不可能，只要有人有交易，就必然有政治。我們需要的不是 "去政治"，不是去掉意識形態 (除非是植物人才有可能沒有意識形態)，而是應該說：政治要怎麼主張都行，但它畢竟是一種促進公眾利益與價值的手段，而非掠奪私利騙取權力的詐騙工具。 <text:line-break/><text:line-break/>我們需要認清的是任何一種政治主張或意形態的內涵及其操作方式，排除其詐騙與掠奪的內在成份與外部操弄，而不是莫名其妙排除所有政治主張或等同視之，或者說自己是無色的透明人，那只是自欺欺人。 <text:line-break/><text:line-break/>也許現階段這類自欺欺人的論調有助於拉長台灣茍延殘喘的時間，盡量別給目前內憂外患的祖國添亂(這或許也就是為何對岸及偏統的中國時報先前大力支持柯文哲的原因)；將有助於以經促統，為日後兩岸統一創造更好的預設背景。我並不否認這一點利用價值，但這樣一種 "去政治" 的所謂無色覺醒，終究是一種難以自圓其說自欺欺人的騙術(或說是權宜之計)，既難以恭維，更是讓我說不出口。 <text:line-break/><text:line-break/>政治，講好聽是一種藝術，一非一，二非二，九彎十八拐的；講難聽，其實就是騙術。但我依舊希望政治的核心本質是一種科學，一種分析性的道德哲學，讓是非利害各自獲得應有的考量。</text:p>
      <text:p text:style-name="P1">陳真   |  2018.11.21 10:22   |   <text:a xlink:type="simple" xlink:href="http://palinfo.habago.org/Entry?Command=Information_PrintForum&amp;iPage=46#FORUM37081"><text:span text:style-name="T1">#</text:span></text:a></text:p>
      <text:p text:style-name="P3">韓國瑜跟 GM 先生的辯論，如果不是看到標題，我還以為是一位作威作阿福的台式立委正在質詢一位風度良好的官員。GM先生好像搞不清楚自己的角色，他知道自己是在選市長嗎？甚至連問問題也不會，我真不敢相信自己的耳朵，居然問說什麼中云、汕尾漁港應該如何如何，還好沒有考三民公園的公廁應該如何如何。我住高雄前後長達十年，我也不知道這兩個漁港在哪。有人說就正在我目前工作的林園，但我來林園兩年，其實也不知道。 <text:line-break/><text:line-break/>據說GM先生之所以考這些稀奇古怪的題目是因為韓國瑜的戶籍地就在林園，以便突顯他 "連" 這個也不懂。由此你就可以看出一個人的眼界、智能和胸襟，就像個驕縱的富家小朋友在撒野耍賴那種感覺；就像小孩跟大人在辯論，故意考對方一些很低能、冷門甚至根本不構成所謂 "問題" 的東西，以為這樣就能突顯自己的厲害。 <text:line-break/><text:line-break/>發問很重要，因為從問題的型塑中，你能看出一個人的思維深度與廣度。先有了問題的形成，然後才有答案。在某個根本意義上，找到問題比提出解答更重要，因為問題確立了，所謂對策才有相對應的意義。從GM先生的發言，你能看出，他腦子裏並沒有任何問題意識，但他卻竟然有一堆冠冕堂皇的 "解答"與"藥方"，這不是很荒唐嗎？套句哲學術語，這就叫做獨斷(DOGMATISM)，也就是說，其所提出的種種想法或作法基本上是缺乏問題根據的 (UNFOUNDED)，無厘頭的。 <text:line-break/><text:line-break/>我不是因為支持韓國瑜、睹爛GM先生才這樣說，而是肺腑之言。 <text:line-break/><text:line-break/>再者，不管是辯論也好，提出議論也罷，當我們覺得某種想法不合理或不正確時，理應是攻擊它之所以能成立的核心 "基礎"，而不是攻擊跟對方根本扯不上關係的地方，也不是只會在一些枝微末節進行攻擊。打擊當然就是要打其要害，而不是打他的頭髮，搔他的癢，那真的很蠢。韓國瑜最吸引人的主要論點就是 "人進得來，貨出得去，高雄發大財"，如果你聽了很不爽，很不以為然，那就應該攻擊他為何此一說法不可行，而不是考他什麼中云漁港在哪，汕尾漁港要不要轉型。 <text:line-break/><text:line-break/>辯論或議論的有效性並非在於像GM先生那樣齜牙裂嘴大小聲 (那是小孩子鬥嘴的幹法)，而是在於是否拆解對方的論點之成立基礎。換個方式也許也可以這麼說，打擊是要打擊對方最強有力的論點核心，而不是GGMM像潑夫罵街那樣講一些無關痛癢的地方。 <text:line-break/><text:line-break/>我看一些綠媒及綠油油的尾巴團體，故做客觀狀，努力在一些毫無意義的枝節上大作文章，感覺實在很低能，說什麼韓國瑜這個不懂那個也不懂，比方嘲笑說韓國瑜指稱高雄市政府負債兩千五百億至三千億之說法是錯的，說什麼標準答案是2495億云云。這真的很低能。若真要這樣GGMM算，那應該把 2495再加上312億的自償性債務才對，答案是 2807億。類似像這樣一種低能糾纏，其實只是突顯己身看待問題能力之令人難以恭維。</text:p>
      <text:p text:style-name="P1">曉東   |  2018.11.21 00:50   |   <text:a xlink:type="simple" xlink:href="http://palinfo.habago.org/Entry?Command=Information_PrintForum&amp;iPage=46#FORUM37080"><text:span text:style-name="T1">#</text:span></text:a></text:p>
      <text:p text:style-name="P2">簡單地說：<text:span text:style-name="T2">😈</text:span>陳其邁想解決韓國瑜，<text:span text:style-name="T2">👍</text:span>韓國瑜想解決問題。 <text:line-break/>簡單地說：<text:span text:style-name="T2">😈</text:span>陳其邁拿槍要斃死對方, <text:span text:style-name="T2">👍</text:span>韓國瑜拿鋤頭在墾出路。 <text:line-break/>結論： <text:span text:style-name="T2">😈</text:span>陳其邁滿腦想著怎麼救選票，<text:span text:style-name="T2">👍</text:span>韓國瑜滿腦想著怎麼救高雄！ <text:line-break/>高下立判! </text:p>
      <text:p text:style-name="P1">陳真   |  2018.11.20 20:57   |   <text:a xlink:type="simple" xlink:href="http://palinfo.habago.org/Entry?Command=Information_PrintForum&amp;iPage=46#FORUM37079"><text:span text:style-name="T1">#</text:span></text:a></text:p>
      <text:p text:style-name="P3">【Yahoo論壇／黎家維】 <text:line-break/><text:line-break/>陳其邁，你可以懂得很謙卑，也可以懂得很傲慢！ <text:line-break/><text:line-break/>黎家維 <text:line-break/>國家政策研究基金會高級助理研究員 <text:line-break/><text:line-break/>政事觀察站 <text:line-break/><text:line-break/>2018年11月20日 <text:line-break/><text:line-break/>這次高雄市長的選舉意外成為全台矚目熱點，高雄真的第一次翻轉台灣的視角，讓本來屬於媒體焦點的北部選情，黯然失色。辯論會後，一如往昔，各自表述，也各取所需，既有支持者當然也各自強化。而候選人的辯論，政見固然是行銷自己的一端，但是更重要的是讓選民觀察候選人的格局、高度與人格特質。 <text:line-break/><text:line-break/>大藍圖下的小格局 <text:line-break/><text:line-break/>陳其邁的政見準備一年多，加上長期在高雄擔任立委，還代理市長，有市府資源的挹注，對於高雄的掌握，當然深入。他的政見主軸是「智慧城市，經濟首都」，一堆科技園區，數萬工作機會，工業4.0，AI智慧城，亞洲新灣區，不能不說陳其邁的高雄經濟藍圖畫得相當大。不過可惜的是，陳其邁在第一題的提問，就展現出鳥肚雞腸的小格局，與這張宏大的施政藍圖，格格不入。 <text:line-break/><text:line-break/>第一道的提問，原本應該是威力最強的一球，沒想到陳其邁問到中芸、汕尾兩個漁港的轉型策略。大家一看就知道陳想藉這個題目刻意以小細節來凸顯自己對高雄的了解，同時攻擊韓國瑜對高雄的陌生，更重要是想讓他難堪。我們甚至可以想像的在準備辯論題庫的畫面，陳幕僚肯定對自己設計的題目得意洋洋，認為第一球投出決勝球，直接讓韓一敗塗地。但是這個題目就好像小孩間在比賽問問題或是腦筋急轉彎，盡出一些刁鑽的怪題目，然後自得意滿，還數落他人不懂。 <text:line-break/><text:line-break/>這出手一擊，不僅沒把韓擊垮，卻讓陳其邁的格局掃地。今天高雄市民不是在選一個益智問答的優勝者，也不是在選一個自以為比誰都懂高雄的驕傲者，更不是在跟Siri、google大神比博學。今天陳其邁以這種睥睨的態度來詰問一個想為高雄做點事的人，輕蔑而自以為是地潑了一桶冷水，我們不禁擔心以後民眾的聲音，市長會不會以同樣高傲的態度，以不懂與無知，來回敬市民的心聲？ <text:line-break/><text:line-break/>懂，可以懂得很謙卑，也可以懂得很傲慢 <text:line-break/><text:line-break/>很懂，很有準備，這是陳其邁的優勢，但可惜他卻把自己的優勢，變成一種高傲的強勢。懂，可以懂得很謙卑，也可以很傲慢。「學而後知不足」，偉大科學家與學者，總是在追求學問與真理中，覺得自己的渺小與不足。這與用傲慢的態度來展現自己很懂，天差地別。 <text:line-break/><text:line-break/>陳其邁可以透過各種方式展現自己對高雄的熟稔，展現自己努力準備的成果，但實在不需要透過枝微末節與刁鑽的辯論技巧，來凸顯自己很懂。更不需要一直用高傲口氣，不斷揶揄、嘲諷、挖苦甚至羞辱一個對高雄儘管不熟悉，但卻想做點事的人。大家都知道在市政的嫻熟度上，陳其邁比韓國瑜更懂，但是，會做事的人，不是懂就好，有沒有心更重要。 <text:line-break/><text:line-break/>韓流之所以而起，另一個重要的原因在於韓國瑜在北農優異的經營表現。把一個即將破產的公司轉虧為盈，創造出220億營業額與超過6億的獲利。而且他更不藏私，大方地與所有員工共同分享努力果實。這是韓國瑜之所以能打動人心的重要關鍵。今天誰會在意韓國瑜在初接北農時對農產運銷的不懂與陌生，現在大家只看到他最後努力學習，轉虧為盈的成功果實。如果只用懂不懂農產運銷作為篩選北農總經理的唯一標準，韓國瑜不可能成為韓總，而今天的北農恐怕也不是這番景象，更不可能成為各方人馬想爭食的金雞母。 <text:line-break/><text:line-break/>攻擊是最好的防禦，但是正因為心虛，更需要不斷攻擊 <text:line-break/><text:line-break/>整場辯論，我們看到陳其邁攻擊火力四射，每次提問都必先數落韓國瑜對高雄的無知。攻擊雖然是最好的防禦，但是不斷的攻擊對手其實更可能是掩蓋自己的心虛。高雄之所以吹起韓流狂潮，絕對不是國民黨有多強，更不是韓國瑜有多神，其實就只是高雄民眾對民進黨在當地長期執政的反撲。如果高雄政績輝煌，今天中央地方完全執政，一黨獨大，在天時地利人和的情況下，怎會選得如此艱辛？民進黨又何須舉全國全黨之力南下馳援？ <text:line-break/><text:line-break/>民進黨固然可以認為韓國瑜空戰聲勢的高張是境外勢力的推波助瀾，但是造勢大會在沒有動員的情況下場場爆滿，不可能是五毛入台捧場的結果。韓國瑜憑著礦泉水、滷肉飯，一根火柴卻能星火燎原，靠的不是別人，正是民進黨自己。這點，恐怕民進黨到今天還沒看清楚。 <text:line-break/><text:line-break/>沉重債務將是高雄揮不去千斤鎖 <text:line-break/><text:line-break/>高雄市區今天雖然有許多美麗宏偉的硬體建設，但卻少了人潮；沒有人潮，就少了生氣蓬勃的動能，同時已背負了龐大的負債。陳其邁的施政藍圖擘畫了許多重大的建設，但他沒告訴你的事，這宏大的施政藍圖背後，高雄的未來是不是每年還要賣出10多萬坪的土地來還債？高雄是不是還要大興土木，而再背負另一個3000億卻讓民眾感受不到好處的債務？這些美麗建設的背後，已經離許多高雄人的基本生活越來越遙遠。 <text:line-break/><text:line-break/>許多人或許不知道，1970年代前後的巴西，年年經歷了超過10%高速的經濟成長，國內不乏完善宏偉的基礎建設與公共建設，1980年的國民所得更高於包含台灣在內的亞洲四小龍，更曾獲得經濟奇蹟的美名。但這個經濟模範生的繁榮，卻是大舉借外債所堆疊出的假象。80年代經濟轉型與產業升級不如預期順遂的時候，最終壓垮了這債台高築下的榮景。到今天，巴西負債比超過五成，亮眼的建設已成昨日黃花，而國家經濟仍然擺脫不了過去遺留的沉重債務。 <text:line-break/><text:line-break/>看到今日高雄賺少借多，大型公共建築矗立卻門可羅雀，債務仍不斷膨脹。陳其邁的大施政藍圖對賺錢著墨有限，對花錢卻毫不手軟。歷史殷鑑不遠，高雄人能不擔憂？ <text:line-break/><text:line-break/>傲慢的懂，看得懂此刻高雄人的心聲？ <text:line-break/><text:line-break/>民進黨很懂高雄，但是懂沒有用，高雄民眾給了民進黨2、30年的機會，但民進黨給了高雄民眾甚麼？高雄今天在台灣六都的競爭中，漸漸被其他城市趕上，這是不爭的事實。而且不單只是國內的挑戰，高雄還要面對國際上其他鄰近城市的競爭，民進黨的長期執政，顯然辜負許多高雄市民的期待。 <text:line-break/><text:line-break/>現在高雄需要的是人，需要的是賺錢，需要的是經濟。高雄人給民進黨2、30年，不再只是想換一個很懂市政，只想著搞大建設的市長；而是想要一個能突破傳統框架，有機會帶給高雄一個有別於過去20年發展方向，一飛衝天的新希望。這是韓國瑜以一句簡單口號，可以獲得廣大迴響的原因。 <text:line-break/><text:line-break/>陳其邁很懂，但是「謝規菊隨」，「菊規邁隨」，他沒有讓高雄人看到不同於以往的新希望。而傲慢的懂，看得懂此刻高雄人的心聲？</text:p>
      <text:p text:style-name="P1">陳真   |  2018.11.20 17:42   |   <text:a xlink:type="simple" xlink:href="http://palinfo.habago.org/Entry?Command=Information_PrintForum&amp;iPage=46#FORUM37078"><text:span text:style-name="T1">#</text:span></text:a></text:p>
      <text:p text:style-name="P2">昨晚吃飯時，大約看了幾分鐘的辯論就不想看了，看到陳其邁那樣一副囂張跋扈的 "其邁" 嘴臉實在很難受，不知道他在囂張什麼，一副高高在上頤指氣使的嘴臉。他大概以為懂得一些所謂高雄市政的枝枝節節很厲害，問題是，他以及他所屬的人渣黨盤據高雄都已經三十年了，當然懂得一些事物的細節；你看人家彭祖活到八百歲，就算學無所長，找不到工作，也能寫上幾篇口述歷史吧。 <text:line-break/><text:line-break/>如果一個人要懂得種種細節才能參與某種選舉，那麼，難道一個立法委員必須懂得有關世界各國的內政外交？必須懂得各種國防專業細節？必須懂得每一條立法議事規章及各項法條？必須懂得醫療與環保、能源與勞工等等等？ <text:line-break/><text:line-break/>倘若今天是要招考某種執行人員，那他當然得懂得他所屬的工作項目細節，就比方說想當郵差總不能說一出門就迷路吧。但是，今天若是要選出一個地方或中央的領導人或者說政治家，我們需要在意的就不是這些無甚意義的行政細節，而是他的人品、熱情、整體能力、願景視野與價值觀，乃至他所代表的某種社會思維或政治路線等等等。他不需要先去弄懂或熟記每一項行政細節。 <text:line-break/><text:line-break/>領導人就像導演一樣，統合團隊，帶領一種方向，做出一種 "作品"，而不是音樂、美術、剪接、武術指導、錄音樣樣自己來。如此經過一段時間，自然就能粗細兼顧，逐步上手。 <text:line-break/><text:line-break/>依照吾友柏楊的說法，觀眾分兩種：全票跟半票。半票觀眾看表面，望文生義，看局部不看整體，誇大無謂細節。因為有點腦殘 (英文叫做半智--half-witted)，柏楊先生說，因此此只需買半票就行。 <text:line-break/><text:line-break/>看戲如此，政治亦然。以韓國瑜不懂行政細節加以嘲諷草包，依我看，持有這類想法者，才是腦殘。這島上有這麼多半票選民，也難怪台灣政治往往劣幣逐良幣，烏七媽黑。 <text:line-break/><text:line-break/>我曾經為一些候選人寫過文宣，其中一個就是陳定南，老實說，他選省長時，我也不知道他到底有什麼有關省政的所謂 "具體政見"。文宣當然主要是著墨於他將帶來什麼樣的變革與可能性，而不是誇耀說他懂得多少地方細節，更不是在八字都還沒有一撇時就做出一大堆美侖美奐的行政規畫來騙選票。 <text:line-break/><text:line-break/>尼采說，"重要的事必須說三遍"。簡單說就一個詞：可能性。到底他將帶來什麼樣的可能性，可能性，可能性。這才是重點。 <text:line-break/><text:line-break/>相反地，陳定南的對手--宋盼仔(宋楚瑜) 卻老是強調他什麼全台走透透，什麼全台319鄉鎮走了多少遍云云。我真不懂，他花那麼多時間走透透幾百個鄉鎮，那他還有時間思考與策畫嗎？但他卻一路嘲諷羞辱陳定南這個不懂那個也不懂。 <text:line-break/><text:line-break/>宋盼仔長期當官，自然懂得一大堆行政細節，倘若以之為傲，那不是很腦殘嗎？那怎麼會是我們在判斷一個領導人時所需要關注的重點呢？ <text:line-break/><text:line-break/>更早之前，因為受到林義雄及郭雨新等人的影響，陳定南決定從政參選宜蘭縣長之前，他是賣鞋子的。依他自己所說，他當時根本不管政治，只是一心想賺錢，更不用說懂得什麼行政細節了。但是，做為一個選民，難道你真的看不出來誰才是有可能成為政治家的人選？ <text:line-break/><text:line-break/>我不敢對韓國瑜掛保證打包票，我只是想說，如果以那些無謂的行政細節之陌生來貶低之，羞辱之，那其實只是顯示自身半票選民的身份。這類半票選民的選票價值，理應以半票來計算才對。 <text:line-break/><text:line-break/>人渣黨盤據高雄三十年，如果這也懂那也懂，那麼厲害，怎麼還把高雄搞得天怒民怨？他媽的不但毫不知恥，對人民毫無歉意，而且還囂張到不行。</text:p>
      <text:p text:style-name="P1">陳真   |  2018.11.20 02:27   |   <text:a xlink:type="simple" xlink:href="http://palinfo.habago.org/Entry?Command=Information_PrintForum&amp;iPage=46#FORUM37077"><text:span text:style-name="T1">#</text:span></text:a></text:p>
      <text:p text:style-name="P3">生命充滿偶然，但是政治沒有。幾十年的政治經歷與關注，讓我明白了一件事就是：政治裏沒有偶然，一切都是經過某種盤算與設計，特別是那些重大事件，特別是當偶然等同於某種 "巧合" 時，偶然更只是一種煙霧彈，企圖混水摸魚，企圖遮掩事情的真相，企圖改變事態的發展。 <text:line-break/><text:line-break/>剛剛下班回到家已經十一點了，一邊吃飯，一邊打開電視，看到金馬獎頒了一個最佳紀錄片給一部有關大腸花影片的導演，那個導演據說上台領獎時講了一些台獨標準詞令，隨即引發統獨口水大戰。選舉日近，類似像這樣的事，我也不會相信這只是一個偶然。政治不會有那麼多偶然。 <text:line-break/><text:line-break/>再比方說，我不相信明天要投票，偏偏前一天就剛好來一個足以整個翻盤、子彈根本打不死人的所謂319 槍擊案。我也不相信，當美國政府長久精密策畫入侵阿富汗與伊拉克之際，吶喊著 "需要一個偷襲珍珠港事件" 來做為一種侵略理由時，老天爺竟然就真的聽到了布希、錢尼與倫斯翡等人的祈禱，馬上打賞一個所謂 911事件，好讓美軍大展鴻圖，展開長達十幾年的中東血腥侵略戰火。 <text:line-break/><text:line-break/>這類例子事關集體作業，巧合性甚低，更不可能有一連串無數的巧合接連發生，因此，當它事過境遷時，你也許很容易就會同意這些事情確實不是偶然與湊巧，而是精心策畫的一場局。可是，你也許會覺得，個人的 "失言" 說不定只是一時說溜嘴。這類個人的 "偶然"，比較難以論斷，但道理其實差不多。 <text:line-break/><text:line-break/>舉個不恰當的例子。當今應該很少會有人反對金門馬祖撤軍。但是，在1994年當民進黨主席施明德第一次提出這個想法時，就算政治白癡也知道這將會招來海嘯一般的反對聲浪。可是，偏偏就在阿扁聲望如日中天，競選台北市長、勝券在握之際 (因為當年國民黨分裂成兩組候選人)，黨主席施明德卻早不提晚不提金馬撤軍，偏偏在投票前幾天提起，一夕之間，阿扁的民調立即狂瀉 8 趴，各地抗議不斷；阿扁當時的溫馨選戰策略一夕崩盤，逼得他連夜搶救選情，還特地在選前跑了一趟金門滅火。 <text:line-break/><text:line-break/>我當時很認同施明德的主張，但我不相信他會無知到不知金馬撤軍的殺傷力，這已經不是背後插刀，而是對著阿扁頭上投下一顆原子彈；我不相信施明德會不知道其嚴重後果。他顯然就是故意的。至於目的何在，普遍認為是要阻擋阿扁的崛起成為民進黨的頭號閃亮政治明星，進一步堵住阿扁的總統之路 (因為當總統也是施明德的多年志向)。 <text:line-break/><text:line-break/>不過，施明德好歹是提出一個當時極易被妖魔化的正面主張，但吳敦義不是，他是故意講一些極其下流猥瑣的話企圖打擊韓國瑜強調光明磊落的正面選舉方式，有別於台灣幾十年來的負面選舉。為何說吳敦義是故意的？因為他不是三歲小孩，他不可能不知道這些猥瑣言論的致命後果，就算藍營的支持者聽了那些母豬言論都會因此反感，更不用說它在綠營的支持群眾之間所激起的強烈反彈。 <text:line-break/><text:line-break/>再者，當一個人失言時，他一定會很慌張，不知所措，會馬上道歉或馬上彌補錯誤，但吳敦義不是，當他面臨指責時，一方面裝模作樣道歉 (向那些 "自認為" 被大母豬言論傷害的人道歉)，一方面卻又再捅韓國瑜好幾刀，睜眼說瞎話地說他 "並沒有指名道姓" 說誰是豬母哦，"一切都是外界臆測"，甚至酸言酸語說請大家不要 "自動對號入座"，甚至還指控媒體 "不該自己延伸意思，不該興風作浪，推波助瀾，有違新聞道德" 云云；甚至還說，陳菊如果覺得大母豬是在說她，那麼，陳菊就等於承認自己就是陷害黃俊英的人。也就是說，吳敦義不但不是 "失言"，而是蓄意為之，甚至在韓國瑜背後捅上一刀之後，又再連續補上好幾刀，行徑卑鄙。 <text:line-break/><text:line-break/>吳敦義不會在乎韓國瑜輸或贏，因為不管輸贏，"提拔" 韓競選高雄市長的吳敦義都已得分。不管韓小輸或小贏，吳敦義都將立於不敗之地，2020 選總統便有他的一席之地。但是，吳敦義很怕一項結果就是韓國瑜大勝十數萬或數十萬票，那麼，毫無疑問韓將成為國民黨的頭號人物，這等於是直接威脅了想當總統想瘋了的吳敦義。 <text:line-break/><text:line-break/>我有個猜測。我猜，國民黨的真正內部民調或許已經顯示韓國瑜將大勝，因此吳敦義才會使出賤招以打擊韓國瑜宛如慧星撞地球般的聲勢，寧可讓他落選，也不能讓他成為武林盟主。我想，這不但是吳敦義的想法，同時也會是許多傳統國民黨政客的心聲。因為韓國瑜倘若成為國民黨的王，其作風與價值觀跟吳敦義領導下的國民黨是不相容的，因此，要嘛國民黨再度分裂清洗一次，要不就是韓國瑜必須跟吳敦義所領導下的國民黨沆瀣一氣同流合污。 <text:line-break/><text:line-break/>其實，這不是吳敦義第一次在韓國瑜背後下毒手。比方說，就在一個月前，當韓國瑜倡導正面選舉的個人風格與聲勢開始飆漲時，吳敦義卻突然對記者 "讚揚" 韓國瑜25 年前打陳水扁的往事，很戲謔地誇他打得好打得讚，誇他 "允文允武"，所以派他競選高雄市長云云。 <text:line-break/><text:line-break/>請問，你若是韓國瑜，聽了自己的黨主席這一番 "誇獎"，你會覺得他是在幫你、捧你還是害你、損你？韓國瑜當時聽到吳敦義這些話時，對外表示他真的很驚訝，"嚇一大跳"，"不解" 為何吳敦義要講這些 (與韓心意不合，旨在挑起對立的) 負面話語。我想，聰明如韓國瑜不會 "不解"，而是了然於胸，畢竟韓也不是三歲小孩。即便是一般人，只要稍懂人事，理應能理解這類綿裏藏針的惡毒話語之用心。 <text:line-break/><text:line-break/>當然，失言與否，無法客觀驗證，唯有當事人心知肚明。但若要說吳敦義純屬無心之過，綜合以上我所言，你會信嗎？失言會是那樣一種事後態度與反覆操弄嗎？倘若是吳敦義自己選舉，他有沒有一絲可能性會單純天真到這種地步？有沒有一絲可能性會失言而犯下這種致命錯誤？有沒有可能在所謂 "失言" 之後依舊酸言酸語？當然不可能。 <text:line-break/><text:line-break/>想要理解某人的 "一句話"，其實就等於必須理解這個 "人"。倒過來說也一樣：你不可能理解某人的一句話，除非你了解其為人。吳敦義不是今天才踏上政壇，從他過去無數的言行中，你就能理解他為何會這樣那樣，理解其種種盤算。 <text:line-break/><text:line-break/>所謂 "文如其人"，人如何，文字話語必也如何。倘若你認為 "人" 總與其 "文" 不搭，那只是因為你還不懂得怎麼看人與識字。我不否認自己在參與黨外的早期曾被阿扁欺騙過，一度以為他是個正直的人而大力相挺。但我很快就覺醒了。我常說，就在全台灣百分之八十幾的人口瘋狂愛戴阿扁、說他帶來愛與希望時，我早在至少28年前，也就是1990年就開始不斷批評阿扁是我看過最壞的一位政客。很多人以為我有什麼內幕，其實我沒有，我只是從阿扁的一些乍看無甚希奇乃至微不足道的言行中，深深了解了這個 "人"。 <text:line-break/><text:line-break/>爾虞我詐的台灣政壇，烏七媽黑伸手不見五指，韓國瑜算是個政治異數。他的能力如何我不知道，但他想要有利於眾人的利他之心和熱情，我同樣也是充份感受到了。很多人以為巧言令色足以塑造某種形象，但我相信，唯有心靈才能贏得心靈，唯有熱情方能引起熱情。也許，除了外部政治環境因素之外，這才是韓國瑜現象的某個內在根本原因。相反地，其它絕大多數候選人，只對私利與個人名位感興趣，你很難感受到一絲淑世利他的熱情。 <text:line-break/><text:line-break/>熱情並非激昂慷慨。絕大多數時候，熱情往往顯得平淡平靜乃至清冷。為了查閱郭雨新的得票數，我最近翻開林義雄和姚嘉文合寫的 "虎落平陽"。倘若我送人這本書，我估計一萬個人說不定還找不到一個人能閱讀得下去，因為從表面上看，整本書實在太單調太乏味了。但這樣一本單調乏味的書，卻在無數的夜裏，讓年少的我熱淚盈眶。 <text:line-break/><text:line-break/>氣味是一種無所不在的東西，而不是存在於哪幾段字句之中，就如同一個人的氣質並非僅僅存在於他所說的哪幾句話裏頭。因此，我也很難舉例說到底這樣一本差不多跟電話簿一樣無聊的書究竟如何感動我，究竟從哪幾句話讓我從小就仰慕林義雄。 <text:line-break/><text:line-break/>黨外十年期間，因為交遊廣闊，整天與群眾或讀者接觸，我印了很多名片，其中有個版本印了一句美國總統傑佛遜所說的話，是我從 "虎落平陽" 這本書的 "後記" 中抄來的。"後記" 由林義雄所寫，他在文章一開頭就引用了這句話說： <text:line-break/><text:line-break/>"我在神壇前立過誓，對於任何壓制人心的暴政，永遠反對。" <text:line-break/><text:line-break/>林義雄如此寫道： <text:line-break/><text:line-break/>"迨執律師業，仰事俯蓄，困於家累，俗務纏身，疲於奔命，雖素志未改，惟總覺力不從心。午夜思維，常嘆奈何。...官司落幕，我與嘉文兄即籌思將選戰及官司經過編著成書，以留歷史見證，惟因事隔不久，主觀頗重，不敢輕易落筆。如今事過境遷，自覺已較能客觀公正地報導評論，...惟以作者躬與其事，立場不同，所見難免有偏，復因才疏學淺，錯誤亦當難免，故歡迎各界賢達及與本書有關人士，給予公正負責之辯正與指教。" <text:line-break/><text:line-break/>這篇 "後記" 同樣寫得很乏味，但我卻曾捧讀再三，非常感動，感動於文字中所呈現的一顆善良赤忱的心。</text:p>
      <text:p text:style-name="P1">李念淨   |  2018.11.20 01:27   |   <text:a xlink:type="simple" xlink:href="http://palinfo.habago.org/Entry?Command=Information_PrintForum&amp;iPage=46#FORUM37076"><text:span text:style-name="T1">#</text:span></text:a></text:p>
      <text:p text:style-name="P2">影片 https://reurl.cc/Mk1jn <text:line-break/><text:line-break/>https://www.nownews.com/news/20181119/3077136/ <text:line-break/><text:line-break/><text:line-break/>參加韓國瑜造勢晚會的游姓母女因為照片被貼在臉書社團「我是中壢人」後引發不同意見 <text:line-break/>網友冷嘲熱諷，造成母女身心都遭受巨大傷害；今(19)日游姓母女在市議員詹江村的陪同 <text:line-break/>下，到市議員王浩宇的服務處向王下跪求他刪除照片。 <text:line-break/><text:line-break/>這對游姓母女日前特地南下高雄參加韓國瑜的造勢晚會，晚會結束後主動留在現場清理垃 <text:line-break/>圾，被網友大讚韓粉有水準也引起媒體報導，結果這張照片被桃園市議員王浩宇(中壢區) <text:line-break/>用「我是中壢人」臉書粉絲專頁肉搜及Po到「我是中壢人」的臉書頁上，引來該社團有部 <text:line-break/>分成員冷嘲熱諷網路霸凌及揚言抵制游姓韓粉母女，此舉導致游姓媽媽都快因此丟掉工作 <text:line-break/>，今天下午詹江村帶著找他陳情的游姓母女直衝王浩宇服務處欲找王浩宇理論為什麼要用 <text:line-break/>網路霸凌韓粉，並要求王浩宇道歉。這位游姓媽媽說到激動處，直接向王浩宇下跪並質問 <text:line-break/>他為何都不刪照片？她激動的說自己女兒在學校被別人罵「不要臉！」，為何懇求多次王 <text:line-break/>浩宇都不刪文？ <text:line-break/><text:line-break/>王浩宇當下雖然也將這個場面開直播公布，但不久後就刪除了影片，也在事後在臉書貼出 <text:line-break/>解釋，王浩宇指出，游女士有他的手機和其他聯絡方式，卻不主動和他聯絡；事隔三週之 <text:line-break/>後在選前卻大動作的帶著媒體和國民黨的議員來要他道歉，很明顯就是政治操作。 <text:line-break/><text:line-break/>王浩宇最後說：「我不會為不是我做的事情道歉，如果游女士認為我在法律上有瑕疵，我 <text:line-break/>認為她可以去提告！」 <text:line-break/><text:line-break/>==== <text:line-break/><text:line-break/>這種欺壓老百姓的年輕政客真不要臉！ </text:p>
      <text:p text:style-name="P1">甄力民   |  2018.11.19 11:49   |   <text:a xlink:type="simple" xlink:href="http://palinfo.habago.org/Entry?Command=Information_PrintForum&amp;iPage=46#FORUM37075"><text:span text:style-name="T1">#</text:span></text:a></text:p>
      <text:p text:style-name="P3">吳敦義過去不是沒講過蠢話，就像白海豚會自己轉彎這句話就讓綠營消遣到現在，我有點難相信他講這話是故意要拖累韓國瑜的選情，如果高雄因此陷入藍綠對決的老路而讓韓國瑜輸掉，那吳敦義一定要承擔責任，而接下來韓國瑜很有機會回到國民黨中央取代吳敦義，甚至參選2020總統，所以對於吳來說最好的做法就是讓韓國瑜贏得選戰，鎖在高雄，拉抬國民黨整體氣勢。</text:p>
      <text:p text:style-name="P4"/>
      <text:p text:style-name="P1">陳真   |  2018.11.19 10:41   |   <text:a xlink:type="simple" xlink:href="http://palinfo.habago.org/Entry?Command=Information_PrintForum&amp;iPage=47#FORUM37074"><text:span text:style-name="T1">#</text:span></text:a></text:p>
      <text:p text:style-name="P3">先說吳敦義的所謂失言，其實百分之百是故意，是一種心機盤算。吳敦義是縱橫政壇幾十年的老狐狸，他難道會不知道講 "陳菊像大母豬" 那樣一些話的後果？少說也會讓韓國瑜在五五波的情況下少掉幾千或幾萬票，從而輸掉選舉。 <text:line-break/><text:line-break/>而且，從其發言內容就能知道是故意。吳敦義先說黃俊英被抹黑，然後說「那個女人很夭壽，我不要說是誰、肥滋滋、肥滋滋，走起來像一隻大母豬。」光憑 "我不要說是誰" 這句話就能知道他是故意。因為，他已經把黃俊英的事件背景講明了，大家當然知道他就是在指陳菊。一個明明大家都知道的事，他為何還要故意用一種好像在講什麼內幕消息的方式 ("我不要說是誰")陳述？這意味著他並非出於無心之口舌。 <text:line-break/><text:line-break/>人渣黨因此發起什麼 "反霸凌"，這就好像納粹發起反歧視一樣荒唐。台灣霸凌造謠抹黑之王，當然就是人渣黨及其一堆走狗文人。但是，當人家僅僅只是不痛不癢地說小野一句 "文化門神"，馬上抓住機會製造悲情形象，人渣黨一堆政客竟然哭成一團。 <text:line-break/><text:line-break/>至於柯文哲，則是霸凌界裏頭的武林盟主，無所不用其極，如果郭雨新是台灣選舉史上因為作票受害最深的受害者，那麼，連勝文就是台灣選舉史上因為抹黑造謠與無數的羞辱與醜化受害最深的一位候選人，可說是被人渣黨和柯文哲聯手搞得身敗名裂。 <text:line-break/><text:line-break/>連勝文雖是政二代，但他能力好，人品佳，為人正直，品德操守與能力都毫無可議之處，這跟人渣黨完全數不清的政二代及其成千上萬雞犬昇天的皇親國戚，豈能相提並論？這些政二代，這群雞犬，論能力無能力，論品格與操守則大多烏七媽黑根本不堪聞問，難道台灣人連這點基本事實也看不清？ <text:line-break/><text:line-break/>台灣政治無非就是一個騙字，大小老千多如過江之鯽，正直良善者卻如鳳毛麟角。但是，騙子當然不會以騙子的形象出現，人渣更是往往一副油頭粉面風度翩翩；城府深沉者更是裝得一副好像很直白、很率真、很單純的模樣，搔搔頭，抓抓癢，故做無厘頭狀，實際上一舉一動都是經過算計，明的一套，暗的又是另一套。 <text:line-break/><text:line-break/>柯文哲就是這類人物的典型代表。他甚至連一個根本與他無關的疾病 "亞斯柏格症" (自閉症的一種)也能反覆拿來操弄與欺騙，以塑造一種好像很天才很特殊很好玩很素人的形象。事實上，面對質疑，他自己也曾公開承認自己並沒有亞斯柏格症，但至今依舊操弄不停。 <text:line-break/><text:line-break/>自閉症屬於我這一科，我對這病頗有一些了解。我敢說，柯文哲如果有自閉症，那麼全天下所有人恐怕都是極重度自閉症了。他沒有自閉症，而是自閉症的極端反面，充滿心機與算計，一如阿扁。至於什麼智商高達157，依我看也是假的，一種形象操弄；那樣一種智能與認知水平，157打個七折，頂多110差不多。 <text:line-break/><text:line-break/>陳真 2018. 11. 19. <text:line-break/><text:line-break/>================ <text:line-break/>來源：連勝文臉書 <text:line-break/><text:line-break/>首先，我要強調一下，自己過去幾年努力減肥，不是為了「神豬」這個稱號，真的是為了健康，想活久一點！ <text:line-break/><text:line-break/>這個跟了我很多年的外號，剛開始的確令我和家人感覺很受傷，所以我非常了解，因自己的身材美醜而遭人貶損的感受。 <text:line-break/><text:line-break/>後來雖然無奈卻也習慣了。但是四年前參選時，包括柯文哲本人，他的團隊以及外圍，和側翼的民進黨，還是不停的用「神豬」來侮辱我，甚至變本加厲在網路上利用合成或變造的方式，嘲笑我的身材，無所不用其極的霸凌我，還自認幽默！而當時社會的氛圍對這些人，卻總是寛待.... <text:line-break/><text:line-break/>吳敦義最终道歉了，而我也認同韓國瑜乾淨選舉的訴求！但我也希望民進黨或老柯團隊，在義憤填膺或是打算在網路上要攻擊別人時，能夠用要吳敦義道歉的同一套標準，來檢驗自己！不要再用雙重標準了！ <text:line-break/><text:line-break/>雖然「神豬」二字似乎離我日漸遠去，最近還有民眾說我看起來像長頸鹿，但我還是希望未來的選舉，不要再充滿霸凌式的言語，同時也讓豬好好的做自己吧！ <text:line-break/><text:line-break/>============= <text:line-break/><text:line-break/>柯文哲選定選舉口號：「怪醫大戰神豬」 <text:line-break/><text:line-break/>2013. 05. 10. <text:line-break/><text:line-break/>蘋果日報 <text:line-break/><text:line-break/>台大醫師柯文哲因涉貪瀆案遭調查局約談，他怒極嗆選台北市長，還說若國民黨推出連勝文，早已想好「怪醫大戰神豬」的競選口號。</text:p>
      <text:p text:style-name="P1">曉東   |  2018.11.18 11:20   |   <text:a xlink:type="simple" xlink:href="http://palinfo.habago.org/Entry?Command=Information_PrintForum&amp;iPage=47#FORUM37073"><text:span text:style-name="T1">#</text:span></text:a></text:p>
      <text:p text:style-name="P2">11/17/2018鳳山造勢晚會 （現場人數破12萬人） <text:line-break/>蔡正元表示，韓國瑜今晚鳳山演說，是台灣史上最成功的選舉造勢場合的演說，超越高玉樹、黃信介、康寧祥、陳水扁、謝長廷、馬英九、吳敦義，民進黨政治人物已被超越，國民黨政治人物更嘡乎其後，蔡正元直言，「這是一個新時代的開始！」 <text:line-break/><text:line-break/>韓國瑜演說全文如下： <text:line-break/>謝謝，謝謝我們遠從南投趕來，兩肋插刀，為我幫忙當司儀的立法委員許淑華許委員，也要謝謝，頭型比我漂亮，但是五官沒有我清秀的，郭子乾先生，也要謝謝，我們充滿著詼諧，充滿著幽默，我們今天仗義來的沈玉琳，名主持人，也要謝謝，我們前行政院，張善政張院長，各位蒞臨的嘉賓陳宜民立委，謝龍介主委，還有後面我們所有 這次本黨所提名所有的，我們最棒、最優秀的、所有的議員。 <text:line-break/><text:line-break/>最要感謝，我們偉大的高雄鄉親，今天，我們沒有動用一台遊覽車，我們沒有動員一個人，全部自動自發，來到鳳山參加韓國瑜的造勢大會，我們這麼熱情，超過了十萬人，為自己掌聲鼓勵一下。 <text:line-break/><text:line-break/>各位熱情的鄉親，各位我敬愛的高雄鄉親長輩，各位父老兄弟姊妹，大家晚安，各位客家鄉親 大家好，今天，是我們黃金週的動員大會，也是真正的測試這一年多，韓國瑜在高雄，不停的跑，不停的拜訪，不停的論述，跟大家報告，我們對高雄的願景，感謝大家熱情來到這裡。 <text:line-break/><text:line-break/>全台灣都在看、全世界也都在看，高雄這次的選舉，我覺得，當我講出東西賣得出去，人進得來的時候，高雄發大財的時候，有一個更重要更重要，就是我們高雄價值！我們賺大錢是目標，並不是我們的價值，我今天想跟我們所有，我們高雄鄉親，我們一起來分享，我所看的高雄價值，這個是高雄兩百八十萬民眾，絕對不敢忘記的，我們高雄最偉大的價值是什麼，最棒最美好的元素是什麼，讓全台灣人震撼，為我們高雄人感到佩服和感動的是什麼。 <text:line-break/><text:line-break/>我們高雄的價值是兩個字，包容，高雄人，永遠把雙手打開，熱情洋溢，不管來自任何地方 只要到了高雄，高雄人都是充滿著歡樂，擁抱著你，我們看歷屆高雄市市長，從蘇南成、吳敦義、謝長廷、陳菊，都不是高雄人，我們看民進黨九個立法委員，除了一個林岱樺委員是高雄人，八個都不是高雄人，我們看這次參選2018年的市長，四個候選人，沒有一個在高雄出生，這代表什麼呢？包括我的競選對手陳其邁委員的夫人，也是馬來西亞人，這代表什麼呢？大家都可以愛高雄、高雄也會愛大家，對不對！ <text:line-break/><text:line-break/>我們高雄從現在到未來要向鄉親拜託，我們一定要抓著我們的價值，就是包容，高雄的過去是包容，高雄的現在是包容、高雄的未來也是包容，高雄的前途真的只有一條路，我們一定要面向海洋，面向國際、面向世界，為我們所有高雄市兩百八十萬民眾，好好拚一條路出來，好不好！ <text:line-break/>這次選舉基本上主要的候選人，並沒有人身攻擊的任何記錄，今天罵韓國瑜抹黑、抹黃、抹紅，都不是主要候選人發動，都是助選人在發動，所以我覺得我今天心裡是有一點難過，今天幫我來助選的、我們國民黨黨主席吳敦義先生，也講了一些話，讓我聽了以後我覺得非常的不適當，我不喜歡，任何選舉的過程，用隱藏性的、甚至人身攻擊，我不要，這不是我要追求的，像這兩天我們台語的歌星、最有名的詹雅雯，也受了很多委屈，我不知道是真韓粉，還是假韓粉，如果熱愛韓國瑜的韓粉，拜託大家！要尊重我的決定！ <text:line-break/><text:line-break/>我希望這是一場乾淨的選戰選舉，沒有必要搞得劍拔弩張，沒有必要搞得殺父之仇、奪妻之恨，像我們在現場有唱歌、有跳舞，有快樂的演出，不是非常好嗎？大家說對不對！ <text:line-break/><text:line-break/>所以，所以我是高雄市市長候選人，剛剛講了這兩個例子，我的心裡面是起伏很大的，包括上個星期我們名電視主持人鄭弘儀先生來，說韓國瑜選上高雄市長，高雄會被賣掉，像這些話 還有人說韓國瑜選上高雄市長，高雄滿街會插上五星旗，還有人說韓國瑜選上市長，共產黨就接收高雄？像這些抹紅、抹黃、抹黑，沒有停過。我不懂，為什麼一場地方型的選舉一定要搞成這個樣子。 <text:line-break/><text:line-break/>所以我再重申一遍，2018年的高雄市長選舉，韓國瑜我希望真正的是一場乾乾淨淨的選舉，我寧願乾乾淨淨輸掉，我也不會骯髒的贏得這場選舉，好不好！ <text:line-break/><text:line-break/>拜託，我以2018年高雄市市長候選人的身分，呼籲所有的不分人、不分政黨、不分立場，如果一定要來高雄市長幫忙助選，請你不要口出惡言，請你不要人身攻擊，請你不要貶低台灣民主的價值好不好！ <text:line-break/><text:line-break/>我跟各位我們偉大的高雄鄉親報告，下個禮拜開始，所有最可怕的抹黑將會傾巢而出！大家要做好心裡準備，有抹紅的，我是共產黨的同路人，我是共產黨同路人我長期失業，最後好不容易找到一個賣菜的工作，賣菜賣菜賣得非常好，立法委員段宜康要搶我的位子，用他的秘書 當我的總經理，把我趕走，對我火力全開！台北市議員王世堅跑來踹了我一腳，兩個人把這個事情打得不可開交，莫非段宜康跟王世堅 也是共產黨派來的嗎？ <text:line-break/><text:line-break/>為什麼選舉到了？感覺民調要接近要落後就開始抹紅，各位偉大的高雄鄉親，我跟大家報告 請大家做好心理準備，所有最後一個禮拜，民主進步黨執政之後，沒有好好照顧台灣人民！高雄市也是一樣，選舉到了急了怎麼辦？他們手上的權力，不願意丟掉，採取了最快速、最廉價 也最不入流的手段 就是抹黑、抹紅、抹黃，我敬請高雄鄉親要支持我，要做我的後盾，我愛台灣，我生在台灣，我長在台灣！將來我會死在台灣！我也會埋在台灣。 <text:line-break/><text:line-break/>各位我們可愛的高雄鄉親！我們親愛的所有的兄弟姐妹們，我們今天，我們台灣民主政治，用了這麼多的時間那麼多的心血，好不容易走到這一步，好不容易好不容易，真的很不簡單！全世界華人都在看，2018年我拜託所有支持韓國瑜的所有的好朋友們，我們一樣洋溢著歡笑，洋溢著喜悅，讓這場高雄市長的選舉，不要有仇恨、不要有抹黑，支持韓國瑜的，永遠笑咪咪 就像外面擺的攤販一樣，每一個來韓國瑜的場子，大家都快樂無比，讓我們把2018年高雄市長打得又快樂、又陽光好不好！ <text:line-break/><text:line-break/>謝謝各位鄉親，再一次感謝大家，好多鄉親從高雄市不同的角落來到這裡，真的要感謝大家 再說最後一句，我們窮太久了！真的窮太久了！我們不應該過這樣子的日子，高雄市有絕對最好的條件，高雄市民應該有理由，也有資格過更美好的日子，對不對！ <text:line-break/><text:line-break/>敬請鄉親，面臨到下個禮拜的奧步，全部笑一笑，不要生氣，因為他們不用奧步，已經不會選舉，笑一笑靜悄悄，該拉票該拉票，該吃飯該吃飯，該唱歌該唱歌，該找朋友聊天就找朋友聊天，該泡茶就去泡茶，不要管，他們一定會出奧步，不要管，信任韓國瑜、支持韓國瑜、相信韓國瑜！ <text:line-break/><text:line-break/>拜託所有高雄鄉親，我們後面所有的議員全部在這裡，一個強大的市政府，韓國瑜當選，一定會帶著高雄市走向富強繁榮，一定會讓高雄市的錢多得賺不完，會越賺越多！所有的議員全部會一起聯手打造高雄、全台首富，好不好！ <text:line-break/><text:line-break/>最後拜託11月23號投票夜，選前最後一個晚上，我正式徵求一百個禿頭，跟著我一起進場 照亮高雄好不好！如果，如果一百個禿頭，大家不過癮的話，我們就正式徵求三百個、或五百個禿頭，在選前最後一夜，一起進場好不好！謝謝大家，我們選前之夜再見！拜託大家！謝謝！ <text:line-break/></text:p>
      <text:p text:style-name="P1">陳真   |  2018.11.18 01:21   |   <text:a xlink:type="simple" xlink:href="http://palinfo.habago.org/Entry?Command=Information_PrintForum&amp;iPage=47#FORUM37072"><text:span text:style-name="T1">#</text:span></text:a></text:p>
      <text:p text:style-name="P3">韓國瑜怒批吳敦義發言不適當 「寧願乾淨的輸，也不要骯髒的贏」 <text:line-break/><text:line-break/>風傳媒 <text:line-break/><text:line-break/>周怡孜 <text:line-break/>2018年11月17日 <text:line-break/><text:line-break/>國民黨高雄市長候選人韓國瑜決戰黃金週，首場自辦造勢晚會今（17）日晚間在鳳山登場，「韓流」盛況再現，近10萬人擠爆會場。但晚會之前，卻爆出黨主席吳敦義的「肥滋滋大母豬」事件，韓國瑜晚間激動說，他覺得非常不適當，「我寧願乾乾淨淨輸掉，我也不會骯髒的贏得這場選舉！」</text:p>
      <text:p text:style-name="P1">陳真   |  2018.11.18 01:11   |   <text:a xlink:type="simple" xlink:href="http://palinfo.habago.org/Entry?Command=Information_PrintForum&amp;iPage=47#FORUM37071"><text:span text:style-name="T1">#</text:span></text:a></text:p>
      <text:p text:style-name="P2">會故意用奧步讓韓國瑜不要當選的人之一，就是吳敦義。他再三講一些非常惡劣的話，打擊目標就是韓國瑜。這當然不是無心之過，老狐狸當然不可能這麼遲鈍。 <text:line-break/><text:line-break/>韓國瑜最好要小心吳敦義這個渾蛋背後再出賤招。 <text:line-break/><text:line-break/>陳真 2018. 11. 18. <text:line-break/><text:line-break/><text:line-break/>================== <text:line-break/>吳敦義暗轟陳菊「肥滋滋大母豬」 韓國瑜：助選者也別口出惡言 <text:line-break/><text:line-break/>上報快訊／李紹瑜 <text:line-break/><text:line-break/>2018年11月17日 <text:line-break/><text:line-break/>國民黨主席吳敦義17日南下高雄雲林同鄉會，在會中致詞時講起黃俊英在與陳菊拚市長時，因涉「走路工事件」而落敗，吳敦義為此打抱不平，甚至用台語說出「那個女人夭壽，我不要說是誰、肥滋滋、肥滋滋，走起來像一隻大母豬」遭指暗罵總統府秘書長陳菊，引發爭議。 <text:line-break/><text:line-break/>對此，高雄市長候選人韓國瑜表示，他希望這是場無抹黑與批評的選舉，呼籲幫忙他選情的人同樣不要口出惡言、做出任何人身攻擊。國民黨則回應，吳主席並沒有指名道姓，一切都是媒體臆測，要外界勿對號入座。</text:p>
      <text:p text:style-name="P1">陳真   |  2018.11.18 01:10   |   <text:a xlink:type="simple" xlink:href="http://palinfo.habago.org/Entry?Command=Information_PrintForum&amp;iPage=47#FORUM37070"><text:span text:style-name="T1">#</text:span></text:a></text:p>
      <text:p text:style-name="P3">(續前) <text:line-break/><text:line-break/>我之前提到： <text:line-break/><text:line-break/>"就本質而言，民進黨其實早已消失至少30年，至於時下這個人渣黨，無非就是舊國民黨的一種借屍還魂，而當下的國民黨則又分成兩派，一派是馬英九式的，全是一些溫溫吞吞清廉正直的書生，另一派就跟人渣黨一樣，同樣是貪婪無度的豺狼虎豹，差別在於他們比較像是真小人，不會像人渣黨那樣滿口漂亮話卻又壞事做絕。" <text:line-break/><text:line-break/>我指的豺狼虎豹，就是吳敦義及王金平所領導的一票國民黨人。但是，因為韓國瑜的出現，再加上一些有別於國民黨舊宮廷人物的中生代，例如蔣萬安、謝龍介、王育敏、許淑華和江啟臣等等等，也許國民黨又會再一次的分裂與蛻變。我只能說，期望它能夠產生一種新勢力，一方面有著馬英九路線的清廉正直，一方面也有著一種通俗與隨和，別太匠氣，不要整天在書生的象牙塔裏高來高去，同時也要有點務實的戰鬥力與親和力。 <text:line-break/><text:line-break/>在高雄，似乎不管走到哪，到處都有人興高采烈地談論著韓國瑜，更令我訝異的是一些過去對政治完全冷感的人，這回似乎也熱情澎湃，完全一面倒挺韓國瑜，幾無例外。就連我前天去台南某醫院看病，幾個護士小姐知道我從高雄來，馬上圍攏過來，素昧平生，第一句話竟然就問說："韓國瑜在你們高雄那邊情況怎麼樣？"、"你有去參加他的晚會嗎？"、"好可惜，他怎麼不來台南選啊？"、"我覺得他很幽默耶"、"你看他會贏嗎？"。 <text:line-break/><text:line-break/>依照我幾十年來對選舉的敏感度，韓國瑜應該已經勝券在握。但是，可別高興得太早。過去許多篤定當選的國民黨人，後來都被人渣黨靠奧步給一夕翻盤。目前，除了動用大量假韓粉到處惹事生非以嫁禍韓國瑜之外，誰能知道往後這一星期又會突然來一個什麼事件。 <text:line-break/><text:line-break/>作票更是不可不防。你看，就連管中閔當選臺大校長這樣一個毫無問題的選舉結果，人渣黨竟然都不願認帳，更何況是事關人渣黨命根子的高雄市長一職，你相信人渣黨會輕易放手認輸嗎？會有什麼醜事是這批人渣幹不出來的嗎？ <text:line-break/><text:line-break/>除了人渣黨，韓國瑜還有個敵人就是國民黨自己，你相信諸如想當總統想到快瘋了的吳敦義那一幫人，會樂意看到韓國瑜的崛起嗎？會樂意看到韓國瑜真的大刀闊斧反貪污搞改革嗎？當然不可能。這樣一種黨內勢力，恐怕才是韓國瑜的真正隱憂。 <text:line-break/><text:line-break/>最近常聽到有人提起人渣黨可能會作票的憂慮。但我發現，一般人把作票想得太單純了。作票並不是只有一招兩招，而是花招百出，防不勝防，差別只是作多作少而已。 <text:line-break/><text:line-break/>台灣選舉史上，被作票給做掉、最出名的一位候選人就是郭雨新，他的祕書小姐就是陳菊，時間發生在1975年。郭雨新到底開出多少票，至今恐怕都沒有個正確數字，依照我手頭上的一本書，書名 "虎落平陽" 所記載，代表黨外的郭雨新得到了八萬零三百九十八票，而他的對手之一，國民黨的林榮三，也就是綠油油的自由時報的創辦人，得票數是十六萬四千四百三十八票。 <text:line-break/><text:line-break/>依照選舉事務所的公告票數看，當然是郭落選，林榮三當選，兩者相差了八萬票。但你相信嗎？在那時候沒有人相信，於是一度聚集了兩萬多名憤怒的群眾湧上宜蘭街頭，吶喊選舉作票。為何如此？因為據傳郭雨新的廢票數竟然高達八萬多票 (一說是兩萬多票)，也就是說，在投給郭雨新的選票之中，兩張就有一張被認定為廢票。你相信這裏頭沒有鬼嗎？ <text:line-break/><text:line-break/>而且，許多投開票所顯然有問題，比方說，據現場監票志工統計，明明只有兩百人走進去投票，結果卻開出兩百五十張選票。其它還有一些人明明在住院或生病臥床，居然也有人幫他們領走選票代投。還有人特地從台中搭了十小時的火車回宜蘭羅東投票，結果家人卻告訴他說你不用回來了，你的票已經投完了。他很生氣說："你們怎麼可以幫我投票？" 他的家人告訴他說：傻孩子，我們自己也沒有去投票啦，是里長來把我們的身份證都拿走，幫我們投了。 <text:line-break/><text:line-break/>類似的各種作票奧步，層出不窮。所謂 "彈鋼琴" 就是這樣，兩隻手十個手指頭沾滿印泥，幫你按指紋，直接幫大家領票、投票。其它當然還有各種奧步，比方說開票人員有某根手指頭沾有油污或印泥，遇到郭雨新的選票，在唱票之際，就偷偷伸出手指來把它弄髒，然後判定為廢票，或是胡亂找理由判定作廢。若是遇到自由時報老闆林榮三的選票，明明是廢票，卻一概認定為有效票。另外則是多印一些空白選票，趁著午休大家沒注意時，灌票進去，有些時候還灌出比該投票所總人口還多的投票數，除非是連外地的鬼魂都跑來投票，才有可能有這樣的開票結果。 <text:line-break/><text:line-break/>更離奇的是，電視上的開票過程，郭雨新由原本的一路領先，票數竟然越開越少，很可能拿根原子筆直接把郭的選票數目減少計算。總之奧步說不完，我只是想說，監票工作絕不可免，而且要事先過濾可靠監票志工，以防請鬼拿藥單，並且應全程監票直到開票結束，不能有空檔，特別是一些較偏遠的投票所，更應提防。作票原本是黨外時代舊國民黨的家常便飯與拿手絕活，但我相信，跟舊國民黨系出同門的人渣黨，手段之卑劣，肯定更是青出於藍。 <text:line-break/><text:line-break/>話說回頭，郭雨新後來委請林義雄和姚嘉文 (姚同樣是後來美麗島事件的八大軍事要犯之一) 擔任律師，提起選舉無效訴訟，除了指控作票之外，種種證據歷歷在目，指控國民黨的林榮三大規模賄選。但是，當年的法院是國民黨開的，打官司怎麼可能贏呢？ <text:line-break/><text:line-break/>說來可悲，當年要不是郭雨新聘請林義雄打這場根本不可能贏的選舉官司，林義雄一家的悲劇也許就不會發生了，林義雄和他的家人包括兩個可愛的小女兒也許就不會命喪黃泉。 <text:line-break/><text:line-break/>據我所知，林義雄原本並無從政念頭，反倒是開了一家律師事務所，準備大展鴻圖，而且還買了高爾夫球桿，打算從此過著中產階級的舒適生活。但是，郭雨新的事件對他衝擊很大，於是1977年和姚嘉文共同自費出版了 "虎落平陽" 這本書 (因為沒有一家出版社敢幫他們出版，該書後來也被查禁)，書中詳細記錄整個事件始末，曾被稱讚為 "台灣民主政治史上主要的文獻"。 <text:line-break/><text:line-break/>同年，在一片肅殺的恐怖政治高壓中，林義雄更是決定自己出來參選省議員，並且高票當選。兩年後 (1979年)，爆發國民黨自導自演的美麗島事件，並且藉以鼓動愛國風潮，各界人士與大學生、高中生、教授和文人、藝人等等等，一面倒地攻擊黨外人士，視黨外人士如惡魔。1980年的2月28日那一天，情治單位用極其殘忍的手段，亂刀砍殺林義雄一家人。據當年的法醫回憶，命案現場的鮮血就像瀑布那樣，傾瀉而出，流滿林宅整個地下室。至於林義雄和姚嘉文，則面臨唯一死刑的叛亂罪起訴，林義雄因其個性之剛烈，更是所有受刑人之中被刑求得最恐怖的一位。 <text:line-break/><text:line-break/>28年前，在一次私下聊天中，陳定南跟我說起林義雄被刑求的慘烈，說到激動處，陳定南竟然掀起整件襯衫，指出林義雄身上的傷痕位置。我也經常聽到同為美麗島要犯的戴振耀提起他在獄中之某次親眼目睹林義雄兩手兩腳被往身體背後五花大綁丟在地上踢打的過程。其實我還知道更多可怕細節，但是除了學姊及少數朋友之外，我從未提起這些慘無人道的刑求方式，因為它實在太可怕了。 <text:line-break/><text:line-break/>更可恨的是，國民黨及當時的御用媒體亦即中國時報和聯合報，卻故意對外放出假消息說林義雄非常配合政府辦案，很可能因為供出同夥，招惹海外台獨勢力的報復，於是殺害其全家，以嫁禍給大有為的國民黨政府云云。一方面殺人全家，一方面卻又誣指說是因為林義雄太合作了，所以被黨外自己人給殺了全家。用心之邪惡，可說毫無人性。 <text:line-break/><text:line-break/>陳定南說，他自己原本只是個想要獨善其身的商人，但是林義雄的事情，讓他決定挺身從政。我自己也一樣，我雖從不打算從政，更不想成為公眾人物，但若不是因為林義雄，誰不想過一個安穩人生？誰會想把自己弄得家破人亡、污名滿身？ <text:line-break/><text:line-break/>郭雨新的事件發生在1975年，那時我還在念小學，自然無法躬逢其盛。虎落平陽這本書則是 1977年出版。十年之後 (1987年)，姚嘉文出獄，我很快就和他認識了。有一天，他邀我去他家吃飯，還簽名送了我一本他寫的書，這書就是他和林義雄合寫的 "虎落平陽"，時間是1987年的8月4日，距今31年了，我從未想到，30多年來會有這樣的變化。 <text:line-break/><text:line-break/>對於姚嘉文，我對他實難恭維。對於林義雄，我的尊敬未曾改變，但我們畢竟在現實上走出兩種不同人生，乃至做出兩種截然對立的判斷與選擇。但我相信，在某些更為重要的事情上，我們或許還是走在同一條路上。生前已無再聚可能，希望將來死後仍會重逢在同一個世界。</text:p>
      <text:p text:style-name="P1">李念淨   |  2018.11.17 22:40   |   <text:a xlink:type="simple" xlink:href="http://palinfo.habago.org/Entry?Command=Information_PrintForum&amp;iPage=47#FORUM37065"><text:span text:style-name="T1">#</text:span></text:a></text:p>
      <text:p text:style-name="P2">「親愛的台北市民，大家好。 <text:line-break/>經過了幾個月吵吵鬧鬧的競選活動，終於明天就是投票的日子了。 <text:line-break/>記得六個月前，我決定參選的時候，我曾經說過，要打一場不一樣的選戰。 <text:line-break/>回顧自己過去幾個月的整體表現，雖然說不上是可圈可點，至少，在不做人身攻擊，不攻擊對手的家人，不抹黑造謠，不搞族群動員這些方面呢，還算是差強人意。 <text:line-break/><text:line-break/>大家可以回憶一下，即使別人公開在媒體上，罵我是新賣台集團的棋子，我也沒有回嘴，因為那是一頂老掉牙的，過時的帽子。即使別人在世界各地找一些外國名人來助選，我也沒有效法，因為我必須顧到台北人的尊嚴。 <text:line-break/>大家別忘了，我們只是在選市長。 <text:line-break/>為什麼要全島動員，搞得像是在選總統？ <text:line-break/>為什麼要搞得這麼悲壯，像是生死存亡？ <text:line-break/><text:line-break/>眼看著這世紀就要過去了，如果我們全體的台北市民，依然習慣性的為同樣的戲碼而感動，為同樣的音樂而起舞。我相信，即使到了下一個世紀，一到選舉就一定還有人會下跪，有人要抱太太，有人要抬媽媽，有人一面說別人賣台，一面在高喊自己被抹黑。這到底是因為有人演，才會有人看，還是因為有人看，才會有人去演呢？ <text:line-break/><text:line-break/>21世紀已經逼在眼前了，這是我們本世紀最後的一次台北市長選舉，不管你是什麼黨派，什麼族群，什麼意識形態，讓我們一起用行動，把過去累積了多少年的悲情、怨恨、猜忌都留在即將成為歷史的這一個世紀吧！ <text:line-break/><text:line-break/>有一天我們的孩子也許會問起我們，什麼叫做抹黑，什麼叫做悲情，他們是怎麼消失的呢？ <text:line-break/>希望我們可以自傲的告訴他們，在好久好久的上一個世紀末，我們用自己寶貴的一票，阻止了他們蔓延。 <text:line-break/><text:line-break/>明天12月5號，別忘了去投票。 <text:line-break/>因為你是自己的主人，你的未來由你自己來決定。謝謝。」 <text:line-break/><text:line-break/>1998台北市長選前之夜電視廣告 馬英九 <text:line-break/>https://www.youtube.com/watch?v=zMOzVOe23jE﻿ <text:line-break/><text:line-break/>===== <text:line-break/><text:line-break/>韓的說法其實都是二十年前的東西 <text:line-break/>但是居然還能讓人耳目一新，這不就代表我們還在原地踏步嗎</text:p>
      <text:p text:style-name="P1">曉東   |  2018.11.17 07:21   |   <text:a xlink:type="simple" xlink:href="http://palinfo.habago.org/Entry?Command=Information_PrintForum&amp;iPage=47#FORUM37064"><text:span text:style-name="T1">#</text:span></text:a></text:p>
      <text:p text:style-name="P3">Copy自韓國瑜11/16/2016 臉書 <text:line-break/>【民主民主 人民作主】 <text:line-break/><text:line-break/>三山之後，我發現很多人還在把風向帶到藍綠對決的局面，我覺得這是對台灣民主價值的一種貶低。2018的台灣九合一選舉，從來都不是一場藍綠的對決，它是覺醒與盲從的對決，也是好日子與苦日子的對決，更是人民作主與族群分化的對決。 <text:line-break/><text:line-break/>在過去，決定乞丐的是皇帝 ; 在今天，決定乞丐的是政府，而民主價值的真正體現，在於決定政府的是人民。 <text:line-break/><text:line-break/>民主民主，人民作主！ <text:line-break/><text:line-break/>你我手中的一票可以決定我們要一個製造分化、製造貧窮的政府；還是要一個創造財富、創造團結的政府。 <text:line-break/><text:line-break/>11/24，我們應該拒絕盲從、拒絕苦日子、拒絕族群分化。 <text:line-break/>11/24，我們應該選擇覺醒、選擇好日子、選擇人民作主。 <text:line-break/><text:line-break/>打一場乾乾淨淨、沒有抹黑、抹黃、抹紅、抹藍、抹綠的公平選戰，該改變的改變、該翻轉的翻轉，我們才有資格向全世界證明，台灣是一塊名符其實的民主聖地。 </text:p>
      <text:p text:style-name="P1">曉東   |  2018.11.17 07:18   |   <text:a xlink:type="simple" xlink:href="http://palinfo.habago.org/Entry?Command=Information_PrintForum&amp;iPage=47#FORUM37063"><text:span text:style-name="T1">#</text:span></text:a></text:p>
      <text:p text:style-name="P2">韓國瑜岡山大會師2861字 　全文 「人民才是政黨的爸爸」 <text:line-break/>https://goo.gl/bVoa1Z <text:line-break/></text:p>
      <text:p text:style-name="P1">陳真   |  2018.11.17 02:33   |   <text:a xlink:type="simple" xlink:href="http://palinfo.habago.org/Entry?Command=Information_PrintForum&amp;iPage=47#FORUM37062"><text:span text:style-name="T1">#</text:span></text:a></text:p>
      <text:p text:style-name="P3">吳子嘉是綠營的人，連他都說類似像管碧玲的女婿啦(或是什麼史哲啦、吳音寧啦) 等等這樣一些雞犬昇天封官鬻爵的例子，大約有三萬個！特別是綠營政二代及其一家老少，幾乎全面佔領了各種肥缺，享盡高官權位厚祿，少有例外。這些無德無才之人，憑什麼坐領高薪、掌握大權？ <text:line-break/><text:line-break/>我常感納悶的是，究竟是什麼樣的一種智商和品性的人，才會把選票投給這樣一個完全不擇手段貪污舞弊搞分贓不惜挑撥族群仇恨不惜毀壞所有典章制度的政治詐騙集團？或者說，這個人渣黨的選民，到底有沒有花一秒鐘去想過這個問題：到底自己是為了什麼樣的理由而支持？或者再換個方式說，到底是要齷齪腐爛到何種程度，然後你才會意識到這一切？ <text:line-break/><text:line-break/>吳子嘉說雞犬昇天分贓酬庸的例子約三萬個，依我看不只三萬。而且，很重要的一點是：人渣黨這樣一種腐敗並非近幾年的事，而是早在二、三十年前就已如此，只要手上有點權，馬上就大撈特撈；隨著權力版圖的擴大，所作所為也就更加不堪入目。除了雞犬昇天奴才當道之外，官位就像商品一樣，拿來賣錢，拿來分贓，拿來做為一種政治交易。 <text:line-break/><text:line-break/>我們一般人每天工作辛苦到爆，以維持生活。但是，這些人渣卻只需操弄一套侵蝕人心與人性的政治詐術，馬上財源滾滾，乃至高官厚祿，雞犬昇天。 <text:line-break/><text:line-break/>就本質而言，民進黨其實早已消失至少30年，至於時下這個人渣黨，無非就是舊國民黨的一種借屍還魂，而當下的國民黨則又分成兩派，一派是馬英九式的，全是一些溫溫吞吞清廉正直的書生，另一派就跟人渣黨一樣，同樣是貪婪無度的豺狼虎豹，差別在於他們比較像是真小人，不會像人渣黨那樣滿口漂亮話卻又壞事做絕。 <text:line-break/><text:line-break/>陳真 2018. 11. 17. <text:line-break/>============= <text:line-break/>像管媽女婿林子揚這種案例 綠媒老董爆：檯面下還有3萬個 <text:line-break/><text:line-break/>《美麗島電子報》董事長吳子嘉說，如民進黨立委管碧玲女婿林子揚的案例，在檯面下的案例大概有3萬個。 <text:line-break/><text:line-break/>2018年10月20日 <text:line-break/><text:line-break/>中時電子報 邱文秀 <text:line-break/><text:line-break/>民進黨上台後，到處分封親信，雞犬升天。綠媒董事長吳子嘉說，這是引起民怨的根本。並舉民進黨立委管碧玲女婿林子揚為例，問他月薪13萬，「何德何能去泰國擔任一個諮議的工作」，並說在檯面下的案例大概有3萬個，所以到處充滿了特權跟不公，甚至於還有腐敗貪汙的可能，積累了民怨的根本。</text:p>
      <text:p text:style-name="P1">陳真   |  2018.11.16 11:42   |   <text:a xlink:type="simple" xlink:href="http://palinfo.habago.org/Entry?Command=Information_PrintForum&amp;iPage=47#FORUM37060"><text:span text:style-name="T1">#</text:span></text:a></text:p>
      <text:p text:style-name="P2">支持以核養綠公投 (十七) <text:line-break/><text:line-break/>陳真 <text:line-break/><text:line-break/>2018.11. 16. <text:line-break/><text:line-break/>一，一己之見 <text:line-break/><text:line-break/>島內外社運方式真是大不同。出於一種士大夫自我膨漲的虛矯做作，長年以來，台灣動不動就會有一群所謂學者專家搞連署，彷彿他們的一己之見特別珍貴，因此需要特別另眼相看；而且，光憑著所謂學者專家的身份，彷彿就能任意信口開河似的。 <text:line-break/><text:line-break/>比方說，以核養綠公投成案之後，馬上就有一批所謂反核學者出來連署反對。這當然是他們的自由，問題是，這幾百位大專院校教師絕大部份都不是核能相關科系，他們的意見，其實就跟你我一般人根本沒有兩樣；這樣一種所謂連署本身，本質上並非科學議論，而是政治造勢，但他們卻以一種科學之姿對人們做出荒唐指導。 <text:line-break/><text:line-break/>曾經有學者反對愛因斯坦的相對論，於是發起一百位學者共同出版一本書，聯手反對愛因斯坦的想法。愛因斯坦說："如果我的想法是錯的，只需一個人反對就能成立，不需要一百個。" <text:line-break/><text:line-break/>同理，哪怕是一百個或一萬個 "一般見解"，依然只是 "一己之見"，數量本身並不會因此而提高其專業科學成份。 <text:line-break/><text:line-break/>我並不是說一己之見是不好的，相反地，我要推崇的恰恰就是一己之見。我要反對的是，可別把人們當白癡，一己之見並不會因為你的社會地位或人數眾多或某種當下的顏色政治正確從而取得更高的知識論地位 (epistemological status)。 <text:line-break/><text:line-break/>二，科學不足以自行 <text:line-break/><text:line-break/>科學只能決定事物之內部機制的某種可能性，卻無法光憑本身之科學性而演繹出某種標準答案。簡單說，我們並不是在談核能，而是在談關於能源的某種判斷與選擇，裏頭包括三個重要內在因素。一是時間，也就是說，在什麼樣的時間內達成何種目標？把時間因素去除是荒唐的。倘若核能如此恐怖，一秒鐘都不應該有，那麼，這些所謂反核學者們應該要求 "立即" 無條件廢除所有核電廠才對。 <text:line-break/><text:line-break/>第二層因素是能源之間的相對比較。核能如果很恐怖，難道其它能源方式例如燃媒就不恐怖？一味反核或擁核都是荒唐的。在各種各自充滿副作用的能源選項之間，應該如何做選擇？這個命題倘若寫成式子，自然不會只是 "反核 vs 擁核" 這樣一種腦殘對立。即便是一個反核者難道就不能支持以核養綠？難道可以只是一味反到底？ <text:line-break/><text:line-break/>這涉及第三個因素就是可行性。烏托邦是美好的，問題是做得到嗎？去除所有因素與相對考量，光是描繪一種美侖美奐的所謂非核家園，美則美矣，卻缺乏現實意義。比方說，這些所謂反核學者連署聲明提出五大理由，其中兩大理由是 "應以非核減煤減少空污" 以及 "再生能源前景佳，應大力推廣取代核電"，講這個不是空話嗎？怎麼做到以及民國幾年才做得到呢？ <text:line-break/><text:line-break/>三，不誠實 <text:line-break/><text:line-break/>這些所謂反核學者連署聲明的第一大理由是批評以核養綠公投 "擁抱「過期核電廠」與「混亂拼裝核四」"。諸如這類空洞的聳動政治辭彙，恐怕比你我一般人的 "一己之見" 的認知水平還要低。這不是在描述問題，而是一種造勢修辭，以修辭取代議論，就像各種選舉活動那樣，缺乏基本的認知意義。 <text:line-break/><text:line-break/>剛剛出門吃早餐，看到鄰桌顧客在看報紙，頭版頭條寫著："陳其邁表示：高雄不可以被踐踏"。我心裏想，這話是什麼意思？太玄了。人家韓國瑜說高雄 "又老又窮"，基本上是一種針對問題的描述，你可以不認同，但是這跟 "高雄被踐踏" 有啥關係？高雄被羞辱、被踐踏又是什麼意思呢？當然沒有意思 (sense)，它只是一種情緒修辭，旨在挑起人們對於對手的某種反感。 <text:line-break/><text:line-break/>所謂反核學者們的修辭方式也一樣，旨在造勢，而非議論，缺乏認知意義。雖然這樣一種連署本質上只是一種政治，但這並不意味著你就可以胡說八道、信口開河。 <text:line-break/><text:line-break/>四，不道德 <text:line-break/><text:line-break/>我常講，我們不可能預知各種道德內容，但能根據其形式來判斷其道德意義能否成立。主要判斷準則之一就是內在一致性。比方說，一個人如果真的反核，那就應該早上反，晚上也要反，藍旗底下反，綠旗當頭更要反。但是，台灣的所謂反核人士卻缺乏這樣的基本一致性，他們的反核向來有個政治前提要件是："只要是國民黨當家，我就反核"。 <text:line-break/><text:line-break/>人渣黨奪權成功之前，把核電廠講得比核子彈還可怕，結果一上台竟然重啟 (依其所言 "過期" 的) 核二廠，反核學者們應該馬上起來抗爭包圍立法院或是搞聯署才對啊。尤有甚者，核四廠更是在阿扁當所謂總統，蔡英文和蘇貞昌擔任行政院正副院長時追加四、五百億元，並要求核四儘速完工，但是所謂反核人士卻沉默是金。 <text:line-break/><text:line-break/>五，不知所云 <text:line-break/><text:line-break/>所謂幾百位反核學者的連署之第五大理由是 "廢核發展綠能掌握能源轉型實踐直接民主"。連這樣也能瞎扯到什麼 "直接民主"，對此我就無言了 (還好沒有說以核養綠是阿共仔的陰謀)。在台灣，語言與概念總是能如此操弄，我常有一種被打敗的感覺；只能說，這些人缺乏最基本的誠實與道德一致性；而且，旨在造勢，而非講理，以修辭代替議論，缺乏基本認知內涵。 <text:line-break/><text:line-break/>一個人要贊成什麼反對什麼當然都行，一點問題都沒有，但贊成與反對的過程中，事物理應如其所是，而非操弄。</text:p>
      <text:p text:style-name="P1">陳真   |  2018.11.14 18:48   |   <text:a xlink:type="simple" xlink:href="http://palinfo.habago.org/Entry?Command=Information_PrintForum&amp;iPage=47#FORUM37058"><text:span text:style-name="T1">#</text:span></text:a></text:p>
      <text:p text:style-name="P3">想要吃香喝辣、榮華富貴的，不妨學著點，看看人家怎麼講話。 <text:line-break/><text:line-break/>這些人，幾十年來，就是專門在這島上挑撥族群仇恨，藉以謀取一己之利，但他們卻反而擺出一副真善美的嘴臉。甚至連韓國瑜唱一首當年求婚的台灣軍歌，綠油油的所謂 "人本教育基金會" 居然也能抹黑成 "軍國主義復辟"、"挑撥社會仇恨"、"傷害民主法治"、"大搞意識形態對立" 等等，而且還發起什麼連署抗議，並說 "扼止此一社會歪風" 是 "教育文化的重大課題"。我真是服了這些視語言如無物、做賊喊捉賊、好話說盡壞事做絕的人渣。 <text:line-break/><text:line-break/>所謂 "人本教育基金會" 的頭頭，就是現在的高雄市副市長史哲的父親史英，報效黨國，一門忠烈。這位史哲，論才能，論人品，統統一無可取，但他年紀輕輕，三十歲出頭時，就擔任行政院勞保局總經理，接著又擔任高雄市政府新聞處處長，轉任高雄市政府文化局局長，現在昇任高雄市副市長，從小到大一路吃香喝辣，高官厚祿任他選任他挑。如此庸才，憑什麼呢？憑的就是顏色，憑的就是效忠於人渣黨。這個政治詐騙集團，用人唯 "才"，奴才的才，越無恥就爬越高，越受到重用。 <text:line-break/><text:line-break/>像史哲這樣的人，學無專長，倘若不是依靠人渣黨這層裙帶關係，連要找個兩萬元薪資的工作恐怕都很困難。 <text:line-break/><text:line-break/>每次只要人渣黨掌權，台灣社會就受重傷，因為他們拼命搶著撈錢奪權卡位搶資源，就像一群賊闖入銀行那樣，拼命掏空。台灣人倘若持續執迷不悟，那只是害慘了自己以及自己的下一代。 <text:line-break/><text:line-break/>我從不打誑語，從不講自己並非徹底了解的事，所以，請相信我說的。 <text:line-break/><text:line-break/>一個人想要支持什麼黨是根本無關緊要的，那只是一種個人自由。問題是，這個黨並非真正意義上的黨，它沒有任何理想或立場或主張，純粹就是一個貪婪無度、無惡不作、唯利是圖的黑幫詐騙集團，並且聚集一群為之搖旗吶喊、共同分贓的文人走狗及御用學者。 <text:line-break/><text:line-break/>至於小野寫的什麼書，拋開一切是非不談，光談文學本身，在我看來，那就是一堆垃圾。我常納悶，究竟是什麼樣的人會去看那樣一種書？你一定會說，你又沒看過，怎麼知道是垃圾？但是，一盤腐爛發臭的菜，或是一顆臭雞蛋，難道你一定要整盤拿來吃才能判斷？ <text:line-break/><text:line-break/>陳真 2018. 11. 14. <text:line-break/><text:line-break/>=============== <text:line-break/>小野激動痛哭：我24歲就是暢銷作家，你認識我們嗎 <text:line-break/><text:line-break/>風傳媒 <text:line-break/>方炳超 2018-11-07 <text:line-break/><text:line-break/>國民黨台北市長候選人丁守中日前批柯文哲競選總幹事小野（李遠）與導演吳念真是民進黨文化門神，小野也在臉書上回擊。小野7日下午於柯文哲競選辦公室樓下受訪，講到激動處甚至三度落淚。小野說，台灣不是只有藍綠，為何選舉就要搞分裂、撕裂族群？對於丁的指控，小野激動反問丁，認不認識他、認不認識吳念真、認不認識柯一正、李永豐、王小棣？還嗆「你讀不讀書啊？到底有沒有讀過書啊？你憑什麼當市長呢？」 <text:line-break/><text:line-break/>小野說，丁守中講他的時候，他認為丁沒有文化素養，「你到底認不認識我？我24歲就是最暢銷作家、拍過很多電影、寫100本書，從來不靠政府，你認不認識吳念真？你認不認識柯一正？你認不認識李永豐？你認不認識王小棣？你認不認識我身邊這群人？你不認識」，小野還怒嗆丁「你讀不讀書啊？到底有沒有讀過書啊？那你憑什麼當市長呢？我今天從頭到尾不想講你的名字，因為我好難過，你是留美博士，你看起來也斯文的」。 <text:line-break/><text:line-break/>小野說，「我認為你、姚文智都是好人，但為何選舉要搞撕裂族群？」小野沉痛地說，台灣經過這麼多次選舉，禁不起這個，為何不能快樂打選戰？ <text:line-break/><text:line-break/>======================== <text:line-break/>批韓國瑜唱《夜襲》卻說「樂見摸到女朋友床上」 人本董事長當場為失言道歉 <text:line-break/><text:line-break/>風傳媒 <text:line-break/><text:line-break/>黃苑瑜 2018年11月13日 <text:line-break/><text:line-break/>國民黨高雄市長候選人韓國瑜日前在旗山造勢，現場高歌一曲《夜襲》引發熱議。人本教育基金會昨日發起連署，並於今（13）日召開記者會說，拒絕「夜襲」意識形態扭曲台灣社會，還批韓國瑜一定要把非支持者視為敵人，直言《夜襲》傷害台灣民主及法治發展。 <text:line-break/><text:line-break/>人本基金會董事長史英今日在記者會上表示，《夜襲》這首歌強調「無聲無息」、「鑽向心臟」，史英說「追女朋友如果唱《夜襲》，是要摸到女朋友床上，這我們都很樂見。」台灣公民參與協會代表許慧盈聽到此話，隨即說「我們女生也是要準備的。」 <text:line-break/><text:line-break/>史英隨後又改口道歉，表示「即使追女朋友也反對『夜襲』」。史英指出，自己因受當時教育影響，在尊重女性這塊需要再加強；但這也代表，台灣社會已進步到會關注此議題。 <text:line-break/><text:line-break/>另外，由於高雄副市長史哲是史英的兒子，被問到反對《夜襲》是否為選舉目的，對此人本基金會則回應，民進黨台北市長候選人姚文智和台北市長柯文哲也不是史英的兒子，但人本依然有在關注韓國瑜帶給台北市的歪風。史英也說，許多人擔憂參與反對《夜襲》可能會被抹黑貼標籤，不過他認為，該說的還是要說，否則公民社會的意義不就沒了。 <text:line-break/><text:line-break/>人本基金會進一步強調，反對「夜襲」正是教育文化中的重大議題。 <text:line-break/><text:line-break/>================= <text:line-break/>人本指責唱夜襲散播仇恨 馬英九回應：不知所云 <text:line-break/><text:line-break/>聯合新聞網 <text:line-break/><text:line-break/>記者羅紹平╱即時報導 <text:line-break/><text:line-break/>2018年11月13日 <text:line-break/><text:line-break/>軍歌夜襲因8日韓國瑜在旗山造勢大會領唱爆紅，民進黨立委鄭運鵬曾要唱夜襲的人去吃屎，後來也道歉；人本教育基金會則指責選舉造勢場合唱夜襲是在散播仇恨，前總統馬英九今天針對綠營「散播仇恨」的說法，簡單回應4個字「不知所云」。 <text:line-break/><text:line-break/>馬英九昨天晚上8點30分在金峰鄉賓茂村輔選時，一時興起還主動帶領群眾一起高唱夜襲及國旗歌，現場氣氛也跟著沸騰，最後群眾意猶未盡的點唱，馬英九也應觀眾要求唱了一首「妹妹背著洋娃娃」。 <text:line-break/><text:line-break/>儘管本月8日韓國瑜在旗山造勢大會領唱夜襲後，遭到綠營圍剿，民進黨立委鄭運鵬曾要唱的人「去吃屎」，人本教育文教基金會為此發起連署，抗議韓國瑜散播仇恨，針對綠營的相關攻訐與動作，馬英九今天中午受訪時，只簡單回應了4個字「不知所云」。 <text:line-break/><text:line-break/>=============== <text:line-break/>「反夜襲」遭網友砲轟　人本執行長馮喬蘭怒斥：韓國瑜引起社會歪風 <text:line-break/><text:line-break/>閻乙樺 2018-11-13 <text:line-break/><text:line-break/>韓國瑜8日在造勢晚會上高唱軍歌「夜襲」，人本對此批評，韓國瑜是在散播仇恨意識、違背民主精神，更發起抗議聯署。 <text:line-break/><text:line-break/>人本執行長馮喬蘭還提到，日前國民黨台北市長候選人丁守中一向老成，卻也唱起了夜襲，稱不立即制止的話，整個台灣就會被污染成一個「陰謀」之國，痛批「唱夜襲已經變成一股歪風」。 <text:line-break/><text:line-break/>針對外界質疑人本董事長史英是民進黨黨員史哲的父親，如此作為是否有政治目的？馮喬蘭怒斥「只有在牽朋引戚的中華文化中浸淫既久者，才會有這種小人之心。」並提到其他台北市長候選人姚文智、柯文哲也在關心此次軍歌歪風，駁斥選舉目的說。</text:p>
      <text:p text:style-name="P4"/>
      <text:p text:style-name="P1">李想   |  2018.11.13 08:33   |   <text:a xlink:type="simple" xlink:href="http://palinfo.habago.org/Entry?Command=Information_PrintForum&amp;iPage=48#FORUM37057"><text:span text:style-name="T1">#</text:span></text:a></text:p>
      <text:p text:style-name="P3">無棋自補，有侵絕之意。 <text:line-break/>今天看到幾則故宮的新聞讓我很憂心。檯面上是救南部選情、吸引人潮、去中，暗裡封關期間搞什麼勾當誰知道? <text:line-break/><text:line-break/><text:line-break/>故宮正館109年底封館整修3年 文物遷至南院展出 <text:line-break/>陳其南「故宮台灣化」忠於做自己 <text:line-break/><text:line-break/>旺報【記者林永富╱台北報導】 <text:line-break/><text:line-break/>民進黨為救選情，把文化當政治工具，立委柯志恩在臉書爆料，上周民進黨嘉義縣長候選人翁章梁和立委拜會張景森政委，故宮院長陳其南亦受邀作陪，陳竟表示，北院整修時，國寶文物若至南院展覽，將帶動300萬以上的國際觀光客到嘉義。她痛批，國寶是全民資產，民進黨滿腦子只有選舉！聲嘶力竭要「去中國化」，但毫不掩飾拿國寶助選，可是臉不紅、氣不喘、真是胡搞瞎搞！ <text:line-break/><text:line-break/>據了解，翁章梁因面臨退出民進黨自行參選的嘉義縣前副縣長吳芳銘夾殺，選情告急。柯志恩透露，蔡英文總統、賴揆11日聯手力挺雲嘉縣市長候選人，總統又表示，「翁章梁跟故宮院長建議利用台北故宮整修期間，把部分重要的收藏移到南院展覽」。口口聲聲去中國化的民進黨，一到選舉，仍想利用來自中國的國寶拉抬候選人，《翠玉白菜》為林佳龍出任務是如此，這次總統、張景森和陳其南做球給翁章梁亦如是。陳其南上班時間還配合演出，一干人等高談闊論如何把北院國寶移到南院展覽，堂堂故宮院長把行政中立置於腳下，如今又迎合候選人，要將大量的國寶文物南遷，豈非自甘為候選人作嫁，真創了故宮有史以來之紀錄。 <text:line-break/><text:line-break/>柯志恩說，舉凡大英博物館整建、法國羅浮宮整修、大都會博物館整建時，都沒有閉館。就算故宮2002年由綠營杜正勝當館長時，故宮進行動線工程，也沒有閉館。 <text:line-break/><text:line-break/>對此行政院發言人Kolas Yotaka昨日表示，故宮沒有閉館；而是為了執行「新故宮計畫─北部院區整擴建工程」，將珍貴文物移往南部院區展出，屆時民眾仍可在南院欣賞珍貴文物。至於立委質疑嘉義縣長候選人翁章梁與故宮院長陳其南會面，涉行政不中立，政院則說，翁章梁現身，事前政委張景森及陳其南都不知情。 <text:line-break/><text:line-break/></text:p>
      <text:p text:style-name="P1">陳真   |  2018.11.13 02:38   |   <text:a xlink:type="simple" xlink:href="http://palinfo.habago.org/Entry?Command=Information_PrintForum&amp;iPage=48#FORUM37056"><text:span text:style-name="T1">#</text:span></text:a></text:p>
      <text:p text:style-name="P2">道德之所以重要，是因為它 "自身" 便具有價值；或者說，它本身就是目的，而不是獲得其它目的的手段。人渣黨及其走狗們之所以齷齪，恰恰就是因為他們把所有道德人事物全變成撈錢奪權的手段，因之凡事皆非真心，而是出於某種考量。此其一。 <text:line-break/><text:line-break/>道德因其事關對錯，本質上就是一種批判，一種評價。面對道德情境而不開罵，那就是鄉愿。morally speaking, 開罵是一種美德。開罵只應問罵得有沒有道理。把開罵視為 "不乾淨" 是很偽善與鄉愿的。此其二。 <text:line-break/><text:line-break/>所謂作家小野(他媽的那樣一種藝術水平也能稱得上作家？)，說柯文哲好委屈唷，說吳念真好委屈喔(我跟各位說，吳念真在政治上權勢之大，介入之深，在人渣黨的權力排行榜中，肯定名列前矛，但他卻他媽的裝出一副政治清純的模樣)，說什麼柯一正好委屈喔，說什麼誰誰誰(一堆綠油油的無良文人)好委屈哦，說他們都是文人耶、素人耶，怎麼可以罵他們。小野說，他因此氣得想找大家一起關起門來 "罵髒話"。 <text:line-break/><text:line-break/>以上這些話，出自小野之口，在我看來就是骯髒到不能再髒的髒話。 <text:line-break/><text:line-break/>道德人事物之對錯美醜，跟字眼無關。髒不需寫出個髒字。最髒者，往往是那些漂漂亮亮光鮮亮麗的人事物。此其三。 <text:line-break/><text:line-break/>韓國瑜之所以值得支持，原因有三，一：清廉(仍有待細究)。二：真實。三：利他(但是對弱勢者顯然無感)。至少在 "真實" 這一點上，他的為人與角色之間看起來沒有太大的落差，不像絕大多數政治人物光是白天晚上就不是一個樣，人前人後不一樣；太陽一下山，攝影機一撤走，嘴臉往往就走樣。 <text:line-break/><text:line-break/>真實者，一說一，二說二，背後沒有太多考量與盤算。我能理解或諒解所謂選舉其實就是一場秀，很難真實，盤算難免，心機難免，但可別因此在道理上亂了是非。此其四。 <text:line-break/><text:line-break/>記得九零年代初期，阿扁第一次選立委，為了 "塑造" 阿扁的溫和清新與所謂專業 "形象"，要求競選團隊 "三不" 原則： <text:line-break/><text:line-break/>不打蔣家(以免喪失挺蔣選票)。 <text:line-break/><text:line-break/>不談台獨(以免喪失絕大部份的選票，因為那時候台獨是票房毒藥)。 <text:line-break/><text:line-break/>不碰軍方(因為軍方權力一手遮天，不是省油的燈，硬柿子咱就不去捏它了)。 <text:line-break/><text:line-break/>我能諒解這種盤算，但可別因此在道理上亂了是非。 <text:line-break/><text:line-break/>將近三十年前，第一次和林義雄私下一對一聊天，我帶了一本筆記，事後記下他講的話，因為我始終相信，"一個當真的人講的話，必然有其可觀之處"(維根斯坦語)。他那天提到，政治傷害人性之深，外人難以想像。但他提到的是廉潔問題，他說，"政治人物四周有根本數不清的巨大利益與誘惑，久而久之，就像滲水一樣，點點滴滴就會傷害了一個人的品性"。 <text:line-break/><text:line-break/>林義雄講得很對，但我認為，政治人物除了清廉很難保持之外，"真實" 更難維持；每天生張熟魏，送往迎來，假話說多了，往往就逐漸失去了原有的單純與真實。韓國瑜曾在政壇十多年，但是至少看起來還像個活生生有血有肉的人。</text:p>
      <text:p text:style-name="P1">曉東   |  2018.11.12 22:23   |   <text:a xlink:type="simple" xlink:href="http://palinfo.habago.org/Entry?Command=Information_PrintForum&amp;iPage=48#FORUM37055"><text:span text:style-name="T1">#</text:span></text:a></text:p>
      <text:p text:style-name="P3">【韓國瑜籲義勇軍保持風度】 <text:line-break/>韓國瑜呼籲全文如下： <text:line-break/><text:line-break/>「在我的競選團隊成形時，我便告訴他們我要一場乾淨的選舉，我希望不論對方是否支持，我們的團隊都能保持風度，尊重不同的立場與聲音。我很驕傲團隊的成員在這一路中，不論遇到如何的抹黑抹紅與抹黃，皆能記得當初我所說的一席話。 <text:line-break/><text:line-break/>如今這個支持我的大家庭裡，也多了不少義勇軍，在此我也希望將這些話送給各位，呼籲理性的面對這場選舉，尊重各種不同的想法與理念；我們可以分享、可以討論，但我們不謾罵、不批評，請各位義勇軍家人們與我們共同打一場乾淨的選戰！」 <text:line-break/></text:p>
      <text:p text:style-name="P1">陳真   |  2018.11.12 19:11   |   <text:a xlink:type="simple" xlink:href="http://palinfo.habago.org/Entry?Command=Information_PrintForum&amp;iPage=48#FORUM37054"><text:span text:style-name="T1">#</text:span></text:a></text:p>
      <text:p text:style-name="P2">(再續) <text:line-break/><text:line-break/>真是字字珠璣，不敢置信。我的天啊。 <text:line-break/><text:line-break/>陳真 2018. 11. 12. <text:line-break/><text:line-break/>===================== <text:line-break/>「我一哭網路聲量就衝第一」小野：我出手很可怕 <text:line-break/><text:line-break/>TVBS新聞網 <text:line-break/><text:line-break/>高靜瑤 <text:line-break/><text:line-break/>2018年11月9日 <text:line-break/><text:line-break/>台北市長柯文哲請假拚選戰，8日晚間選在士林夜市舉辦第一場造勢「行動競選總部PA PA GO」，活動傍晚一開始略顯冷清，直到柯文哲抵達現場時才漸漸熱絡起來。總幹事小野上台致詞，提到自己雖然沒有當過總幹事，但過去幫忙站台的每位候選人都能當選，還強調7日一哭網路聲量就衝到第一名，「我告訴各位，我不能出手，一出手就很可怕」，「柯P都不知道我有這個能力。」 <text:line-break/><text:line-break/>他當初答應柯文哲擔任總幹事，希望能打場漂亮的選戰，不要製造仇恨。小野說，柯文哲讓他非常捨不得，還提議兩人乾脆一起找個地方關起來罵髒話。 <text:line-break/><text:line-break/>小野表示，自己不會再掉眼淚，否則大家會說，「(柯文哲)怎麼找一個這麼愛哭的總幹事」，但他認為，會哭的人表示「對社會有愛、同情弱勢」、「我有同情心、我會哭」。他更向丁守中喊話，「我每個朋友站出來都比他偉大，在這社會上都做比他多，為何罵我朋友？所以我昨天好難過。」 <text:line-break/><text:line-break/>最後小野回應丁守中的「民進黨文化門神說」，他強調自己沒拿過政府一毛錢，之後他再也不會回應對方，如果回應，丁可能就把他祖宗八代拿來罵，因為對方的指控沒有一件事是真的，他要告訴大家「我都沒有涉入什麼東西，沒拿過一毛錢、回扣、紅包，我可以告訴各位，這樣的人才可以搞革命，享受榮華富貴的人不能搞革命。」</text:p>
      <text:p text:style-name="P1">陳真   |  2018.11.12 18:00   |   <text:a xlink:type="simple" xlink:href="http://palinfo.habago.org/Entry?Command=Information_PrintForum&amp;iPage=48#FORUM37053"><text:span text:style-name="T1">#</text:span></text:a></text:p>
      <text:p text:style-name="P3">(續) <text:line-break/><text:line-break/>人們常說豬八戒很醜，但醜在哪卻 "說" 不上來，你只能 "看"。倘若當豬八戒來到你眼前，你卻還問醜在哪時，我們就無言了。也許那意味著你我不是活在同一個世界，於是連基本的美感也不同。 <text:line-break/><text:line-break/>許多時候，我真不知道怎麼批評市面上這麼多人渣，因為那根本無須多說，只須看；倘若你看了卻依然無感，那意味著我們之間的溝通也許已到盡頭。 <text:line-break/><text:line-break/>人渣、歹徒的行為常讓人訝異，至少讓我訝異，怎麼連這麼明明白白的事你也能瞎掰與操弄？但是，基本上，我並不訝異人渣與歹徒的存在，但我對於人們的評價能力卻感到很不可思議，甚至近乎絕望；究竟是要醜陋到什麼地步，然後你才能"看見"人渣與歹徒們的醜陋？ <text:line-break/><text:line-break/>小野奉柯文哲之命，和民進黨聯手拍攝影片挺陳其邁，這影片叫做"我是挺其邁的，早在九月就拍好，只等待大數據結果一出爐，找到一個最佳攻擊的發布時間點。這行為本身一點問題都沒有，畢竟柯文哲要怎麼假裝什麼根本不存在的什麼白色力量，要怎麼和人渣黨聯手出擊，那是他們家的事，並無太大的道德問題。有問題的是操弄與謊言及顛倒是非黑白等等之不良居心，甚至還一堆人渣聯手演一齣哭戲。他們是真以為我們都是腦殘嗎？這些其其邁邁的人渣真的是挺 "其邁" 的。 <text:line-break/><text:line-break/>一個人的品性好壞絕不是看他有無前科，而是看他在大大小小一些事情上的行事方式。 <text:line-break/><text:line-break/>陳真 2018. 11. 12. <text:line-break/>================= <text:line-break/>小野挺陳其邁：拍完才想到有個總幹事身分 <text:line-break/><text:line-break/>柯文哲競辦總幹事小野表態支持陳其邁，5日受訪表示當初拍攝想法很簡單，拍完才想到自己有個總幹事身分。（吳堂靖攝） <text:line-break/><text:line-break/>2018年11月05日 16:52 中時 吳堂靖 <text:line-break/><text:line-break/>柯文哲競辦總幹事小野表態支持陳其邁，為高雄選情增添波瀾。（吳堂靖攝） <text:line-break/><text:line-break/>被問到影片何時拍攝？小野閃爍其詞，最後才稱「好像幾周前吧！」 <text:line-break/><text:line-break/>小野5日下午受訪表示，影片是一群文化人一起做，想談的是高雄的電影電視，還有自己在推動的千里步道、生態教育，那天大概錄了十分鐘就錄完了，之後才想到自己有個「柯文哲競選總幹事」的身分，事後告知柯，他沒什麼表情，不像他自己說的嘆一口氣，他連嘆口氣都沒有，就是看著我。 <text:line-break/><text:line-break/>===================== <text:line-break/>【Yahoo論壇／毛奇】誰當家都你最紅 小野到底哭什麼？ <text:line-break/><text:line-break/>毛奇 <text:line-break/><text:line-break/>政事觀察站 <text:line-break/><text:line-break/>2018年11月12日 <text:line-break/><text:line-break/>選戰進入倒數2周，該表態的紛紛把握最後機會表態，身兼台北市長柯文哲競選總幹事、寫了100本書的「文化人」小野，日前也用拍影片的方式力挺民進黨高雄市長參選人陳其邁，還說他剛好是第一個，後續還會有「震撼彈」。 <text:line-break/><text:line-break/>按理，作為台北市長柯文哲的競選總幹事，於情於理，小野似乎不太適合公開力挺陳其邁，究竟是什麼原因讓小野站出來挺其邁？ <text:line-break/><text:line-break/>寫文案、搞宣傳果然是文人的強項，明明小野力挺陳其邁應該有助於柯文哲吸納綠營選票，甚至還可能加速爹不疼娘不愛的姚姚被棄保，小野挺了高雄綠，卻傷了台北綠，還能討拍拍的說這件事情他對不起柯文哲，真的好棒棒。 <text:line-break/><text:line-break/>小野又說，挺其邁的影片釋出時，柯辦完全不知情，還問他說「怎麼變自走砲」，這真是典型得了便宜又賣乖了，政治沒有那麼深奧，明眼人都知道，小野一方面擔任柯P競選總幹事，一方面又拍影片力挺遠在高雄的陳其邁，這種兩面手法，不僅替柯文哲吸納更多綠色選民，也等於是對執政民進黨的交心，頗有雖無法支持台北的姚姚，我至少也力挺高雄的其邁了，你民進黨就算沒有論功行賞，再怎樣也不能怪罪於我的用心。 <text:line-break/><text:line-break/>小野稱自己沒有政黨顏色，政治與選舉是一時的、友情才是永久的，他都是為了台灣好，一切都不是政治算計，然而，卻有不少人認為小野的作法其實就是一種對權力者的輸誠，挺白又挺綠，就是一種一石二鳥、雙保險的概念。 <text:line-break/><text:line-break/>丁守中就不客氣批評小野是綠營影視天王，是民進黨的文化門神，真正的基進側翼，民進黨執政，就是小野呼風喚雨的時候，小野聞言潸然淚下、泣不成聲。 <text:line-break/><text:line-break/>都說男兒有淚不輕彈，明明誰當家都你最紅，小野先生究竟為何哭泣？ <text:line-break/><text:line-break/>其實，丁丁只說對一半，大家只看到小野在民進黨執政期間身價火紅，儼然成為藝文國師，殊不知，恰恰正是同一個小野，在所謂黨國威權體制期間，一樣被萬惡的國民黨提拔擔任影視藝文的要職，在轉型正義震天價響的現在，也曾經忠黨愛國的文化人，卻宣稱自己其實是不惜委曲求全的民主鬥士，文化人身段之優雅，完勝號稱無縫接軌的政客。 <text:line-break/><text:line-break/>誰說百無一用是書生？也不要再嘲笑文人窮酸、沒有出息了，且看，如果跟對主子，如果懂得擁抱當權者，無論怎樣改朝換代，不也一樣吃香喝辣、頤指氣使、說三道四？ <text:line-break/><text:line-break/>難道文人都長這樣？ <text:line-break/><text:line-break/>2009年，在全球擁有種多讀者的日本作家村上春樹獲頒「耶路撒冷文學獎」，許多人勸他不應該去領取以色列政府頒發的獎項，以免被誤認為是支持以色列對巴勒斯坦的血腥鎮壓，幾經猶豫，村上春樹最終還是選擇前往領獎，並在頒獎典禮上當著以色列總統的面公開批判以色列的軍事行動，留下那段舉世迴響至今的講詞： <text:line-break/><text:line-break/>以卵擊石，在高大堅硬的牆和雞蛋之間，我永遠站在雞蛋那方。 <text:line-break/><text:line-break/>無論高牆是多麼正確，雞蛋是多麼地錯誤，我永遠站在雞蛋這邊。 <text:line-break/><text:line-break/>比起來，台灣這些急於向政黨輸誠、急於向政客表態、永遠忠於黨國、永遠政治正確的藝文界人士，無論說出怎樣冠冕堂皇的理由，無論寫了幾百本書，不知為何總讓人感到一陣反胃，既然選擇永遠的政治正確，何不考慮直接成為政客呢？</text:p>
      <text:p text:style-name="P1">陳真   |  2018.11.12 00:37   |   <text:a xlink:type="simple" xlink:href="http://palinfo.habago.org/Entry?Command=Information_PrintForum&amp;iPage=48#FORUM37052"><text:span text:style-name="T1">#</text:span></text:a></text:p>
      <text:p text:style-name="P2">(續 2018.11.08 09:47) <text:line-break/><text:line-break/>如前所說，殷海光曾區分幾種道德回應狀況，簡單來說，在一種政治高壓年代，極少數好漢以命相博，挺身相抗。但是，絕大多數人則隨波逐流，明哲保身，絕不落單。另外還有第三種人，卻是積極配合當權，逢迎諂媚，藉以謀取一己之私。 <text:line-break/><text:line-break/>殷海光認為，第二種人在道德上是值得寬容的，畢竟你不可能要求大家都要出來拋頭顱灑熱血。但是，第三種人卻是道德之賊，不可原諒。當你明知一個政權為非作歹，無惡不作時，你不但不像一般人那樣表面上勉強配合或噤聲不語，反倒積極鑽迎拍馬，藉以謀取個人權位。 <text:line-break/><text:line-break/>但是，我想殷海光也許還忽略了第四種人，那就是第三種人的民主進步版。簡單說：當他所努力依附效忠的政治勢力開始走下坡，開始瓦解時，他的鼻子很靈敏，馬上跳槽，改變顏色，改喊完全相反的口號，並以一種民主進步之姿，義正辭嚴地幫忙 (或代表) 更加惡質的政治新勢力，打擊早已奄奄一息的舊勢力；甚至以打擊舊勢力之名，行傷害異己之實，迫害忠良。像這樣一種人之盛產，數量之多，殷海光也許因為過世得太早，沒能親眼目睹。 <text:line-break/><text:line-break/>不過，無恥真是無下限，第四種人之下，還有一種人，那就更讓人無言了。他不但擁有第四種人的一切無恥惡行，而且還加碼，把自己虛構成 "自始就是個革命英雄好漢"。這個第五種人，在這島上，盛產於學界、醫界與文化界，放眼所及，觸目皆是。至少在這島上，所謂讀書人，確實是特別讓人看不起、特別窩囊與卑劣的一群人。小野便是一例。 <text:line-break/><text:line-break/>所謂 "仗義每從屠狗輩，負心多是讀書人"，在台灣的各種所謂社運或反抗運動或民主運動中，真正付出重大代價的往往是那些根本不為人知的販夫走卒，他們絕不會以此來進行政治操作以兌換一己權位與名聲，取得一官半職；甚至即便在過程中被軍警特務打死 (我就認識這樣一個基層志工) 也不可能獲得媒體或政黨的青睞進而受到眾人抬舉；連理都不會理你，更不用說享受榮華富貴了。 <text:line-break/><text:line-break/>相反地，那些根本只是在某種安全時刻出來演一齣戲、講兩句鳥話的所謂知識份子，卻總是能因此吃香喝辣，一本萬利，身上從此有著一種純屬虛構的民主進步光環，吃喝不盡。但是實際上，他們不折不扣就是舊勢力的餘孽所搖身一變。時下的人渣黨及其走狗，一大半就是這樣的人。 <text:line-break/><text:line-break/>我對於批評人渣黨這些沒出息的小癟三很反感，因為那畢竟是上駟對下駟，一種自我做賤；這些微不足道的政客人渣與文化走狗等等，根本不值得批評。之所以批評，只是以之為例，說說道德評價的諸多可能性。我對現實意義始終缺乏興趣，但是對於人事物的道德意義卻比較有感覺。我相信，人心理當如此，真正能引起義憤與熱情者，無非就是道德與美感這類東西，而不是權力誰屬。 <text:line-break/><text:line-break/>陳真 2018. 11. 12. <text:line-break/><text:line-break/>p.s.: 最近除了所謂 "作家" 小野之外，人渣黨也一片哭聲，真是噁心到令人難以置信。他們的眼淚是珍珠？要燙醒所有迷失的人？人居然可以無恥成這樣，我真不敢相信我的眼睛。 <text:line-break/><text:line-break/>================== <text:line-break/><text:line-break/>丁守中陣營對小野先生的回應如下：(節錄) <text:line-break/><text:line-break/>看到小野（李遠）先生落淚，陳其邁先生送暖，柯文哲市長安慰，丁守中陣營以及許多真正文化圈子裡的朋友感觸極深，在選舉投票日逼近之際，不吐不快。 <text:line-break/><text:line-break/>首先，對於連續四天，先逼停劉寶傑節目、再宣布陳其邁辭立委、再由小野先生以「文化人」身分捨近求遠力挺陳其邁，丁守中陣營除了為韓國瑜遭遇如此瘋狂的攻擊感到憤怒，為這種赤裸裸的政治操作感到不齒、噁心透頂。什麼人身攻擊？丁守中陣營只是不齒。 <text:line-break/><text:line-break/>丁守中陣營長時間呼籲政治人物對焦在政策問題上，不要虛虛實實、裝神弄鬼，玩弄藍綠政治。這種以為操作藍綠政治，操作意識形態，就可以在選戰中營造聲勢、蠱惑人心，可以休矣。 <text:line-break/><text:line-break/>小野先生，不是只把持金馬獎、文化部電影輔導金，你和「紙風車」幾乎把民進黨執政的文化肥肉全吃光了。總統府的大型活動、台中花博也全包了。你真的退隱了？ <text:line-break/><text:line-break/>紙風車該收斂了。以為沒有人知道你如何連文化總會鬥爭都全場涉入，為了幫蔡英文趕走劉兆玄，小野和紙風車真是太努力了。如此囂張的文化人，真沒見過。 <text:line-break/><text:line-break/>請問小野先生：第一、您有為黨政高層干預東森電視劉寶傑節目發表任何譴責嗎? <text:line-break/><text:line-break/>第二、請問對你苦心栽培的「中影」被民進黨羞辱、攻擊時，你不但沒有一絲溫暖，反而忘恩負義，落井下石，請問「新浪潮」時代的導演，還有誰這樣？柯文哲市長說你挺其邁兄是「人情世故」，為什麼這種「人情世故」面對中影都不見？ 文化為政治服務，「文化人」就是狼。是狼也無妨，可惡的是說自己是「牧羊人」。 <text:line-break/><text:line-break/>第三、你否認自己是民進黨「文化門神」？你太謙虛了。你、紙風車、李永豐幾乎「三位一體」主宰台灣「本土文化」定義。但其實，你除了成功「假公濟私」培養自己兒子成為「文二代」，繼承這個文霸系統，請問你還造就了誰？ <text:line-break/><text:line-break/>敬小野而遠之。一個新黨國體制的文化打手。民進黨在選舉的時候負責文化電影電視圈子操盤的重量級人物。文化為政治服務的代表性人物。 <text:line-break/><text:line-break/>=================== <text:line-break/>節錄，全文請見：https://goo.gl/L3wg3q <text:line-break/><text:line-break/>裴在美 <text:line-break/><text:line-break/>親愛的小野 ： <text:line-break/><text:line-break/>我想對你和吳念真說幾句內心的話。這些話無關選舉，可能大部分人都不會感到興趣。至於你們，以我對二位的認識，更不敢妄想你們會想要聽。當我昨天看到你哭訴的視頻，又讀了你寫給丁守中的信後，心中更是感慨萬千。或許是因你倆一路走來太過順利，或許因為你們幾十年來一直站在資源的頂端，或許是你們自年輕時起便早已習慣毫不留情的對他人批判，更或許是你們強悍的信念使然，因而看不到自身絲毫的盲點。我遲疑良久，決定還是寫出心裡的話。 <text:line-break/><text:line-break/>若不是最近開始在臉書上多貼了幾篇文，招來二三十年前的中影舊識在我臉書留言，才讓我重啟中影製片部那筆塵封的記憶。 <text:line-break/><text:line-break/>當時，你和吳念真兩人，幾乎整個掌握了中影的所有拍片資源。總經理完全放手，製片部經理被架空。所有進到中影的拍攝計畫都由你們說了算，除了一些不得不拍的政策片，位高權重老導演的製作之外，其他的全由你們一手包辦。也就是說，那必須是你們認可的導演，必須是你們認可的題材，否則一概格殺勿論。我猶記得在六樓製片部，吳念真三不五時便口沫橫飛的大罵某某的案子 [如何如何的爛] ，隨時隨地討伐當時的那批老導演們 (不久前你請託的李行導演自然也在你們的批判之列），而你則在一旁默許包括加註和會心的微笑。 <text:line-break/><text:line-break/>你說的對。你們推動了台灣新電影浪潮。但是，你們不也因為在中影的那九年而造就了自己事業的高峰以及累積了龐大人脈資源並奠定了一生輝煌事業的基礎麼？ <text:line-break/>我更想說的是，如果沒有你們，台灣新電影浪潮依然會發生，因為那是一個歷史的必然。如果沒有你們的專斷跋扈霸占資源不給別人機會，說不定台灣新電影會更加豐富，走得更穩當，影響力也更長遠。甚至，台灣新電影可能繼續在國際上發亮發光。不會像今天這樣，死在狹隘的鄉土劇中，或圈囿在特定的電影語言與敘事形式中。還好，你倆在1989雙雙離開了中影，否則，說不定也沒有推手，喜宴，飲食男女，就更不可能有今天的李安了。 <text:line-break/><text:line-break/>另外，我很同意，吳念真確實寫了一些膾炙人口的劇本。但更令我吃驚的是，查看他的履歷年表，一年竟能寫到八九個電影劇本！中影的拍攝案子幾乎3/4以上由他來包辦編劇，如此，不影響不帶動台灣新電影的風潮幾乎是不可能的。你說的對，他的小說得過幾個文學獎，在台灣，獲多個文學獎電影劇本獎的大有人在。但你們因身兼中影編審，所有被看好的案子，所有一時之選的獲獎小說、新穎進步的題材全都由你們率先得手，操刀編劇，策畫或製片，如此，有可能不被推向電影浪潮的頂端麼？ <text:line-break/><text:line-break/>親愛的小野，我要說的是，你們在國民黨重要的黨營事業中央電影公司的這九年中，真的是呼風喚雨，為所欲為。你們認定了某個人某件事，便是朋友，是同路人。反之，則仇視之。你和吳念真在我們都還年輕的時候，大家都還懵懵懂懂時，你們卻已經有了強烈而分明的階級敵人的意識。至於你們的階級敵人是誰，在這裡，就不用我多贅言了。 <text:line-break/><text:line-break/>你也提到對無法跳脫藍綠的厭惡，只是讓我詫異的是，當你挺身而出支持某位候選人時，綠色標籤對你竟然有著那般巨大的魔力，可以立即將他權貴的背景歸零。其實你也跟他們一樣，或有過之，完全以藍綠辨是非，分敵友。 <text:line-break/><text:line-break/>台灣人愛說吃果子拜樹頭。親愛的小野，你知道嗎？在很多社會大眾的眼裡，你倆像是獨霸著一棵果樹，享有所有的果子及其分配權，到後來，你們不僅不拜樹頭，眼看著人家拿著大斧頭來砍樹，你們不僅不－－說求情也好講句公道話也罷，反而站在砍樹人的那一方，或還等不及將它拿去當柴燒。這樣的作為，是這個社會大眾所不能容忍和苟同的。 <text:line-break/><text:line-break/>如今台灣社會，有太多的菁英身上經年穿著一件［公平與正義］的外衣，嘴上總是掛著 [為這片土地打拼] 的口號。平凡的小人物成了他們最好的媒介和棋子。你們早已不再是曾經一度的礦工的兒子和貧窮孩子。這已是眾所周知的事實。所以，請不要再利用可憐的小人物了。一個真正心存悲憫的人，是不會撻伐異己，為了達到目標，將人當成道路上礙腳的荊棘那樣砍伐的。 <text:line-break/><text:line-break/>你說平凡的小人物在你們的作品裡 找到自己的尊嚴和價值，找到存在和活下去的意義。那麼請問，在一個不公不義，生活拮据住無其所的社會裡，連活下去都有困難，如何能找到生之尊嚴價值？他們唯一活下去的意義，除了溫飽，還是溫飽！ <text:line-break/><text:line-break/>最後，我要說的是，一個民主社會，當少數人手中握有權力，壟斷資源，這就是不公。沒有了公平，何來正義？這難道不是我們憎恨一黨專制的原因之一麼？你口口聲聲讀書人。一個讀書人，難道不明白要獲得人家對你最基本的尊敬，首先要做到的就是心口一致，言行合一麼？ <text:line-break/><text:line-break/>作為你的舊識，亦是文學電影的同行，我對你有個小小的建議：儘管你用的詞語口吻仿效翻譯小說，這樣的技巧或許會給一些年少無知的孩子有某種高尚的假象或某種高度的錯覺。然而，你應當也知道，一個真正高尚，值得尊敬的人，在於他們的道德，情操和胸襟。並不在於他們罵人裝飾能耐的雕蟲小技。 <text:line-break/><text:line-break/>最後，我希望你不再悲傷。畢竟，我也可以理解你的委屈，在你們的世界裡，只有你們口無遮攔痛責別人的份，那裡有別人對你說三道四的道理？只因別人有眼不識泰山，批評了你們兩句，便憤怒傷心若此。說實在的，若以這樣來博取同情和支持，未免廉價。若是真情流露，那也實在太把自己當一回事了。 <text:line-break/><text:line-break/>中時電子報，中國時報民意論壇 11/10/2018 <text:line-break/><text:line-break/>================== <text:line-break/>「小野的眼淚是珍珠」管碧玲、王定宇也哭了　嗆丁守中：選舉最醜一幕 <text:line-break/><text:line-break/>政治中心／綜合報導 <text:line-break/><text:line-break/>高雄市長選戰競爭激烈，台北市長柯文哲辦公室競選總幹事小野（李遠）日前錄影片挺民進黨高雄市長候選人陳其邁，引起外界熱烈討論，也遭到國民黨台北市長候選人丁守中怒嗆「綠營文化門神」。針對小野被丁守中辱罵，擔任陳其邁陣營總督導的立委管碧玲淚灑節目現場「我覺得是這一次選舉最醜陋的一幕」 <text:line-break/><text:line-break/>===================== <text:line-break/>管碧玲、王定宇為高雄選戰落淚，怒責批小野的丁守中是「這次選舉最醜陋的一幕」 <text:line-break/><text:line-break/>顏振凱 <text:line-break/><text:line-break/>風傳媒 <text:line-break/><text:line-break/>2018-11-07 <text:line-break/><text:line-break/>年底高雄市長選戰，民進黨長年執政權面臨巨大壓力，曾和市長候選人陳其邁在黨內初選激烈競爭、目前擔任陳其邁陣營總督導的管碧玲，及英系立委王定宇晚間參加「鄭知道了」談話節目，提到小野挺陳其邁、卻遭國民黨台北市長丁守中辱罵等選情，都激動落淚，管碧玲除重批丁守中對小野的責難是「這次選舉最醜陋的一幕」，更直言，看到小野影片就非常感動，感謝社會有聲望文化人站出來救高雄。 <text:line-break/><text:line-break/>管碧玲強調：「小野這樣身分出來，是記暮鼓晨鐘，看能否敲醒我們要去訴求的鄉親！」她還說，「小野先生，你每一顆眼淚都是珍珠，無價之寶，滾燙程度讓所有迷失演藝式政治、假新聞、網路罷凌漩渦不自知的，看能否燙醒他們。」 <text:line-break/><text:line-break/>日前勞工之夜造勢，談到過往八八風災投入救災等經歷後，陳其邁本人數度哽咽，今晚，管碧玲、王定宇和現身挺邁的導演柯一正等同台也情緒激動，管坦言，她一向強悍，初選落敗時，也沒流這多眼淚，她連生小孩時也不會哭，但這場選舉，她無力感很深。「年輕人在這體系追逐發洩不滿時，不管三七二十一，但為了了不滿發洩時，做了無厘頭選擇，代價那麼大時，我是無力感。」 <text:line-break/><text:line-break/>積極投入輔選的管碧玲說明，在討論小野影片的初次會議上，當看到帶子，很多參與會議的人都非感動，非常感謝，也有期待，因為高雄選到現在，他們有強烈無力感，舖天蓋地中國介入身影，很會表演的政治諧星卻得到這麼多喝采，他們跟陳其邁面對台灣選舉第一次出現的嶄新情勢，都覺得很孤單，但在他們無能為力氣餒時，小野站出來，讓他們覺得有希望，感謝有聲望的文化人站出來要救高雄。</text:p>
      <text:p text:style-name="P1">陳真   |  2018.11.09 09:34   |   <text:a xlink:type="simple" xlink:href="http://palinfo.habago.org/Entry?Command=Information_PrintForum&amp;iPage=48#FORUM37051"><text:span text:style-name="T1">#</text:span></text:a></text:p>
      <text:p text:style-name="P3">學姐今明兩天在台北有研討會活動，我得留在高雄顧小孩，所以，明天(周六)的靜站上下場都由學姊代打，同時也可以省一點高雄台北往返的車資。 <text:line-break/><text:line-break/>上半場依然是一點半到三點(通常兩點五十就會休息等待下半場)，不過，這樣一路站下來三個半小時，對於有腰傷問題的人來說，可能對脊椎會有點傷害，因為在同一個壓力點持續受力，會使脊椎受傷。因此，我是想說，從一點半到三點之間應該要有個大約10分鐘的休息也許會比較好。 <text:line-break/><text:line-break/>另外一個作法就是請大家根據自己的身體狀況，自行改變站姿或就地而坐或自行縮短時間，都沒有關係，就算站個五分鐘也無妨。 <text:line-break/><text:line-break/>更重要的是，別有人情壓力，來不來都無妨。這些活動，即便只剩一個人站，也是ok的。</text:p>
      <text:p text:style-name="P1">ethan   |  2018.11.08 12:11   |   <text:a xlink:type="simple" xlink:href="http://palinfo.habago.org/Entry?Command=Information_PrintForum&amp;iPage=48#FORUM37050"><text:span text:style-name="T1">#</text:span></text:a></text:p>
      <text:p text:style-name="P2">其實我相信當年為了公平正義，民主人權，政治清明而對抗作惡的國民黨的陳菊等民進黨或黨外人士當年是真誠的做出犧牲奮鬥。 <text:line-break/><text:line-break/>但是當作惡的換成是自己的同志或朋友或夥伴時，他們還能做出一樣的行為嗎？ <text:line-break/><text:line-break/>是他們不認為那些被揭露的貪贓枉法，造謠抹黑，濫用司法，鬥爭分化的指控都不是事實，還是他們真正的道德價值觀是意識形態，其實他們的意識形態一直都是凌駕在他們所宣稱的道德之上，只是國民黨確實有作惡的事實。所以反抗他就成為道德上的正確。 <text:line-break/><text:line-break/>有人請教過他們，對於這些明顯道德有虧的行為，他們真正的看法嗎？ <text:line-break/><text:line-break/>如果自己陣營的利益是高過他們所宣稱的道德價值， 那麼從前那些所宣稱為了更高價值所做的奮鬥，在跟自我利益衝突時，完全經不起考驗。 <text:line-break/><text:line-break/>這種不一致的道德性，會讓人懷疑當年的人是跟現正的人是否一樣，或者，本來就是自我意識型態壓過一切，只是從前有的對手，剛好是作惡多端，才掩蓋了這種意識形態掛帥的行為。</text:p>
      <text:p text:style-name="P1">陳真   |  2018.11.08 10:52   |   <text:a xlink:type="simple" xlink:href="http://palinfo.habago.org/Entry?Command=Information_PrintForum&amp;iPage=48#FORUM37049"><text:span text:style-name="T1">#</text:span></text:a></text:p>
      <text:p text:style-name="P3">政治上，乾淨正直的人藍綠皆有，但百中僅一，屈指可數，比方說陳定南，比方說洪秀柱，比方說王建煊，比方說林義雄，比方說翁金珠、戴振耀、馬英九等等，還有一位就是含冤而死的謙謙君子黃俊英，陳菊在中山大學的老師，而且是陳菊的碩士論文指導教授。 <text:line-break/><text:line-break/>十多年前，黃俊英代表國民黨參選高雄市長，勝券在握，幾無疑義。可是，就跟周子瑜事件一樣，就在投票的前一晚十點過後，依規定必須停止所有競選活動時，很多支持者問黃俊英說，綠營那邊會不會又出奧步啊？黃俊英說不會啦，他說："陳菊是我指導的學生，她不會(對老師)這樣"。 <text:line-break/><text:line-break/>就在黃俊英講完這些話的不到20分鐘，大街小巷綠營的宣傳車就四處出動了，激動吶喊著："抓到了！抓到了！黃俊英賄選抓到了！" 投票前夕那一晚的深夜，主持 "黃俊英賄選抓到了！" 的記者會的那個無恥混蛋，就是陳其邁。 <text:line-break/><text:line-break/>隔天一大早，當時是所謂總統的阿扁也跳出來面對記者公開喊話說："不用投票給黃俊英啦，投給他也沒用啦，賄選會被抓去關，就算當選也會判決當選無效，選他也是白選。"。 <text:line-break/><text:line-break/>結果，原本各界預估將大勝陳菊的黃俊英，卻以一千多票落選。後來，司法調查結果，事實證明所謂賄選完全就是栽贓指控，自導自演。黃俊英提起選舉訴訟，一審判決陳菊當選無效，二審卻又逆轉，改判陳菊當選有效。面對此一結果，黃俊英僅僅淡淡地說："尊重司法判決"。幾年後，黃俊英罹癌過世，抑籲以終。 <text:line-break/><text:line-break/>黃俊英是個虔誠的佛教徒，溫文儒雅，忠厚老實，對人充滿善意。你真的很難想像怎麼會有人想要用那樣一種卑鄙手段去傷害這樣一個人格正直的老實人，而且還是一位如此善待妳的論文指導教授。 <text:line-break/><text:line-break/>基本上，我至今依舊還是相信陳菊之為人，因為我沒法想像，怎麼會有人為了那根本毫無價值的功名權位，卻願意踐踏、賤賣自己那充滿美麗與哀愁的生命歷程？因此，我寧可認為黃俊英的事件就陳菊而言，只是一個 "意外"，一個應當被原諒的一時錯誤。 <text:line-break/><text:line-break/>我認識陳菊三十幾年，就在我現在每天寫作的書桌旁還擺著二十五年前陳菊送我由她所寫的一本書，叫做 "黑牢嫁妝：一個台灣女子的愛與戰鬥"，扉頁上頭還有她特意挑選的一個日子所寫的一些祝福勉勵的話： <text:line-break/><text:line-break/>"人權理想永不孤寂，送給 陳真 存念。陳菊 敬于1993年 12月10日，世界人權日"。 <text:line-break/><text:line-break/>老實說，黃俊英被栽贓抹黑被人格毀滅的事，不僅僅是黃俊英的痛，同時也是我心裏的痛，因為陳菊曾經是我相當尊敬的一個人，單純，樸素，正直，曾經如此低調謙和。我自信很會看人，幾乎從未看走眼，但我確實沒想到怎麼連陳菊也會做這種骯髒事。 <text:line-break/><text:line-break/>2012年7月，我爸過世。我知道我爸喜歡熱鬧，但我脫離人群已久，過去所有的黨外朋友之中，我只把訃聞寄給陳菊一人。告別式那天一早，市府送來一幅輓聯。殯儀館的人看到這幅落款 "高雄市長 陳菊" 的輓聯來頭大，就把它高掛在靈堂正中央，我頓時心裏頭卻湧上一種人事已非生死兩茫茫的破滅感。</text:p>
      <text:p text:style-name="P1">陳真   |  2018.11.08 09:47   |   <text:a xlink:type="simple" xlink:href="http://palinfo.habago.org/Entry?Command=Information_PrintForum&amp;iPage=48#FORUM37048"><text:span text:style-name="T1">#</text:span></text:a></text:p>
      <text:p text:style-name="P2">真的不是普通的噁心：https://goo.gl/MgiVok <text:line-break/><text:line-break/>正常人要跟這些城府深似海、好話說盡壞事做絕的混蛋拼選舉，真的完全不是對手。柯文哲說他受不了台灣的 "骯髒選舉"，把自己描述得像天真浪漫的三歲小孩，真是很讓人無言。台灣選舉史上，卑鄙骯髒程度的冠亞軍就是阿扁和柯文哲，可說是無所不用其極。 <text:line-break/><text:line-break/>你看，柯文哲當初是怎麼栽贓抹黑連勝文的，無日無之，罄竹難書，完完全全就是不擇手段，比方說自導自演所謂竊聽案，自己裝竊聽器 "竊聽" 自己，然後嫁禍給對手及整個國民黨，比方說散播什麼 "別讓勝文不開心" 這類純粹由自己捏造的謠言，比方說耳語傳播連家貪污權貴的形象等等等，每天就是不斷散播根本數不清的謠言與抹黑，非常陰暗卑鄙。我常納悶，究竟是什麼樣的一種素質的選民，才會把票投給這樣一些人和那樣一種無惡不作的政治勢力。 <text:line-break/><text:line-break/>中共押寶柯文哲絕對是錯的，不應該去支持一個品性不端不擇手段的人，畢竟政治再怎麼盤算利害得失，終究還是應該要有一點基本是非。 <text:line-break/><text:line-break/>小野是先藍後綠、一路藍綠通吃的文化門神(正確來說是文化打手)，這只是一個基本事實，這樣說一句就叫做骯髒惡質、最黑暗的人性？然後還哭成一團，彷彿自己受了什麼天大的委屈，他媽的我真是服了這些人。他們長年以來對別人所做的卑鄙傷害，絕對足以寫成一本好幾千頁的巨著，別人豈不是要哭出一條河來？別人說他一句 "文化門神"，馬上就反罵別人是 "最黑暗的人心"，然後說自己好清純好善良，還說 "真想要罵髒話"，這種語言天份與選舉才華，我真是不知道該怎麼說了。 <text:line-break/><text:line-break/>陳真 2018. 11. 08. <text:line-break/><text:line-break/>================= <text:line-break/><text:line-break/>小野痛哭駁門神說 柯擁抱相挺 <text:line-break/><text:line-break/>陳燕珩、張潼、楊佳穎╱台北報導 <text:line-break/><text:line-break/>2018年11月8日 <text:line-break/><text:line-break/>中國時報【陳燕珩、張潼、楊佳穎╱台北報導】 <text:line-break/><text:line-break/>台北市長柯文哲競選總幹事小野拍影片挺民進黨高雄市長候選人陳其邁，引發綠白合作、操作棄保的質疑聲浪，國民黨台北市長候選人丁守中緊咬不放，狠批小野是「綠營文化門神」，小野7日出面痛哭駁斥，晚間他與柯文哲合體造勢，柯罕見展溫情擁抱小野，但柯力挺到底的舉動，也意味著正式與「韓粉」分手。 <text:line-break/><text:line-break/>小野昨親上火線回應，講到激動處3度掩面痛哭，他說，原本不想要口水戰，但丁守中的發言嚴重傷害到他的朋友吳念真等人，這段期間看到柯文哲被抹黑、抹紅，「我真的好想罵髒話」，可是他不能，內心實在非常痛苦，這場選舉看到「人心最黑暗的一面！」 <text:line-break/><text:line-break/>小野還反問丁守中，「你認不認識我，你有沒有讀書，憑什麼當市長？」怒批丁回到過去舊思維，操作藍綠，事情明明只有黑白，碰到選舉卻在撕裂族群，為什麼不能快快樂樂選舉？ <text:line-break/><text:line-break/>柯文哲昨晚到內湖與小野同台造勢，眼見小野情緒仍未平復，柯當場溫情相挺，強調小野絕不會搞棄保，他不是政治人，在文化界30年沒人講過小野壞話，這次卻因選舉被扯進來，看到他落淚影片感到「很歹勢」。 <text:line-break/><text:line-break/>致詞結束後，柯文哲仍不斷向小野道歉，甚至大秀溫情，兩度擁抱小野。柯受訪時無奈說，台灣政治就是這樣，正常人打這種dirty（骯髒）選戰都受不了；對於外界質疑柯營此舉是想拉攏綠營，他則駁斥「這國家太多陰謀論！」</text:p>
      <text:p text:style-name="P1">邹子恒   |  2018.11.07 20:58   |   <text:a xlink:type="simple" xlink:href="http://palinfo.habago.org/Entry?Command=Information_PrintForum&amp;iPage=48#FORUM37047"><text:span text:style-name="T1">#</text:span></text:a></text:p>
      <text:p text:style-name="P3">上过几节哲学史的课程，其中讲到企图证明从有限的实验归纳和演绎出的科学定律的绝对可靠性这件事已经被放弃了，不过在面对核电、转基因食品等大众议题时这个老问题好像又被挖出来了，对这种“XX对人体无害”实际和人的生命健康相关的命题，好像用“还没有被证伪所以它到现在依然成立”的论述从情感上让人觉得有些弱，但在实际实验中也找不到更强的证据。</text:p>
      <text:p text:style-name="P4"/>
      <text:p text:style-name="P1">陳真   |  2018.11.07 20:20   |   <text:a xlink:type="simple" xlink:href="http://palinfo.habago.org/Entry?Command=Information_PrintForum&amp;iPage=49#FORUM37046"><text:span text:style-name="T1">#</text:span></text:a></text:p>
      <text:p text:style-name="P3">這篇報導很內行。 <text:line-break/><text:line-break/>陳真 2018. 11. 07. <text:line-break/><text:line-break/>=============== <text:line-break/>小野挺其邁只是一計 新聞幕後》蔡英文「文總系統」連環計 要逼韓國瑜現形 <text:line-break/><text:line-break/>面對綠營每天拋出的炸彈攻勢，韓國瑜都親上火線拆彈。（李義攝） <text:line-break/><text:line-break/>2018年11月07日 <text:line-break/><text:line-break/>中國時報 李義 <text:line-break/><text:line-break/>民進黨高雄市長候選人陳其邁突然由溫良恭儉讓大逆轉為「真其邁」，背後原因是蔡英文總統欽點「文總系統」人馬南下主導文宣，要用「連環計」破除韓國瑜口不出惡言的選戰策略，台北市長柯文哲競選總幹事小野拍片挺陳，只是其中一計，後續還有許多震撼彈。 <text:line-break/><text:line-break/>選戰原本由陳其邁個人主導，校長兼撞鐘，一把抓。文宣主打「相信高雄」，但「維新八策」經濟政見、「相信高雄心聲篇」的北漂青年竟似呼應韓國瑜北漂議題，等同打臉陳菊12年執政，令支持者不知該相信誰，也致使選情低迷。 <text:line-break/><text:line-break/>一連串荒腔走板，蔡英文總統召開選務會議後，立即欽點實戰經驗豐富的文總系統進駐，要以文宣戰搭配組織戰逆轉膠著戰局。 <text:line-break/><text:line-break/>負責組織的總召總幹事立委劉世芳，督導各立委落實選區組織動員，前新高山公司的兩位副總也歸隊，與文總系統合體攜手主導文宣戰，要求拿出戰朱高正的「真其邁」態度迎戰韓國瑜，即是文宣系統整合後的第一道指令。 <text:line-break/><text:line-break/>隨後，兵分三路，一路猛攻網路，陳其邁網路聲量逐漸回升；另一路則策動民間團體與各領域人士挺陳；再一路，則是主導小野挺其邁系列文宣大戲。 <text:line-break/><text:line-break/>綠營人士透露，小野挺其邁影片，是出自曾輔選柯文哲第一次參選的文總系統之手。該系統因有輔選柯P經驗，也深知柯粉結構，透過大數據掌握柯粉與韓粉的重疊性與異同，於是決定透過此方式裂解，弱化韓國瑜的北漂青年軍團。 <text:line-break/><text:line-break/>知情人士說，這支系統與小野是舊識，面對韓國瑜網路聲量已凌駕柯P之上，丁守中可能受益並威脅到柯P的現實，很快就排除障礙了。 <text:line-break/><text:line-break/>選戰開打迄今，綠營百般攻擊試圖激怒韓國瑜而不可得，如何弱化韓的支持者並且激發出綠色選民的熱情，正是文總系統的重要任務，一擊未中之後，後續還有千方百計將要浮上檯面。</text:p>
      <text:p text:style-name="P1">陳真   |  2018.11.07 20:15   |   <text:a xlink:type="simple" xlink:href="http://palinfo.habago.org/Entry?Command=Information_PrintForum&amp;iPage=49#FORUM37045"><text:span text:style-name="T1">#</text:span></text:a></text:p>
      <text:p text:style-name="P2">曉東，我看了你貼的報導。 <text:line-break/><text:line-break/>一個人，先是面對一個威權的藍色政黨數十年之種種恐怖血腥卑劣行徑，不但毫無一點義憤，甚且積極擁護之；接著，藍黨逐漸失勢，綠色勢力崛起，他便也隨即轉變顏色，面對其罄竹難書乃至泯滅人性的齷齪卑劣行徑以及無日無之的挑撥族群仇恨，不但毫無一點義憤，甚且積極擁護之，從來不說一句。如今，人家僅僅說出一點事實，說他是 "文化門神"(幾十年來小野擔任說不完的各種主流媒體例如華視、台視以及種種所謂公家文化組織的頭，不是門神是什麼？)，他馬上哭天搶地聲淚俱下地指控說 "操弄族群仇恨"、 "人心最黑暗的一面" 等等，這合理嗎？ <text:line-break/><text:line-break/>當然不合理。可是，我得老實說，光是這麼一哭，韓國瑜恐怕就會少掉幾千幾萬票。很多人說韓國瑜穩了，我倒是沒有這麼樂觀，因為我很了解人渣黨，他們的厲害以及選舉操弄精算程度之陰暗複雜，往往不是你當下所能想像。</text:p>
      <text:p text:style-name="P1">陳真   |  2018.11.07 19:37   |   <text:a xlink:type="simple" xlink:href="http://palinfo.habago.org/Entry?Command=Information_PrintForum&amp;iPage=49#FORUM37044"><text:span text:style-name="T1">#</text:span></text:a></text:p>
      <text:p text:style-name="P3">支持以核養綠公投 (十六) <text:line-break/><text:line-break/>陳真 <text:line-break/><text:line-break/>2018.11. 07. <text:line-break/><text:line-break/>希望這是我關於以核養綠公投的最後一篇。 <text:line-break/><text:line-break/>就如標題所示，我支持的是以核養綠 "公投"，而不是所謂 "以核養綠" 本身，因為前者所指明確，後者卻內涵不明，語意不清。如果它指的只是廢除所謂 "2025非核家園" 的非理性目標，那我會投贊成票，因為所謂2025根本就是人渣黨為了騙選票所胡扯瞎掰的一個目標，毫無現實意義。 <text:line-break/><text:line-break/>但是，如果所謂 "以核養綠" 在特定投票選項之外，仍然蘊含著其它各種議論，那就得看那些議論本身合不合理了。<text:line-break/><text:line-break/>對於任何一種概念(concept) 的形成，我有一種原子化的強烈傾向與愛好。這樣一種概念圖像，幾十年來無時無刻在我腦海出現，往往在人際互動啞口無言之際，給了我莫大的安慰。所謂原子化，簡單說就是一個概念它所蘊含的內容理應越純粹越侷限越好，最好是侷限到就像一顆原子那樣細小而無法再行分割解析。 <text:line-break/><text:line-break/>反之，一種不好的概念則往往包山包海，或是企圖蘊含一些它所根本不可能蘊含的內容，就像一團漿糊那樣。許多人的腦袋在我看來，差不多就是那樣一種混沌結構，宛如一團漿糊；你根本沒法跟他討論，因為他連自己在說什麼其實自己也不知道；他所拋出的往往不是一個想法，而是千百個。而且，每一個想法之間，甚且充滿內在矛盾。 <text:line-break/><text:line-break/>我之所以會這麼說是因為，我看到以核養綠這一方的人，往往犯了這樣一種毛病，嘴裏說要終結核電流言，結果卻往往以另一種流言的方式來終結之。比方說，把核電講得神乎其技，把輻射講得好像人類已經對之掌握得全然透徹且安全無虞。 <text:line-break/><text:line-break/>我知道有些時候，面對一些同樣做出過度宣稱的人之強烈偏見乃至謠言謊言，為了矯枉，只好過正，於是你也只好用一種過度宣稱的方式來回應。比方說，經常有一些病人對於精神科藥物充滿荒唐透頂的偏見，說它有什麼可怕的副作用，卻又同時熱愛一些什麼保健品啦、顧胃顧腦的藥啦。這時候，你當然也只好跟他說，精神科的藥 "沒有什麼副作用啦"，或是甚至必須把它美化說成是 "顧腦的藥"。 <text:line-break/><text:line-break/>這樣一種回應方式，有其現實上的無奈，但它終究不是事物之實情。倘若陳述者本身真的如此信仰，那他其實就和對手之偏見並無兩樣。 <text:line-break/><text:line-break/>一個東西，當它無法被確知時，那它就是處於未明狀態；或者換個方式說，當我無法證明一個東西有害時，並不代表該東西無害，而僅僅只是表明其未知。 <text:line-break/><text:line-break/>再者，所謂證據之為物，往往很難以正面 (positive) 方式陳述，就好像你來找我掛號做體檢，我把所有檢查都做了，找不到問題，但這不代表你的健康狀態是完美的，而僅僅只是代表你 "或許" 沒有我所企圖探測的 '某些病"。 <text:line-break/><text:line-break/>每當我看到人們以一種正面方式來理解某些本質上無法以正面方式來理解的問題、並且說得振振有詞時，我就能知道這絕不會是一個聰明人；他或許立意良善，但他的智能水平肯定難以恭維。 <text:line-break/><text:line-break/>還有一種陳述方式同樣令人難以恭維。比方說，我剛剛看到一位和黃士修辯論的方儉先生(我不認識。據說是一位環保記者兼反核人士) 寫的文章，把黃士修當成小朋友那樣愛惜呵護了一頓，把王明鉅醫師羞辱了一頓，然後指控以核養綠 "背後" 的核工專家，說他們心懷不詭、貪圖研究費等等，然後瞎捧自己說自己曾經訪問過多少核電廠，掌握了多少什麼 "第一手" 資料云云 (第一手資料！好奇怪的一種科學陳述，又不是在尋找破案證據)，儼然自身是個無可取代、無可質疑的核電專家。 <text:line-break/><text:line-break/>我沒法反駁這樣一種狀況，不是因為方先生的想法無從辯駁，而是這樣一種認知方式相當詭異而無從反駁；說起來也算是一種取消主義，取消所有聲音，惟有我才具有議論 "資格"，因為我訪問過多少核電廠，我擁有一堆內幕資料云云，標準答案就握在我手上。 <text:line-break/><text:line-break/>面對這樣一種姿態，你只能無言不是嗎？唯一能指陳的是，核電是個專業問題，但是要不要核電，或是何時停止核電，或是在台灣要不要核電，或是在台灣要有多少核電廠，卻是個眾人都可以有意見的議題。就好像某種手術或治療本身的知識或技術也許很艱難，但是，要不要開刀，要不要接受該治療，卻不需進入專業細節就能有 "資格" 做出決定。做出決定的資格並非來自專業內部細節本身，而是來自外部對於牽涉該專業的所有相關評價。 <text:line-break/><text:line-break/>舉個例，比方說我相信飛機的出事機率肯定比搭火車或開汽車、騎機車還要低很多，但它一旦發生，卻往往是致命性的。這時候，難道我就因此而不搭飛機了嗎？或者是，因為飛機出事機率很低，從而認為搭飛機非常安全？如果有人害怕搭飛機，就說他非理性的恐懼？在各種考量與決策之間，有無正確答案？當然沒有。 <text:line-break/><text:line-break/>更根本的是，一正一反兩種或多種態度之間，跟你是不是懂得飛機結構或飛行原理，或是跟你自己是不是會開飛機，有啥關係呢？把一種開放性的選擇問題給轉化成某一種專業細節問題是荒唐的。尤有甚者，倘若以為科學專業意味著只能有一種標準答案，那更是荒唐無比，非常不科學。 <text:line-break/><text:line-break/>以核養綠的正反雙方不該是 "擁核 vs 反核"，而是 "究竟何時廢核"。即便是一個反核者也有可能應該投給以核養綠一票，因為反核並不意味著必須 "馬上" 停止所有核電廠；反核也不等於反對所有核電廠，或許僅僅只是反對在地狹人稠的台灣島內興建核電廠，而非反對核電本身。 <text:line-break/><text:line-break/>同時你還得考慮到，即便你反核，即便核電有一百個不是，難道其它能源形式就必然優於核電？我倒希望在可預見的將來，儘可能減少那些保證讓你很快就翹辮子的能源形式，例如火力發電；我寧可再多等幾年，暫時接受至少不會讓你馬上翹辮子的核電，而不是把把肺拿來當成空氣潔淨機。 <text:line-break/><text:line-break/>把以核養綠公投給窄化成 "反核 vs 擁核"，其實只是阻斷了自己取得多數一方的可能性。更糟糕的是，倘若把以核養綠闡揚成不但擁核，而且把核電說成台灣島內萬無一失的神奇科技，那就更不可能獲得人們的支持了，因為那已經違反了基本常識。 <text:line-break/><text:line-break/>最後，我要說的是，"以核養綠" 一方把核廢料說成全然無害是極其反智的，把長年飽受核廢料之苦的蘭嶼原住民說成藉著 "根本無害" 的核廢料來貪財，更是不但反智，而且荒唐墮落。 <text:line-break/><text:line-break/>我不認為有多少人會願意冒著某種已知或未知的風險和核廢料當鄰居或抱著它睡覺。台灣本島人長年以來享受了各種好處，但是，從中應該付出的代價卻反而讓受益最少受害最深的離島原住民來承擔，然後還加以嘲弄、指控說他們只是想藉著核廢料勒索回饋金，這樣一種說法，不但反智，事實上也極其卑鄙。 <text:line-break/><text:line-break/>維根斯坦說，哲學家很難屬於某種群體。這話也許有著一定的道理，畢竟概念不是一團像漿糊那樣的東西，把一堆人給黏成一個群體。概念理應就像一顆顆原子，擁抱了這一顆，無法推論出另一顆；我們終究還是得把每一個命題本身說清楚它究竟意味著什麼，然後一切議論與主張或許才有可能被適當理解與尊重。 <text:line-break/><text:line-break/>新手爸爸上路，現在連要寫幾個字都很難找到時間，只能趁著看診空檔幾秒鐘或一兩分鐘片斷匆促地寫，詞難達意，但大意如此。 <text:line-break/><text:line-break/>我對公眾討論之品質沒信心，所以請大家不用找我討論。我若說了什麼不中聽的，就當做是夜裏壁虎孤獨的叫聲吧。</text:p>
      <text:p text:style-name="P1">曉東   |  2018.11.07 18:50   |   <text:a xlink:type="simple" xlink:href="http://palinfo.habago.org/Entry?Command=Information_PrintForum&amp;iPage=49#FORUM37043"><text:span text:style-name="T1">#</text:span></text:a></text:p>
      <text:p text:style-name="P2">台北》遭丁守中批門神 小野痛哭反擊「看到人心最黑暗一面」 <text:line-break/>https://www.chinatimes.com/realtimenews/20181107003655-260407 <text:line-break/></text:p>
      <text:p text:style-name="P1">陳真   |  2018.11.07 04:46   |   <text:a xlink:type="simple" xlink:href="http://palinfo.habago.org/Entry?Command=Information_PrintForum&amp;iPage=49#FORUM37042"><text:span text:style-name="T1">#</text:span></text:a></text:p>
      <text:p text:style-name="P3">柯文哲的競選總幹事，舊國黨威權時代的文化紅人--小野，出來錄製影片，力挺陳其邁，講一堆其其邁邁的什麼其邁文化素養很高啦，什麼人渣黨改造了高雄文化沙漠啦、什麼國民黨長期打壓文化啦...等等的鬼話。這樣一種政治動作，當然是柯文哲與人渣黨之間的一種政治交易所共同策畫，目的之一無非是看能不能在高雄激起藍綠對決的氣氛，以便在藍小綠大的南台灣繼續贏得選舉。 <text:line-break/><text:line-break/>我對於人渣政客的各種政治算計與操弄沒有意見，也不感興趣。我有意見的是：諸如小野這樣一些不管怎麼改朝換代永遠吃香喝辣、永遠忠黨愛國的無良文人，滿口仁義道德操弄是非之餘，難道以為大家都失智腦殘或眼睛瞎了？ <text:line-break/><text:line-break/>我並不想談論這些不值得談論的人 "本身"，畢竟這樣的投機文人在島內何止千百個，哪談得完？但其言行之卑劣卻具有重大的道德意義。 <text:line-break/><text:line-break/>請參見前一則留言之道德情境第7點： <text:line-break/><text:line-break/>"當你積極配合為惡，積極充當歹徒的走狗，便能獲得各種個人利益時，你便積極為之。" <text:line-break/><text:line-break/>從蔣家威權年代到李登輝的國民黨黑金年代，一直到阿扁上台之後人渣黨貪贓枉法操弄族群仇恨的詐騙年代，小野不折不扣就是這樣一個無良文人。過去非常忠黨愛國，現在居然還是忠黨愛國，未來不管哪個黨國高掛順風旗，估計也會繼續忠黨愛國，真是一路走來始終如一，差別只在於效忠的黨國名稱不一樣；不管誰當權，不管哪一種政治立場成為主流，他都能與之緊密結合。 <text:line-break/><text:line-break/>1981年，就在美麗島軍法大審與林宅血案後血腥肅殺的恐怖時代，小野就被黨國看上其忠黨愛國的 "忠貞" 特質，延攬成為文化紅人，擔任國民黨控制言論與思想的洗腦組織 "文工會" 轄下之黨營事業 "中影" 之製片企劃部主管等核心職位。當民進黨勢力崛起，當阿扁上台，小野更是一路高升，擔任華視與台視等媒體高官。 <text:line-break/><text:line-break/>人渣黨之東廠之一，所謂 "不當黨產委員會"，近日明文認定 "中影" 為國民黨 "附隨組織"， "百分之百是國民黨的文宣任務與政策之執行機關"，並指控中影 "過去在黨政一體專政下，專門拍攝農教片、愛國戰爭片洗腦台灣人，並由軍方配合國民黨文工會全力支援"。根據這樣一種認定，展開所謂 "轉型正義"，針對早已一窮二白的國民黨進一步展開政治追殺。如果這樣一種認定合理，那麼，小野不就是所謂轉型正義應該先抓來轉一轉的罪人？ <text:line-break/><text:line-break/>不可思議的是，這樣一個當年的黨國文化幫兇，如今卻指控 "國民黨打壓文化"。更不可思議的是，居然把自己漂白成臥底在舊黨國組織内部的 "革命黨員"，從事 "革命"、"與魔鬼黨對抗" 的民主鬥士。它媽的面對這種無恥鬼話，我真是很無言，不知道該怎麼說才好。 <text:line-break/><text:line-break/>小野只是一個小例子，而且是比較不貼切的例子，畢竟在種種卑劣言行上，他的行徑相較之下一點都不突出，遠遠不能跟其他人相比。骯髒例子說不完，當今所謂民進黨之當權派裏頭一大半以上就是當年的黨國走狗與幫凶，比方說，貪贓枉法的所謂總統蔡英文或是陳哲男 (陳其邁的爸爸) 等等這些國民黨黑金教父李登輝底下的走狗。這些人，身為當年的國民黨要員，為非作歹貪污舞弊之餘，突然搖身一變，從藍黨跳到綠黨，一個個全變成民主鬥士，並且人渣黨全黨上下繼續更大規模地貪污舞弊，甚至居然還搞起什麼轉型正義來。它媽的難道是要自己轉自己？更不可思議的是，他們竟然一心想抓真正讓國民黨改邪歸正、清廉正直的馬英九。天底下有這種道理嗎？ <text:line-break/><text:line-break/>前一陣子，以自封為 "東廠" 為榮的什麼 "促進轉型正義委員會"，頻頻開會研究要如何對付國民黨的新北市長侯選人侯友宜，還說不藉此來搞選舉政治操作就太可惜了，結果被人在會議上錄了音。人渣黨一直指控侯友宜是當年拘捕鄭南榕的 "兇手"，可是，侯友宜當年只是一個警察，他只是在執行勤務；鄭南榕的死，干他什麼事？真正害死鄭南榕的當然就是當年的所謂總統李登輝，當年的一切所謂政治迫害，全是黑金教父李登輝一手主導，如今卻被人渣黨奉為該黨的精神領袖，說他是台灣民主之父。這些無恥人渣，難道真以為我們都腦殘了？ <text:line-break/><text:line-break/>年輕一代的人確實得了可怕的歷史失憶症，似乎僅僅只能記得幾天前的事，時間若再稍微久一點的事便一無所知，從而也造成過去這二、三十年來的荒唐局面，人渣當道，忠良淪陷，是非易位，黑白顛倒。 <text:line-break/><text:line-break/>講這些事很煩，如此明明白白的事，講起來卻居然像在講什麼違反常識的奇談怪論似的，很難找到認同者。我因此常有個心得，那就是人們之易於洗腦與操控的程度，非常不可思議。當人們如此好騙時，你想，政治詐騙集團能不猖獗嗎？ <text:line-break/><text:line-break/>陳真 2018. 11. 06. <text:line-break/><text:line-break/>==================== <text:line-break/>歷史轉折的雜技表演 <text:line-break/><text:line-break/>資深媒體人專欄 <text:line-break/><text:line-break/>中國時報 <text:line-break/>2017年12月 20日 <text:line-break/><text:line-break/>作者：徐宗懋 <text:line-break/><text:line-break/>(節錄。全文請見：https://goo.gl/cRHrE5) <text:line-break/><text:line-break/>稍早，作家小野談到過去得到金馬獎最佳編劇的光榮經歷。據外界所知，那是他用不當黨產中影的錢拍攝的電影，或者代理發行的片子，所得到的編劇獎項。小野是在中美斷交後，應邀協助黨國單位企畫拍攝宣揚中國愛國主義電影，讓年輕人對祖國無比嚮往，他也用不當黨產的錢養兒育女，功成名就。然而今天他只強調自己當年如何對付蠻橫的文工會，巧妙轉身為潛藏在黨國組織裡的民主鬥士。如此還能對莘莘學子輕言細語，姿態之優雅當然非俗氣的補教名師所能相比！ <text:line-break/><text:line-break/>依我所見，這種在歷史轉折中的奇幻現象，本質上是一種政治特技表演，或者帶著雜技性質，非1、2人而已，而是政治氛圍下的一大群人。民進黨二次上台以後，綠媒上面出現不少原來藍軍的要角，他們唯一的角色就是罵國民黨和國民黨執政時的政策，包括貶低兩位蔣總統，很不留情。這些人士包括了原來激進的新黨人士 (陳真按：應指姚立明)，以前跟台獨激烈衝突過，現在變成幫台獨打頭陣；也有曾經是國民黨的發言人，現在倒過來成為不當黨產會的委員 (陳真按：指楊偉中)，過去領黨產的薪水，現在回頭過來批判黨產的正當性，臉不紅氣不喘。綠媒當然樂於利用這種沒有榮譽感和廉恥心的角色來批判國民黨。 <text:line-break/><text:line-break/>有時，我難免會想，到底他們是哪裡派來的？在對敵諜報作戰中有一個基本的技巧，即派人潛入對方的陣營，扮演對方最激進的角色。目的有二：其一，深入敵方陣營得以進行第一手的評估。其二，牽制對方的戰略選項，將其引導至最激進的道路，提供我方鎮壓的正當性。「二二八事變」處理委員會最後的激進化，事後證明都是特工故意潛入引導的，這是很簡單的技巧。倒過來判斷，一些我方來路不明的人突然變得很激進，通常是對方武力鎮壓的前兆。這些原來藍營人士是否也是此作用呢？ <text:line-break/><text:line-break/>後來我深思一下，覺得不可能，他們沒那麼大的膽量和本事，充其量只是時代轉折中政治雜技表演者罷了。 <text:line-break/><text:line-break/>=============== <text:line-break/>那些受惠不當黨產的人 <text:line-break/><text:line-break/>資深媒體人專欄 <text:line-break/><text:line-break/>2017年04月25日 <text:line-break/>作者：徐宗懋 <text:line-break/><text:line-break/>(節錄。全文請見：https://goo.gl/JZggNd) <text:line-break/><text:line-break/>民進黨全面執政後，成立了超級機關「黨產會」，全力追查國民黨的「不義黨產」，將救國團、婦聯會等都打成「國民黨附隨組織」，甚至連已經轉賣的中影公司也要追究。 <text:line-break/><text:line-break/>小野和吳念真這些當年領「不義黨產」工資，拿「不義黨產」拍戲的文化人，如今都保持了沉默，這多少可以理解，何必無故淌今天的政治渾水呢？倒是小野，從不提自己受恩，而是倒過來把當年他在中影的上級形容成敵人，把自己說成潛在敵人內部的民主特工。如此，領「不義黨產」工資以及受「不義黨產」提拔的過往，巧妙地轉化成自己民主奮鬥的光榮史，而且到處跟年輕人講。像這樣領「不義黨產」工資的人，把自己的過去說得如此盪氣迴腸，真是神乎其技！ <text:line-break/><text:line-break/>近來許多評論者喜歡引用政治思想家漢娜鄂蘭的名著《平庸的邪惡》，說明綠色執政以「轉型正義」為名，行扭曲歷史和法西斯政治之實。其實中影的今昔又何嘗不是如此？過去領「不義黨產」工資、今天又反咬一口的人，是投機？邪惡？其實都不是，只是平庸而已！可以想像，正是因為這種平庸，當未來又換了日月天地的時候，到時候又有多少人說，今天自己不過是潛伏在綠營中的中華民族志士呢！ <text:line-break/><text:line-break/>（作者為資深媒體人，徐宗懋圖文館facebook） <text:line-break/><text:line-break/>============= <text:line-break/>拍影片挺陳其邁 小野：我是第一個 之後還有其他「震撼彈」 <text:line-break/><text:line-break/>Yahoo奇摩（即時新聞） <text:line-break/><text:line-break/>2018年11月6日 <text:line-break/><text:line-break/>台北市長柯文哲競選總幹事小野拍影片表達支持民進黨高雄市長參選人陳其邁，他今天說，這件事對不起柯文哲，他是與一群朋友共同拍攝，剛好他是第一個，後續還會有「震撼彈」。 <text:line-break/><text:line-break/>這支名為「我是挺其邁的」影片裡，小野回憶在國民黨執政的時期，高雄給人的印象是文化沙漠，讓高雄變成文化沙漠，當然是國民黨打壓文化發展的責任，導致高雄缺少輿論的話語權。</text:p>
      <text:p text:style-name="P1">陳真   |  2018.11.05 03:07   |   <text:a xlink:type="simple" xlink:href="http://palinfo.habago.org/Entry?Command=Information_PrintForum&amp;iPage=49#FORUM37041"><text:span text:style-name="T1">#</text:span></text:a></text:p>
      <text:p text:style-name="P2">過去支持廢除死刑，但這十多年來改變了想法，主要是因為我發現，就痛苦而言，死刑並不會比長期監禁更加殘酷。在我的道德認知裏，痛苦本身才是道德關切的核心，而非生命。生命之所以值得尊重與憐惜是因為，哪怕只是細微如一隻甲蟲的生命都能感受到巨大的痛苦。出於對痛苦的惻隱之心，"儘可能減少過行刑程中之痛苦" 的死刑方式，其實並不會比長期甚至終生監禁更加殘酷。這是我不再反對死刑的主要原因。 <text:line-break/><text:line-break/>至於次要原因則是因為：許多犯行之冷血，往往讓我感到不可思議，感到一種絕望。如果當事人無法真心悔改，那麼，死刑何嘗不是對於為惡之當事人的某種憐憫？ <text:line-break/><text:line-break/>市面上的各種罪行，其實絕大多數我都能想像，都能體會，或多或少也都能諒解當事人出於種種主客觀因素包括疾病本身所導致的一種失控。但有一種罪行卻開了我的眼界，那就是諸如美國以及人渣黨之所作所為，讓我明白：原來人性之卑劣、貪婪與齷齪可以到達這樣一種令人不可思議的地步。 <text:line-break/><text:line-break/>如果只是寫這樣，你大概很難理解我所企圖表達的意思。姑且不用長篇大論，但你不妨想想，倘若你清楚知道比方說美國這幾十年來的恐怖血腥侵略、殺害至少上千萬人，無非就只是為了謀取私人暴利，你真的還會認為針對這樣一些罪無可赦的人渣政客依法處死是很殘酷的野蠻行為嗎？就如Noam Chomsky所說，如果依照紐倫堡大審對於納粹的量刑標準，那麼，所有美國總統全部都應該送上斷頭台。 <text:line-break/><text:line-break/>除了這類不管在法律上或道德上的巨大罪惡之外，比較微妙而難以說明的卻是諸如像人渣黨那類等級的罪行。 <text:line-break/><text:line-break/>人們常說：法律是最低限度的道德。但在我的認知裏，道德與法律是兩種不同概念，或有部份交集，但其意義大小之裁量方式卻相去甚遠。一個表面上所謂合法的行為，很可能在道德上罪大惡極。反之，一樁重大違法之事，比方說破壞核武基地設施，卻很可能在道德上令人景仰。在某個意義上，法律其實就像一種階級商品，僅僅屬於少數人。 <text:line-break/><text:line-break/>你看，那些吃得腦滿腸肥的無恥人渣政客及其爪牙和走狗文人們，需要拼了一條命拿把槍去搶銀行嗎？當然不需要。這並不是因為他們很守法，而是因為他們根本不需以那樣一種賣命的方式去犯法，照樣能撈盡油水。可別跟我說你無法理解為何人渣們可以如此優雅地、滿口漂亮話地吃香喝辣、上下其手。撈錢的管道，一般人就算不知全盤，至少也該知道比方說卡位、分贓自肥、搶資源、關說、包娼包賭包工程、賣官鬻爵與酬庸、雞犬昇天及內線交易與炒地皮等等行為。 <text:line-break/><text:line-break/>如果光是撈錢謀取私利 "本身"，其實還不會讓我痛恨。可恨之處不在於罪行 "本身" 的大小 (那是法律概念)，而是在於罪行究竟是在一種什麼樣的情況下發生，由此才能評價其道德意義。舉個當下的例子，選舉快到了，在高雄到處可看到人渣黨候選人的看板，上面總是寫著："韓國瑜主張消滅母語，我堅決主張捍衛母語"。可是，韓國瑜幾時說過要消滅母語？他說，母語有那麼多種，在家學就好，在學校不如就專心學好中文和英文即可。這樣一個明明白白的陳述，卻居然可以被人渣黨給大規模抹黑成韓國瑜及國民黨主張打壓母語、消滅台語。 <text:line-break/><text:line-break/>再舉個例，韓國瑜說，誰要是能夠為高雄創造就業機會，創造10個工作機會就可獲得他的握手，創造100個就可抱一下，創造1000個可以臉頰親一下，創造一萬個的話，那他願意以身相許。他的演講對象是 "高雄姐妹力挺韓國瑜之友會"，說完哄堂大笑。韓國瑜隨即補充說："不要誤會，這是指晚上陪你泡茶聊天的意思"。這樣一個幽默嬉戲談話，居然能夠被人渣黨給扭曲成："想要獲得工作機會，就必須把自己的老婆送去跟韓國瑜睡覺"。難道人渣黨是白癡，聽不懂人話？當然不是。 <text:line-break/><text:line-break/>於是，重點來了，一個人或一個黨，居然永遠都是用這樣一些根本無中生有或睜眼說瞎話的卑劣方法去抹黑造謠時，你還會相信這是一個正直的人、正直的黨嗎？你周遭如果有這種人，你會想跟他做朋友嗎？ <text:line-break/><text:line-break/>回到原先說的這句話：可恨之處不在於罪行 "本身" 的大小 (那是法律概念)，而是在於罪行究竟是在一種什麼樣的情況下發生。簡單說就是：道德情境才是判斷罪行之道德意義大小的關鍵。 <text:line-break/><text:line-break/>殷海光曾經依據不同道德情境，區分出幾種道德回應的狀況。我根據他的說法，區分出更多種道德情境。簡單可以這麼說： <text:line-break/><text:line-break/>1. 當你其實什麼壞事都不用做，只須保持沉默，就能高官厚祿享盡榮華富貴時，你卻反而選擇與邪惡對抗的孤獨痛苦道路，這樣一種道德回應相當崇高，例如甘地或是佛陀、切格瓦拉等等。 <text:line-break/><text:line-break/>2. 其次則是：當你其實什麼壞事都不用做，只須保持沉默，就能明哲保身平安無事時，你卻反而選擇與邪惡對抗的孤獨痛苦道路。 <text:line-break/><text:line-break/>3. 當你其實什麼壞事都不用做，只須表面上稍微假裝配合一下為惡者，就能明哲保身時，你卻絲毫不願意配合。 <text:line-break/><text:line-break/>4. 當你不配合為惡者將招來重大報復時，你只好委曲配合一下。 <text:line-break/><text:line-break/>5. 當你不配合為惡者將招來若干微小的損失例如前途就業之不利時，你卻積極配合為惡或裝聾作啞。 <text:line-break/><text:line-break/>6. 當你不配合為惡者將一點傷害也不會有時，你卻積極配合為惡或裝聾作啞。 <text:line-break/><text:line-break/>7. 當你積極配合為惡，積極充當歹徒的走狗，便能獲得各種個人利益時，你便積極為之。 <text:line-break/><text:line-break/>8. 當你積極配合為惡，積極充當歹徒的走狗，明明知道將很可能傷害無數人的身家性命安全及基本生存時，你卻積極為之，只為了私人利益，毫無下限尺度，不惜毀壞眾生之巨大生存福祉。 <text:line-break/><text:line-break/>從至善到至惡，大約可以簡單分成這幾種。人渣黨毫無疑問屬於第8種，在他眼裏，一切都只是商品，包括整個世界、所有人以及所有理想，全是藉以撈錢奪權的一種工具與商品。你看這些人渣，長年以來，一心積極就是希望挑起兩岸的紛亂甚至戰亂與仇恨，卻只是為了謀取個人利益，而不是基於任何理念價值或立場，純粹就是為了私利，不惜毀滅眾生。 <text:line-break/><text:line-break/>殷海光似乎認為，5, 6, 7, 8這幾種行為在道德上都令人難以接受。他認為，4是道德上值得包容的。依我看，大部份人似乎落在 4, 5, 6這三種。人渣屬於7, 8，而2,3算是仁人志士，1 則可以說是聖徒了。</text:p>
      <text:p text:style-name="P1">陳真   |  2018.11.02 09:40   |   <text:a xlink:type="simple" xlink:href="http://palinfo.habago.org/Entry?Command=Information_PrintForum&amp;iPage=49#FORUM37040"><text:span text:style-name="T1">#</text:span></text:a></text:p>
      <text:p text:style-name="P3">我過去支持廢除死刑，但這十多年來改變了想法，主要是因為我發現，就痛苦而言，死刑並不會比長期監禁更加殘酷。在我的道德認知裏，痛苦本身才是道德關切的核心，而非生命。生命之所以值得尊重與憐惜是因為，哪怕只是細微如一隻甲蟲的生命都能感受到巨大的痛苦。出於對痛苦的惻隱之心，"盡可能減少過程中之痛苦" 的死刑，其實並不會比長期甚至終生監禁更殘酷。這是我不再反對死刑的主要原因。 <text:line-break/><text:line-break/>至於次要原因則是因為：許多犯行之冷血，往往讓我感到不可思議，感到一種絕望。如果當事人無法真心悔改，那麼，死刑何嘗不是對於為惡之當事人的某種憐憫？ <text:line-break/><text:line-break/>市面上的各種罪行，其實絕大多數我都能想像，都能體會，或多或少都能諒解當事人出於種種主客觀因素包括疾病本身所導致的一種失控。但有一種罪行卻開了我的眼界，那就是人渣黨之所作所為，讓我明白：原來人性之卑劣、貪婪與齷齪可以到達這樣一種令人不可思議的地步。 <text:line-break/><text:line-break/>生活忙，先寫這樣，待續。</text:p>
      <text:p text:style-name="P1">陳真   |  2018.11.02 09:18   |   <text:a xlink:type="simple" xlink:href="http://palinfo.habago.org/Entry?Command=Information_PrintForum&amp;iPage=49#FORUM37039"><text:span text:style-name="T1">#</text:span></text:a></text:p>
      <text:p text:style-name="P2">所謂 "總統" 蔡英文，不折不扣就是個貪污濫權無惡不作的舊國民黨餘孽，是個窩囊沒出息的人渣，日本老賊、台奸漢奸李登輝長期豢養的一條狗。 <text:line-break/><text:line-break/>陳真 2018. 11. 02. <text:line-break/><text:line-break/>============= <text:line-break/>網上不能「詆毀」蔡總統 國安局緊盯你我臉書 <text:line-break/><text:line-break/>2018-11-01 <text:line-break/><text:line-break/>聯合報 記者洪哲政╱即時報導 <text:line-break/><text:line-break/>國安局長彭勝竹(右一)今天在立法院證實，國安局確實監控臉書等公開網路社群，偵蒐包括詆毀國家元首等四大影響國安的情資，「只要是公開的」、「國安局只對公開網路像是臉書的社群才會作蒐集」。 <text:line-break/><text:line-break/>國安局：中共介入引導輿論 <text:line-break/><text:line-break/>國安局昨晚更發出新聞稿，強調中共及境外敵對勢力主動介入，引導網路輿論發展方向，藉「不實訊息」汙衊元首，意圖影響總統三軍統帥職權，干擾國家機制運作，打擊政府威信，影響民心士氣，才將「詆毀國家元首」列為蒐報爭議訊息的面向。</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187.4</meta:generator>
  </office:meta>
</office:document-meta>
</file>